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82.2pt"/>
    </style:style>
    <style:style style:name="co5" style:family="table-column">
      <style:table-column-properties fo:break-before="auto" style:column-width="32.46pt"/>
    </style:style>
    <style:style style:name="co6" style:family="table-column">
      <style:table-column-properties fo:break-before="auto" style:column-width="37.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10.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3.74pt"/>
    </style:style>
    <style:style style:name="co11" style:family="table-column">
      <style:table-column-properties fo:break-before="auto" style:column-width="47.76pt"/>
    </style:style>
    <style:style style:name="co12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6" style:family="table-cell" style:parent-style-name="Default" style:data-style-name="N2">
      <style:table-cell-properties fo:border-bottom="none" fo:border-left="0.99pt groove #000000" fo:border-right="0.99pt groove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1" table:style-name="ta1">
        <table:shapes>
          <draw:frame draw:z-index="0" draw:style-name="gr1" draw:text-style-name="P1" svg:width="688pt" svg:height="345pt" svg:x="5136.01pt" svg:y="283.8pt">
            <draw:object draw:notify-on-update-of-ranges="sh1.BZ1:sh1.CG1 sh1.BY2:sh1.BY2 sh1.BZ2:sh1.CG2 sh1.BZ4:sh1.CG4 sh1.BZ4:sh1.CG4 sh1.BY3:sh1.BY3 sh1.BZ3:sh1.CG3 sh1.BZ5:sh1.CG5 sh1.BZ5:sh1.C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5133.88pt" svg:y="640.01pt">
            <draw:object draw:notify-on-update-of-ranges="sh1.BZ14:sh1.CG14 sh1.BY15:sh1.BY15 sh1.BZ15:sh1.CG15 sh1.BZ17:sh1.CG17 sh1.BZ17:sh1.CG17 sh1.BY16:sh1.BY16 sh1.BZ16:sh1.CG16 sh1.BZ18:sh1.CG18 sh1.BZ18:sh1.C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table:style-name="ce4"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number-columns-repeated="3"/>
          <table:table-cell table:style-name="ce11" office:value-type="string" calcext:value-type="string" table:number-columns-spanned="1" table:number-rows-spanned="6">
            <text:p>Copertura totale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7" calcext:value-type="float">
            <text:p>1487</text:p>
          </table:table-cell>
          <table:table-cell office:value-type="float" office:value="32" calcext:value-type="float">
            <text:p>32</text:p>
          </table:table-cell>
          <table:table-cell table:style-name="ce1" table:formula="of:=[.C2]/[.A2]*100" office:value-type="float" office:value="78.0577427821522" calcext:value-type="float">
            <text:p>78.06</text:p>
          </table:table-cell>
          <table:table-cell table:style-name="ce1" table:formula="of:=[.D2]/[.B2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1" calcext:value-type="float">
            <text:p>1741</text:p>
          </table:table-cell>
          <table:table-cell office:value-type="float" office:value="46" calcext:value-type="float">
            <text:p>46</text:p>
          </table:table-cell>
          <table:table-cell table:style-name="ce1" table:formula="of:=[.I2]/[.G2]*100" office:value-type="float" office:value="91.3910761154856" calcext:value-type="float">
            <text:p>91.39</text:p>
          </table:table-cell>
          <table:table-cell table:style-name="ce1" table:formula="of:=[.J2]/[.H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88" calcext:value-type="float">
            <text:p>1088</text:p>
          </table:table-cell>
          <table:table-cell office:value-type="float" office:value="26" calcext:value-type="float">
            <text:p>26</text:p>
          </table:table-cell>
          <table:table-cell table:style-name="ce1" table:formula="of:=[.O2]/[.M2]*100" office:value-type="float" office:value="57.1128608923885" calcext:value-type="float">
            <text:p>57.11</text:p>
          </table:table-cell>
          <table:table-cell table:style-name="ce1" table:formula="of:=[.P2]/[.N2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2" calcext:value-type="float">
            <text:p>1432</text:p>
          </table:table-cell>
          <table:table-cell office:value-type="float" office:value="26" calcext:value-type="float">
            <text:p>26</text:p>
          </table:table-cell>
          <table:table-cell table:style-name="ce1" table:formula="of:=[.U2]/[.S2]*100" office:value-type="float" office:value="75.1706036745407" calcext:value-type="float">
            <text:p>75.17</text:p>
          </table:table-cell>
          <table:table-cell table:style-name="ce1" table:formula="of:=[.V2]/[.T2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9" calcext:value-type="float">
            <text:p>1339</text:p>
          </table:table-cell>
          <table:table-cell office:value-type="float" office:value="41" calcext:value-type="float">
            <text:p>41</text:p>
          </table:table-cell>
          <table:table-cell table:style-name="ce1" table:formula="of:=[.AA2]/[.Y2]*100" office:value-type="float" office:value="70.2887139107612" calcext:value-type="float">
            <text:p>70.29</text:p>
          </table:table-cell>
          <table:table-cell table:style-name="ce1" table:formula="of:=[.AB2]/[.Z2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7" calcext:value-type="float">
            <text:p>1817</text:p>
          </table:table-cell>
          <table:table-cell office:value-type="float" office:value="46" calcext:value-type="float">
            <text:p>46</text:p>
          </table:table-cell>
          <table:table-cell table:style-name="ce1" table:formula="of:=[.AG2]/[.AE2]*100" office:value-type="float" office:value="95.3805774278215" calcext:value-type="float">
            <text:p>95.38</text:p>
          </table:table-cell>
          <table:table-cell table:style-name="ce6" table:formula="of:=[.AH2]/[.AF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3" calcext:value-type="float">
            <text:p>1673</text:p>
          </table:table-cell>
          <table:table-cell office:value-type="float" office:value="40" calcext:value-type="float">
            <text:p>40</text:p>
          </table:table-cell>
          <table:table-cell table:style-name="ce1" table:formula="of:=[.AM2]/[.AK2]*100" office:value-type="float" office:value="87.8215223097113" calcext:value-type="float">
            <text:p>87.82</text:p>
          </table:table-cell>
          <table:table-cell table:style-name="ce13" table:formula="of:=[.AN2]/[.AL2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1" calcext:value-type="float">
            <text:p>1791</text:p>
          </table:table-cell>
          <table:table-cell office:value-type="float" office:value="46" calcext:value-type="float">
            <text:p>46</text:p>
          </table:table-cell>
          <table:table-cell table:style-name="ce1" table:formula="of:=[.AS2]/[.AQ2]*100" office:value-type="float" office:value="94.0157480314961" calcext:value-type="float">
            <text:p>94.02</text:p>
          </table:table-cell>
          <table:table-cell table:style-name="ce13" table:formula="of:=[.AT2]/[.AR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table:formula="of:=[.AY2]/[.AW2]*100" office:value-type="float" office:value="1.67979002624672" calcext:value-type="float">
            <text:p>1.68</text:p>
          </table:table-cell>
          <table:table-cell table:style-name="ce13" table:formula="of:=[.AZ2]/[.AX2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table:style-name="ce1" table:formula="of:=[.BE2]/[.BC2]*100" office:value-type="float" office:value="38.3727034120735" calcext:value-type="float">
            <text:p>38.37</text:p>
          </table:table-cell>
          <table:table-cell table:style-name="ce13" table:formula="of:=[.BF2]/[.BD2]*100" office:value-type="float" office:value="23.9130434782609" calcext:value-type="float">
            <text:p>2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1" calcext:value-type="float">
            <text:p>1601</text:p>
          </table:table-cell>
          <table:table-cell office:value-type="float" office:value="42" calcext:value-type="float">
            <text:p>42</text:p>
          </table:table-cell>
          <table:table-cell table:style-name="ce1" table:formula="of:=[.BK2]/[.BI2]*100" office:value-type="float" office:value="84.0419947506562" calcext:value-type="float">
            <text:p>84.04</text:p>
          </table:table-cell>
          <table:table-cell table:style-name="ce13" table:formula="of:=[.BL2]/[.BJ2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2" calcext:value-type="float">
            <text:p>1762</text:p>
          </table:table-cell>
          <table:table-cell office:value-type="float" office:value="46" calcext:value-type="float">
            <text:p>46</text:p>
          </table:table-cell>
          <table:table-cell table:style-name="ce1" table:formula="of:=[.BQ2]/[.BO2]*100" office:value-type="float" office:value="92.49343832021" calcext:value-type="float">
            <text:p>92.49</text:p>
          </table:table-cell>
          <table:table-cell table:style-name="ce13" table:formula="of:=[.BR2]/[.BP2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Marco</text:p>
          </table:table-cell>
          <table:table-cell table:style-name="ce1" table:formula="of:=AVERAGE([.E2:.E61])" office:value-type="float" office:value="67.7795275590551" calcext:value-type="float">
            <text:p>67.78</text:p>
          </table:table-cell>
          <table:table-cell table:style-name="ce1" table:formula="of:=AVERAGE([.K2:.K61])" office:value-type="float" office:value="92.6280954011183" calcext:value-type="float">
            <text:p>92.63</text:p>
          </table:table-cell>
          <table:table-cell table:style-name="ce1"/>
          <table:table-cell table:style-name="ce1" table:formula="of:=AVERAGE([.Q2:.Q61])" office:value-type="float" office:value="68.7552353828112" calcext:value-type="float">
            <text:p>68.76</text:p>
          </table:table-cell>
          <table:table-cell table:style-name="ce1" table:formula="of:=AVERAGE([.W2:.W61])" office:value-type="float" office:value="71.5991056673471" calcext:value-type="float">
            <text:p>71.60</text:p>
          </table:table-cell>
          <table:table-cell table:style-name="ce1"/>
          <table:table-cell table:style-name="ce1" table:formula="of:=AVERAGE([.AC2:.AC61])" office:value-type="float" office:value="69.8568360773085" calcext:value-type="float">
            <text:p>69.86</text:p>
          </table:table-cell>
          <table:table-cell table:style-name="ce1" table:formula="of:=AVERAGE([.AI2:.AI61])" office:value-type="float" office:value="93.8519323015658" calcext:value-type="float">
            <text:p>93.8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75" calcext:value-type="float">
            <text:p>1375</text:p>
          </table:table-cell>
          <table:table-cell office:value-type="float" office:value="33" calcext:value-type="float">
            <text:p>33</text:p>
          </table:table-cell>
          <table:table-cell table:style-name="ce1" table:formula="of:=[.C3]/[.A3]*100" office:value-type="float" office:value="72.1784776902887" calcext:value-type="float">
            <text:p>72.18</text:p>
          </table:table-cell>
          <table:table-cell table:style-name="ce1" table:formula="of:=[.D3]/[.B3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9" calcext:value-type="float">
            <text:p>1739</text:p>
          </table:table-cell>
          <table:table-cell office:value-type="float" office:value="44" calcext:value-type="float">
            <text:p>44</text:p>
          </table:table-cell>
          <table:table-cell table:style-name="ce1" table:formula="of:=[.I3]/[.G3]*100" office:value-type="float" office:value="91.2860892388452" calcext:value-type="float">
            <text:p>91.29</text:p>
          </table:table-cell>
          <table:table-cell table:style-name="ce1" table:formula="of:=[.J3]/[.H3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1" calcext:value-type="float">
            <text:p>1431</text:p>
          </table:table-cell>
          <table:table-cell office:value-type="float" office:value="32" calcext:value-type="float">
            <text:p>32</text:p>
          </table:table-cell>
          <table:table-cell table:style-name="ce1" table:formula="of:=[.O3]/[.M3]*100" office:value-type="float" office:value="75.1181102362205" calcext:value-type="float">
            <text:p>75.12</text:p>
          </table:table-cell>
          <table:table-cell table:style-name="ce1" table:formula="of:=[.P3]/[.N3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18" calcext:value-type="float">
            <text:p>1618</text:p>
          </table:table-cell>
          <table:table-cell office:value-type="float" office:value="33" calcext:value-type="float">
            <text:p>33</text:p>
          </table:table-cell>
          <table:table-cell table:style-name="ce1" table:formula="of:=[.U3]/[.S3]*100" office:value-type="float" office:value="84.9343832020997" calcext:value-type="float">
            <text:p>84.93</text:p>
          </table:table-cell>
          <table:table-cell table:style-name="ce1" table:formula="of:=[.V3]/[.T3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76" calcext:value-type="float">
            <text:p>1376</text:p>
          </table:table-cell>
          <table:table-cell office:value-type="float" office:value="35" calcext:value-type="float">
            <text:p>35</text:p>
          </table:table-cell>
          <table:table-cell table:style-name="ce1" table:formula="of:=[.AA3]/[.Y3]*100" office:value-type="float" office:value="72.2309711286089" calcext:value-type="float">
            <text:p>72.23</text:p>
          </table:table-cell>
          <table:table-cell table:style-name="ce1" table:formula="of:=[.AB3]/[.Z3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7" calcext:value-type="float">
            <text:p>1767</text:p>
          </table:table-cell>
          <table:table-cell office:value-type="float" office:value="43" calcext:value-type="float">
            <text:p>43</text:p>
          </table:table-cell>
          <table:table-cell table:style-name="ce1" table:formula="of:=[.AG3]/[.AE3]*100" office:value-type="float" office:value="92.755905511811" calcext:value-type="float">
            <text:p>92.76</text:p>
          </table:table-cell>
          <table:table-cell table:style-name="ce6" table:formula="of:=[.AH3]/[.AF3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80" calcext:value-type="float">
            <text:p>1580</text:p>
          </table:table-cell>
          <table:table-cell office:value-type="float" office:value="44" calcext:value-type="float">
            <text:p>44</text:p>
          </table:table-cell>
          <table:table-cell table:style-name="ce1" table:formula="of:=[.AM3]/[.AK3]*100" office:value-type="float" office:value="82.9396325459318" calcext:value-type="float">
            <text:p>82.94</text:p>
          </table:table-cell>
          <table:table-cell table:style-name="ce13" table:formula="of:=[.AN3]/[.AL3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 table:style-name="ce1" table:formula="of:=[.AS3]/[.AQ3]*100" office:value-type="float" office:value="96.2729658792651" calcext:value-type="float">
            <text:p>96.27</text:p>
          </table:table-cell>
          <table:table-cell table:style-name="ce13" table:formula="of:=[.AT3]/[.AR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73" calcext:value-type="float">
            <text:p>1273</text:p>
          </table:table-cell>
          <table:table-cell office:value-type="float" office:value="20" calcext:value-type="float">
            <text:p>20</text:p>
          </table:table-cell>
          <table:table-cell table:style-name="ce1" table:formula="of:=[.AY3]/[.AW3]*100" office:value-type="float" office:value="66.8241469816273" calcext:value-type="float">
            <text:p>66.82</text:p>
          </table:table-cell>
          <table:table-cell table:style-name="ce13" table:formula="of:=[.AZ3]/[.AX3]*100" office:value-type="float" office:value="43.4782608695652" calcext:value-type="float">
            <text:p>4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1" calcext:value-type="float">
            <text:p>1541</text:p>
          </table:table-cell>
          <table:table-cell office:value-type="float" office:value="32" calcext:value-type="float">
            <text:p>32</text:p>
          </table:table-cell>
          <table:table-cell table:style-name="ce1" table:formula="of:=[.BE3]/[.BC3]*100" office:value-type="float" office:value="80.8923884514436" calcext:value-type="float">
            <text:p>80.89</text:p>
          </table:table-cell>
          <table:table-cell table:style-name="ce13" table:formula="of:=[.BF3]/[.BD3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6" calcext:value-type="float">
            <text:p>1626</text:p>
          </table:table-cell>
          <table:table-cell office:value-type="float" office:value="41" calcext:value-type="float">
            <text:p>41</text:p>
          </table:table-cell>
          <table:table-cell table:style-name="ce1" table:formula="of:=[.BK3]/[.BI3]*100" office:value-type="float" office:value="85.3543307086614" calcext:value-type="float">
            <text:p>85.35</text:p>
          </table:table-cell>
          <table:table-cell table:style-name="ce13" table:formula="of:=[.BL3]/[.BJ3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6" calcext:value-type="float">
            <text:p>1766</text:p>
          </table:table-cell>
          <table:table-cell office:value-type="float" office:value="46" calcext:value-type="float">
            <text:p>46</text:p>
          </table:table-cell>
          <table:table-cell table:style-name="ce1" table:formula="of:=[.BQ3]/[.BO3]*100" office:value-type="float" office:value="92.7034120734908" calcext:value-type="float">
            <text:p>92.70</text:p>
          </table:table-cell>
          <table:table-cell table:style-name="ce13" table:formula="of:=[.BR3]/[.BP3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Jordan</text:p>
          </table:table-cell>
          <table:table-cell table:style-name="ce1" table:formula="of:=AVERAGE([.AO2:.AO31])" office:value-type="float" office:value="84.9418822647169" calcext:value-type="float">
            <text:p>84.94</text:p>
          </table:table-cell>
          <table:table-cell table:style-name="ce1" table:formula="of:=AVERAGE([.AU2:.AU31])" office:value-type="float" office:value="94.9364021804967" calcext:value-type="float">
            <text:p>94.94</text:p>
          </table:table-cell>
          <table:table-cell/>
          <table:table-cell table:style-name="ce1" table:formula="of:=AVERAGE([.BA2:.BA31])" office:value-type="float" office:value="61.0778652668416" calcext:value-type="float">
            <text:p>61.08</text:p>
          </table:table-cell>
          <table:table-cell table:style-name="ce1" table:formula="of:=AVERAGE([.BG2:.BG31])" office:value-type="float" office:value="52.3359580052493" calcext:value-type="float">
            <text:p>52.34</text:p>
          </table:table-cell>
          <table:table-cell/>
          <table:table-cell table:style-name="ce1" table:formula="of:=AVERAGE([.BM2:.BM31])" office:value-type="float" office:value="83.3814523184602" calcext:value-type="float">
            <text:p>83.38</text:p>
          </table:table-cell>
          <table:table-cell table:style-name="ce1" table:formula="of:=AVERAGE([.BS2:.BS31])" office:value-type="float" office:value="92.5826771653543" calcext:value-type="float">
            <text:p>92.5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36" calcext:value-type="float">
            <text:p>1036</text:p>
          </table:table-cell>
          <table:table-cell office:value-type="float" office:value="30" calcext:value-type="float">
            <text:p>30</text:p>
          </table:table-cell>
          <table:table-cell table:style-name="ce1" table:formula="of:=[.C4]/[.A4]*100" office:value-type="float" office:value="54.3832020997375" calcext:value-type="float">
            <text:p>54.38</text:p>
          </table:table-cell>
          <table:table-cell table:style-name="ce1" table:formula="of:=[.D4]/[.B4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4" calcext:value-type="float">
            <text:p>1754</text:p>
          </table:table-cell>
          <table:table-cell office:value-type="float" office:value="45" calcext:value-type="float">
            <text:p>45</text:p>
          </table:table-cell>
          <table:table-cell table:style-name="ce1" table:formula="of:=[.I4]/[.G4]*100" office:value-type="float" office:value="92.0734908136483" calcext:value-type="float">
            <text:p>92.07</text:p>
          </table:table-cell>
          <table:table-cell table:style-name="ce1" table:formula="of:=[.J4]/[.H4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table:style-name="ce1" table:formula="of:=[.O4]/[.M4]*100" office:value-type="float" office:value="68.241469816273" calcext:value-type="float">
            <text:p>68.24</text:p>
          </table:table-cell>
          <table:table-cell table:style-name="ce1" table:formula="of:=[.P4]/[.N4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1" calcext:value-type="float">
            <text:p>1301</text:p>
          </table:table-cell>
          <table:table-cell office:value-type="float" office:value="40" calcext:value-type="float">
            <text:p>40</text:p>
          </table:table-cell>
          <table:table-cell table:style-name="ce1" table:formula="of:=[.U4]/[.S4]*100" office:value-type="float" office:value="68.2939632545932" calcext:value-type="float">
            <text:p>68.29</text:p>
          </table:table-cell>
          <table:table-cell table:style-name="ce1" table:formula="of:=[.V4]/[.T4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69" calcext:value-type="float">
            <text:p>1469</text:p>
          </table:table-cell>
          <table:table-cell office:value-type="float" office:value="34" calcext:value-type="float">
            <text:p>34</text:p>
          </table:table-cell>
          <table:table-cell table:style-name="ce1" table:formula="of:=[.AA4]/[.Y4]*100" office:value-type="float" office:value="77.1128608923884" calcext:value-type="float">
            <text:p>77.11</text:p>
          </table:table-cell>
          <table:table-cell table:style-name="ce1" table:formula="of:=[.AB4]/[.Z4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0" calcext:value-type="float">
            <text:p>1740</text:p>
          </table:table-cell>
          <table:table-cell office:value-type="float" office:value="46" calcext:value-type="float">
            <text:p>46</text:p>
          </table:table-cell>
          <table:table-cell table:style-name="ce1" table:formula="of:=[.AG4]/[.AE4]*100" office:value-type="float" office:value="91.3385826771654" calcext:value-type="float">
            <text:p>91.34</text:p>
          </table:table-cell>
          <table:table-cell table:style-name="ce6" table:formula="of:=[.AH4]/[.AF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9" calcext:value-type="float">
            <text:p>1629</text:p>
          </table:table-cell>
          <table:table-cell office:value-type="float" office:value="30" calcext:value-type="float">
            <text:p>30</text:p>
          </table:table-cell>
          <table:table-cell table:style-name="ce1" table:formula="of:=[.AM4]/[.AK4]*100" office:value-type="float" office:value="85.511811023622" calcext:value-type="float">
            <text:p>85.51</text:p>
          </table:table-cell>
          <table:table-cell table:style-name="ce13" table:formula="of:=[.AN4]/[.AL4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9" calcext:value-type="float">
            <text:p>1819</text:p>
          </table:table-cell>
          <table:table-cell office:value-type="float" office:value="46" calcext:value-type="float">
            <text:p>46</text:p>
          </table:table-cell>
          <table:table-cell table:style-name="ce1" table:formula="of:=[.AS4]/[.AQ4]*100" office:value-type="float" office:value="95.4855643044619" calcext:value-type="float">
            <text:p>95.49</text:p>
          </table:table-cell>
          <table:table-cell table:style-name="ce13" table:formula="of:=[.AT4]/[.AR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9" calcext:value-type="float">
            <text:p>1309</text:p>
          </table:table-cell>
          <table:table-cell office:value-type="float" office:value="35" calcext:value-type="float">
            <text:p>35</text:p>
          </table:table-cell>
          <table:table-cell table:style-name="ce1" table:formula="of:=[.AY4]/[.AW4]*100" office:value-type="float" office:value="68.7139107611548" calcext:value-type="float">
            <text:p>68.71</text:p>
          </table:table-cell>
          <table:table-cell table:style-name="ce13" table:formula="of:=[.AZ4]/[.AX4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style-name="ce1" table:formula="of:=[.BE4]/[.BC4]*100" office:value-type="float" office:value="28.3464566929134" calcext:value-type="float">
            <text:p>28.35</text:p>
          </table:table-cell>
          <table:table-cell table:style-name="ce13" table:formula="of:=[.BF4]/[.BD4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2" calcext:value-type="float">
            <text:p>1542</text:p>
          </table:table-cell>
          <table:table-cell office:value-type="float" office:value="42" calcext:value-type="float">
            <text:p>42</text:p>
          </table:table-cell>
          <table:table-cell table:style-name="ce1" table:formula="of:=[.BK4]/[.BI4]*100" office:value-type="float" office:value="80.9448818897638" calcext:value-type="float">
            <text:p>80.94</text:p>
          </table:table-cell>
          <table:table-cell table:style-name="ce13" table:formula="of:=[.BL4]/[.BJ4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8" calcext:value-type="float">
            <text:p>1758</text:p>
          </table:table-cell>
          <table:table-cell office:value-type="float" office:value="46" calcext:value-type="float">
            <text:p>46</text:p>
          </table:table-cell>
          <table:table-cell table:style-name="ce1" table:formula="of:=[.BQ4]/[.BO4]*100" office:value-type="float" office:value="92.2834645669291" calcext:value-type="float">
            <text:p>92.28</text:p>
          </table:table-cell>
          <table:table-cell table:style-name="ce13" table:formula="of:=[.BR4]/[.BP4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Marco</text:p>
          </table:table-cell>
          <table:table-cell table:style-name="ce1" table:formula="of:=CONFIDENCE(0.05; STDEV([.E2:.E61]); COUNTA([.E2:.E61]))" office:value-type="float" office:value="3.60817847842791" calcext:value-type="float">
            <text:p>3.61</text:p>
          </table:table-cell>
          <table:table-cell table:style-name="ce1" table:formula="of:=CONFIDENCE(0.05; STDEV([.K2:.K61]); COUNTA([.K2:.K61]))" office:value-type="float" office:value="0.882373260970272" calcext:value-type="float">
            <text:p>0.88</text:p>
          </table:table-cell>
          <table:table-cell table:style-name="ce1"/>
          <table:table-cell table:style-name="ce1" table:formula="of:=CONFIDENCE(0.05; STDEV([.Q2:.Q61]); COUNTA([.Q2:.Q61]))" office:value-type="float" office:value="1.95120705013856" calcext:value-type="float">
            <text:p>1.95</text:p>
          </table:table-cell>
          <table:table-cell table:style-name="ce1" table:formula="of:=CONFIDENCE(0.05; STDEV([.W2:.W61]); COUNTA([.W2:.W61]))" office:value-type="float" office:value="3.25115064950396" calcext:value-type="float">
            <text:p>3.25</text:p>
          </table:table-cell>
          <table:table-cell table:style-name="ce1"/>
          <table:table-cell table:style-name="ce1" table:formula="of:=CONFIDENCE(0.05; STDEV([.AC2:.AC61]); COUNTA([.AC2:.AC61]))" office:value-type="float" office:value="1.89193297079345" calcext:value-type="float">
            <text:p>1.89</text:p>
          </table:table-cell>
          <table:table-cell table:style-name="ce1" table:formula="of:=CONFIDENCE(0.05; STDEV([.AI2:.AI61]); COUNTA([.AI2:.AI61]))" office:value-type="float" office:value="0.674697280791119" calcext:value-type="float">
            <text:p>0.6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5" calcext:value-type="float">
            <text:p>1245</text:p>
          </table:table-cell>
          <table:table-cell office:value-type="float" office:value="32" calcext:value-type="float">
            <text:p>32</text:p>
          </table:table-cell>
          <table:table-cell table:style-name="ce1" table:formula="of:=[.C5]/[.A5]*100" office:value-type="float" office:value="65.3543307086614" calcext:value-type="float">
            <text:p>65.35</text:p>
          </table:table-cell>
          <table:table-cell table:style-name="ce1" table:formula="of:=[.D5]/[.B5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5" calcext:value-type="float">
            <text:p>1745</text:p>
          </table:table-cell>
          <table:table-cell office:value-type="float" office:value="46" calcext:value-type="float">
            <text:p>46</text:p>
          </table:table-cell>
          <table:table-cell table:style-name="ce1" table:formula="of:=[.I5]/[.G5]*100" office:value-type="float" office:value="91.6010498687664" calcext:value-type="float">
            <text:p>91.60</text:p>
          </table:table-cell>
          <table:table-cell table:style-name="ce1" table:formula="of:=[.J5]/[.H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 table:style-name="ce1" table:formula="of:=[.O5]/[.M5]*100" office:value-type="float" office:value="63.989501312336" calcext:value-type="float">
            <text:p>63.99</text:p>
          </table:table-cell>
          <table:table-cell table:style-name="ce1" table:formula="of:=[.P5]/[.N5]*100" office:value-type="float" office:value="43.4782608695652" calcext:value-type="float">
            <text:p>4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9" calcext:value-type="float">
            <text:p>1489</text:p>
          </table:table-cell>
          <table:table-cell office:value-type="float" office:value="29" calcext:value-type="float">
            <text:p>29</text:p>
          </table:table-cell>
          <table:table-cell table:style-name="ce1" table:formula="of:=[.U5]/[.S5]*100" office:value-type="float" office:value="78.1627296587927" calcext:value-type="float">
            <text:p>78.16</text:p>
          </table:table-cell>
          <table:table-cell table:style-name="ce1" table:formula="of:=[.V5]/[.T5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4" calcext:value-type="float">
            <text:p>1414</text:p>
          </table:table-cell>
          <table:table-cell office:value-type="float" office:value="35" calcext:value-type="float">
            <text:p>35</text:p>
          </table:table-cell>
          <table:table-cell table:style-name="ce1" table:formula="of:=[.AA5]/[.Y5]*100" office:value-type="float" office:value="74.2257217847769" calcext:value-type="float">
            <text:p>74.23</text:p>
          </table:table-cell>
          <table:table-cell table:style-name="ce1" table:formula="of:=[.AB5]/[.Z5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18" calcext:value-type="float">
            <text:p>1718</text:p>
          </table:table-cell>
          <table:table-cell office:value-type="float" office:value="43" calcext:value-type="float">
            <text:p>43</text:p>
          </table:table-cell>
          <table:table-cell table:style-name="ce1" table:formula="of:=[.AG5]/[.AE5]*100" office:value-type="float" office:value="90.1837270341207" calcext:value-type="float">
            <text:p>90.18</text:p>
          </table:table-cell>
          <table:table-cell table:style-name="ce6" table:formula="of:=[.AH5]/[.AF5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3" calcext:value-type="float">
            <text:p>1573</text:p>
          </table:table-cell>
          <table:table-cell office:value-type="float" office:value="44" calcext:value-type="float">
            <text:p>44</text:p>
          </table:table-cell>
          <table:table-cell table:style-name="ce1" table:formula="of:=[.AM5]/[.AK5]*100" office:value-type="float" office:value="82.5721784776903" calcext:value-type="float">
            <text:p>82.57</text:p>
          </table:table-cell>
          <table:table-cell table:style-name="ce13" table:formula="of:=[.AN5]/[.AL5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5" calcext:value-type="float">
            <text:p>1785</text:p>
          </table:table-cell>
          <table:table-cell office:value-type="float" office:value="46" calcext:value-type="float">
            <text:p>46</text:p>
          </table:table-cell>
          <table:table-cell table:style-name="ce1" table:formula="of:=[.AS5]/[.AQ5]*100" office:value-type="float" office:value="93.7007874015748" calcext:value-type="float">
            <text:p>93.70</text:p>
          </table:table-cell>
          <table:table-cell table:style-name="ce13" table:formula="of:=[.AT5]/[.AR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19" calcext:value-type="float">
            <text:p>1219</text:p>
          </table:table-cell>
          <table:table-cell office:value-type="float" office:value="28" calcext:value-type="float">
            <text:p>28</text:p>
          </table:table-cell>
          <table:table-cell table:style-name="ce1" table:formula="of:=[.AY5]/[.AW5]*100" office:value-type="float" office:value="63.989501312336" calcext:value-type="float">
            <text:p>63.99</text:p>
          </table:table-cell>
          <table:table-cell table:style-name="ce13" table:formula="of:=[.AZ5]/[.AX5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807" calcext:value-type="float">
            <text:p>807</text:p>
          </table:table-cell>
          <table:table-cell office:value-type="float" office:value="21" calcext:value-type="float">
            <text:p>21</text:p>
          </table:table-cell>
          <table:table-cell table:style-name="ce1" table:formula="of:=[.BE5]/[.BC5]*100" office:value-type="float" office:value="42.3622047244094" calcext:value-type="float">
            <text:p>42.36</text:p>
          </table:table-cell>
          <table:table-cell table:style-name="ce13" table:formula="of:=[.BF5]/[.BD5]*100" office:value-type="float" office:value="45.6521739130435" calcext:value-type="float">
            <text:p>4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45" calcext:value-type="float">
            <text:p>45</text:p>
          </table:table-cell>
          <table:table-cell table:style-name="ce1" table:formula="of:=[.BK5]/[.BI5]*100" office:value-type="float" office:value="87.8740157480315" calcext:value-type="float">
            <text:p>87.87</text:p>
          </table:table-cell>
          <table:table-cell table:style-name="ce13" table:formula="of:=[.BL5]/[.BJ5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4" calcext:value-type="float">
            <text:p>1794</text:p>
          </table:table-cell>
          <table:table-cell office:value-type="float" office:value="46" calcext:value-type="float">
            <text:p>46</text:p>
          </table:table-cell>
          <table:table-cell table:style-name="ce1" table:formula="of:=[.BQ5]/[.BO5]*100" office:value-type="float" office:value="94.1732283464567" calcext:value-type="float">
            <text:p>94.17</text:p>
          </table:table-cell>
          <table:table-cell table:style-name="ce13" table:formula="of:=[.BR5]/[.BP5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Jordan</text:p>
          </table:table-cell>
          <table:table-cell table:style-name="ce1" table:formula="of:=CONFIDENCE(0.05; STDEV([.AO2:.AO31]); COUNTA([.AO2:.AO31]))" office:value-type="float" office:value="1.2931511460863" calcext:value-type="float">
            <text:p>1.29</text:p>
          </table:table-cell>
          <table:table-cell table:style-name="ce1" table:formula="of:=CONFIDENCE(0.05; STDEV([.AU2:.AU31]); COUNTA([.AU2:.AU31]))" office:value-type="float" office:value="0.973243597288433" calcext:value-type="float">
            <text:p>0.97</text:p>
          </table:table-cell>
          <table:table-cell table:style-name="ce1"/>
          <table:table-cell table:style-name="ce1" table:formula="of:=CONFIDENCE(0.05; STDEV([.BA2:.BA31]); COUNTA([.BA2:.BA31]))" office:value-type="float" office:value="4.76995183562003" calcext:value-type="float">
            <text:p>4.77</text:p>
          </table:table-cell>
          <table:table-cell table:style-name="ce1" table:formula="of:=CONFIDENCE(0.05; STDEV([.BG2:.BG31]); COUNTA([.BG2:.BG31]))" office:value-type="float" office:value="7.82686089891054" calcext:value-type="float">
            <text:p>7.83</text:p>
          </table:table-cell>
          <table:table-cell table:style-name="ce1"/>
          <table:table-cell table:style-name="ce1" table:formula="of:=CONFIDENCE(0.05; STDEV([.BM2:.BM31]); COUNTA([.BM2:.BM31]))" office:value-type="float" office:value="1.4274334698627" calcext:value-type="float">
            <text:p>1.43</text:p>
          </table:table-cell>
          <table:table-cell table:style-name="ce1" table:formula="of:=CONFIDENCE(0.05; STDEV([.BS2:.BS31]); COUNTA([.BS2:.BS31]))" office:value-type="float" office:value="0.852664273080454" calcext:value-type="float">
            <text:p>0.8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49" calcext:value-type="float">
            <text:p>1449</text:p>
          </table:table-cell>
          <table:table-cell office:value-type="float" office:value="43" calcext:value-type="float">
            <text:p>43</text:p>
          </table:table-cell>
          <table:table-cell table:style-name="ce1" table:formula="of:=[.C6]/[.A6]*100" office:value-type="float" office:value="76.0629921259843" calcext:value-type="float">
            <text:p>76.06</text:p>
          </table:table-cell>
          <table:table-cell table:style-name="ce1" table:formula="of:=[.D6]/[.B6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16" calcext:value-type="float">
            <text:p>1716</text:p>
          </table:table-cell>
          <table:table-cell office:value-type="float" office:value="46" calcext:value-type="float">
            <text:p>46</text:p>
          </table:table-cell>
          <table:table-cell table:style-name="ce1" table:formula="of:=[.I6]/[.G6]*100" office:value-type="float" office:value="90.0787401574803" calcext:value-type="float">
            <text:p>90.08</text:p>
          </table:table-cell>
          <table:table-cell table:style-name="ce1" table:formula="of:=[.J6]/[.H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4" calcext:value-type="float">
            <text:p>1364</text:p>
          </table:table-cell>
          <table:table-cell office:value-type="float" office:value="42" calcext:value-type="float">
            <text:p>42</text:p>
          </table:table-cell>
          <table:table-cell table:style-name="ce1" table:formula="of:=[.O6]/[.M6]*100" office:value-type="float" office:value="71.6010498687664" calcext:value-type="float">
            <text:p>71.60</text:p>
          </table:table-cell>
          <table:table-cell table:style-name="ce1" table:formula="of:=[.P6]/[.N6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4" calcext:value-type="float">
            <text:p>1574</text:p>
          </table:table-cell>
          <table:table-cell office:value-type="float" office:value="39" calcext:value-type="float">
            <text:p>39</text:p>
          </table:table-cell>
          <table:table-cell table:style-name="ce1" table:formula="of:=[.U6]/[.S6]*100" office:value-type="float" office:value="82.6246719160105" calcext:value-type="float">
            <text:p>82.62</text:p>
          </table:table-cell>
          <table:table-cell table:style-name="ce1" table:formula="of:=[.V6]/[.T6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64" calcext:value-type="float">
            <text:p>1464</text:p>
          </table:table-cell>
          <table:table-cell office:value-type="float" office:value="34" calcext:value-type="float">
            <text:p>34</text:p>
          </table:table-cell>
          <table:table-cell table:style-name="ce1" table:formula="of:=[.AA6]/[.Y6]*100" office:value-type="float" office:value="76.8503937007874" calcext:value-type="float">
            <text:p>76.85</text:p>
          </table:table-cell>
          <table:table-cell table:style-name="ce1" table:formula="of:=[.AB6]/[.Z6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7" calcext:value-type="float">
            <text:p>1737</text:p>
          </table:table-cell>
          <table:table-cell office:value-type="float" office:value="46" calcext:value-type="float">
            <text:p>46</text:p>
          </table:table-cell>
          <table:table-cell table:style-name="ce1" table:formula="of:=[.AG6]/[.AE6]*100" office:value-type="float" office:value="91.1811023622047" calcext:value-type="float">
            <text:p>91.18</text:p>
          </table:table-cell>
          <table:table-cell table:style-name="ce6" table:formula="of:=[.AH6]/[.AF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86" calcext:value-type="float">
            <text:p>1686</text:p>
          </table:table-cell>
          <table:table-cell office:value-type="float" office:value="42" calcext:value-type="float">
            <text:p>42</text:p>
          </table:table-cell>
          <table:table-cell table:style-name="ce1" table:formula="of:=[.AM6]/[.AK6]*100" office:value-type="float" office:value="88.503937007874" calcext:value-type="float">
            <text:p>88.50</text:p>
          </table:table-cell>
          <table:table-cell table:style-name="ce13" table:formula="of:=[.AN6]/[.AL6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table:style-name="ce1" table:formula="of:=[.AS6]/[.AQ6]*100" office:value-type="float" office:value="97.3753280839895" calcext:value-type="float">
            <text:p>97.38</text:p>
          </table:table-cell>
          <table:table-cell table:style-name="ce13" table:formula="of:=[.AT6]/[.AR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26" calcext:value-type="float">
            <text:p>1126</text:p>
          </table:table-cell>
          <table:table-cell office:value-type="float" office:value="24" calcext:value-type="float">
            <text:p>24</text:p>
          </table:table-cell>
          <table:table-cell table:style-name="ce1" table:formula="of:=[.AY6]/[.AW6]*100" office:value-type="float" office:value="59.1076115485564" calcext:value-type="float">
            <text:p>59.11</text:p>
          </table:table-cell>
          <table:table-cell table:style-name="ce13" table:formula="of:=[.AZ6]/[.AX6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1" calcext:value-type="float">
            <text:p>951</text:p>
          </table:table-cell>
          <table:table-cell office:value-type="float" office:value="19" calcext:value-type="float">
            <text:p>19</text:p>
          </table:table-cell>
          <table:table-cell table:style-name="ce1" table:formula="of:=[.BE6]/[.BC6]*100" office:value-type="float" office:value="49.9212598425197" calcext:value-type="float">
            <text:p>49.92</text:p>
          </table:table-cell>
          <table:table-cell table:style-name="ce13" table:formula="of:=[.BF6]/[.BD6]*100" office:value-type="float" office:value="41.304347826087" calcext:value-type="float">
            <text:p>4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table:style-name="ce1" table:formula="of:=[.BK6]/[.BI6]*100" office:value-type="float" office:value="80.5774278215223" calcext:value-type="float">
            <text:p>80.58</text:p>
          </table:table-cell>
          <table:table-cell table:style-name="ce13" table:formula="of:=[.BL6]/[.BJ6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6" calcext:value-type="float">
            <text:p>1766</text:p>
          </table:table-cell>
          <table:table-cell office:value-type="float" office:value="46" calcext:value-type="float">
            <text:p>46</text:p>
          </table:table-cell>
          <table:table-cell table:style-name="ce1" table:formula="of:=[.BQ6]/[.BO6]*100" office:value-type="float" office:value="92.7034120734908" calcext:value-type="float">
            <text:p>92.70</text:p>
          </table:table-cell>
          <table:table-cell table:style-name="ce13" table:formula="of:=[.BR6]/[.BP6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38" calcext:value-type="float">
            <text:p>1038</text:p>
          </table:table-cell>
          <table:table-cell office:value-type="float" office:value="21" calcext:value-type="float">
            <text:p>21</text:p>
          </table:table-cell>
          <table:table-cell table:style-name="ce1" table:formula="of:=[.C7]/[.A7]*100" office:value-type="float" office:value="54.4881889763779" calcext:value-type="float">
            <text:p>54.49</text:p>
          </table:table-cell>
          <table:table-cell table:style-name="ce1" table:formula="of:=[.D7]/[.B7]*100" office:value-type="float" office:value="45.6521739130435" calcext:value-type="float">
            <text:p>4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02" calcext:value-type="float">
            <text:p>1702</text:p>
          </table:table-cell>
          <table:table-cell office:value-type="float" office:value="43" calcext:value-type="float">
            <text:p>43</text:p>
          </table:table-cell>
          <table:table-cell table:style-name="ce1" table:formula="of:=[.I7]/[.G7]*100" office:value-type="float" office:value="89.3438320209974" calcext:value-type="float">
            <text:p>89.34</text:p>
          </table:table-cell>
          <table:table-cell table:style-name="ce1" table:formula="of:=[.J7]/[.H7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85" calcext:value-type="float">
            <text:p>1385</text:p>
          </table:table-cell>
          <table:table-cell office:value-type="float" office:value="30" calcext:value-type="float">
            <text:p>30</text:p>
          </table:table-cell>
          <table:table-cell table:style-name="ce1" table:formula="of:=[.O7]/[.M7]*100" office:value-type="float" office:value="72.7034120734908" calcext:value-type="float">
            <text:p>72.70</text:p>
          </table:table-cell>
          <table:table-cell table:style-name="ce1" table:formula="of:=[.P7]/[.N7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7" calcext:value-type="float">
            <text:p>1307</text:p>
          </table:table-cell>
          <table:table-cell office:value-type="float" office:value="22" calcext:value-type="float">
            <text:p>22</text:p>
          </table:table-cell>
          <table:table-cell table:style-name="ce1" table:formula="of:=[.U7]/[.S7]*100" office:value-type="float" office:value="68.6089238845144" calcext:value-type="float">
            <text:p>68.61</text:p>
          </table:table-cell>
          <table:table-cell table:style-name="ce1" table:formula="of:=[.V7]/[.T7]*100" office:value-type="float" office:value="47.8260869565217" calcext:value-type="float">
            <text:p>4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table:style-name="ce1" table:formula="of:=[.AA7]/[.Y7]*100" office:value-type="float" office:value="54.9081364829396" calcext:value-type="float">
            <text:p>54.91</text:p>
          </table:table-cell>
          <table:table-cell table:style-name="ce1" table:formula="of:=[.AB7]/[.Z7]*100" office:value-type="float" office:value="34.7826086956522" calcext:value-type="float">
            <text:p>3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7" calcext:value-type="float">
            <text:p>1847</text:p>
          </table:table-cell>
          <table:table-cell office:value-type="float" office:value="44" calcext:value-type="float">
            <text:p>44</text:p>
          </table:table-cell>
          <table:table-cell table:style-name="ce1" table:formula="of:=[.AG7]/[.AE7]*100" office:value-type="float" office:value="96.9553805774278" calcext:value-type="float">
            <text:p>96.96</text:p>
          </table:table-cell>
          <table:table-cell table:style-name="ce6" table:formula="of:=[.AH7]/[.AF7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8" calcext:value-type="float">
            <text:p>1628</text:p>
          </table:table-cell>
          <table:table-cell office:value-type="float" office:value="39" calcext:value-type="float">
            <text:p>39</text:p>
          </table:table-cell>
          <table:table-cell table:style-name="ce1" table:formula="of:=[.AM7]/[.AK7]*100" office:value-type="float" office:value="85.4593175853018" calcext:value-type="float">
            <text:p>85.46</text:p>
          </table:table-cell>
          <table:table-cell table:style-name="ce13" table:formula="of:=[.AN7]/[.AL7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2" calcext:value-type="float">
            <text:p>1792</text:p>
          </table:table-cell>
          <table:table-cell office:value-type="float" office:value="46" calcext:value-type="float">
            <text:p>46</text:p>
          </table:table-cell>
          <table:table-cell table:style-name="ce1" table:formula="of:=[.AS7]/[.AQ7]*100" office:value-type="float" office:value="94.0682414698163" calcext:value-type="float">
            <text:p>94.07</text:p>
          </table:table-cell>
          <table:table-cell table:style-name="ce13" table:formula="of:=[.AT7]/[.AR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2" calcext:value-type="float">
            <text:p>1362</text:p>
          </table:table-cell>
          <table:table-cell office:value-type="float" office:value="33" calcext:value-type="float">
            <text:p>33</text:p>
          </table:table-cell>
          <table:table-cell table:style-name="ce1" table:formula="of:=[.AY7]/[.AW7]*100" office:value-type="float" office:value="71.496062992126" calcext:value-type="float">
            <text:p>71.50</text:p>
          </table:table-cell>
          <table:table-cell table:style-name="ce13" table:formula="of:=[.AZ7]/[.AX7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table:style-name="ce1" table:formula="of:=[.BE7]/[.BC7]*100" office:value-type="float" office:value="25.5643044619423" calcext:value-type="float">
            <text:p>25.56</text:p>
          </table:table-cell>
          <table:table-cell table:style-name="ce13" table:formula="of:=[.BF7]/[.BD7]*100" office:value-type="float" office:value="6.52173913043478" calcext:value-type="float">
            <text:p>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16" calcext:value-type="float">
            <text:p>1616</text:p>
          </table:table-cell>
          <table:table-cell office:value-type="float" office:value="43" calcext:value-type="float">
            <text:p>43</text:p>
          </table:table-cell>
          <table:table-cell table:style-name="ce1" table:formula="of:=[.BK7]/[.BI7]*100" office:value-type="float" office:value="84.8293963254593" calcext:value-type="float">
            <text:p>84.83</text:p>
          </table:table-cell>
          <table:table-cell table:style-name="ce13" table:formula="of:=[.BL7]/[.BJ7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4" calcext:value-type="float">
            <text:p>1754</text:p>
          </table:table-cell>
          <table:table-cell office:value-type="float" office:value="46" calcext:value-type="float">
            <text:p>46</text:p>
          </table:table-cell>
          <table:table-cell table:style-name="ce1" table:formula="of:=[.BQ7]/[.BO7]*100" office:value-type="float" office:value="92.0734908136483" calcext:value-type="float">
            <text:p>92.07</text:p>
          </table:table-cell>
          <table:table-cell table:style-name="ce13" table:formula="of:=[.BR7]/[.BP7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12" calcext:value-type="float">
            <text:p>912</text:p>
          </table:table-cell>
          <table:table-cell office:value-type="float" office:value="14" calcext:value-type="float">
            <text:p>14</text:p>
          </table:table-cell>
          <table:table-cell table:style-name="ce1" table:formula="of:=[.C8]/[.A8]*100" office:value-type="float" office:value="47.8740157480315" calcext:value-type="float">
            <text:p>47.87</text:p>
          </table:table-cell>
          <table:table-cell table:style-name="ce1" table:formula="of:=[.D8]/[.B8]*100" office:value-type="float" office:value="30.4347826086957" calcext:value-type="float">
            <text:p>3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0" calcext:value-type="float">
            <text:p>1750</text:p>
          </table:table-cell>
          <table:table-cell office:value-type="float" office:value="42" calcext:value-type="float">
            <text:p>42</text:p>
          </table:table-cell>
          <table:table-cell table:style-name="ce1" table:formula="of:=[.I8]/[.G8]*100" office:value-type="float" office:value="91.8635170603675" calcext:value-type="float">
            <text:p>91.86</text:p>
          </table:table-cell>
          <table:table-cell table:style-name="ce1" table:formula="of:=[.J8]/[.H8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96" calcext:value-type="float">
            <text:p>1196</text:p>
          </table:table-cell>
          <table:table-cell office:value-type="float" office:value="30" calcext:value-type="float">
            <text:p>30</text:p>
          </table:table-cell>
          <table:table-cell table:style-name="ce1" table:formula="of:=[.O8]/[.M8]*100" office:value-type="float" office:value="62.7821522309711" calcext:value-type="float">
            <text:p>62.78</text:p>
          </table:table-cell>
          <table:table-cell table:style-name="ce1" table:formula="of:=[.P8]/[.N8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79" calcext:value-type="float">
            <text:p>979</text:p>
          </table:table-cell>
          <table:table-cell office:value-type="float" office:value="24" calcext:value-type="float">
            <text:p>24</text:p>
          </table:table-cell>
          <table:table-cell table:style-name="ce1" table:formula="of:=[.U8]/[.S8]*100" office:value-type="float" office:value="51.3910761154856" calcext:value-type="float">
            <text:p>51.39</text:p>
          </table:table-cell>
          <table:table-cell table:style-name="ce1" table:formula="of:=[.V8]/[.T8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43" calcext:value-type="float">
            <text:p>1443</text:p>
          </table:table-cell>
          <table:table-cell office:value-type="float" office:value="44" calcext:value-type="float">
            <text:p>44</text:p>
          </table:table-cell>
          <table:table-cell table:style-name="ce1" table:formula="of:=[.AA8]/[.Y8]*100" office:value-type="float" office:value="75.748031496063" calcext:value-type="float">
            <text:p>75.75</text:p>
          </table:table-cell>
          <table:table-cell table:style-name="ce1" table:formula="of:=[.AB8]/[.Z8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2" calcext:value-type="float">
            <text:p>1852</text:p>
          </table:table-cell>
          <table:table-cell office:value-type="float" office:value="46" calcext:value-type="float">
            <text:p>46</text:p>
          </table:table-cell>
          <table:table-cell table:style-name="ce1" table:formula="of:=[.AG8]/[.AE8]*100" office:value-type="float" office:value="97.2178477690289" calcext:value-type="float">
            <text:p>97.22</text:p>
          </table:table-cell>
          <table:table-cell table:style-name="ce6" table:formula="of:=[.AH8]/[.AF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6" calcext:value-type="float">
            <text:p>1606</text:p>
          </table:table-cell>
          <table:table-cell office:value-type="float" office:value="40" calcext:value-type="float">
            <text:p>40</text:p>
          </table:table-cell>
          <table:table-cell table:style-name="ce1" table:formula="of:=[.AM8]/[.AK8]*100" office:value-type="float" office:value="84.3044619422572" calcext:value-type="float">
            <text:p>84.30</text:p>
          </table:table-cell>
          <table:table-cell table:style-name="ce13" table:formula="of:=[.AN8]/[.AL8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7" calcext:value-type="float">
            <text:p>1777</text:p>
          </table:table-cell>
          <table:table-cell office:value-type="float" office:value="46" calcext:value-type="float">
            <text:p>46</text:p>
          </table:table-cell>
          <table:table-cell table:style-name="ce1" table:formula="of:=[.AS8]/[.AQ8]*100" office:value-type="float" office:value="93.2808398950131" calcext:value-type="float">
            <text:p>93.28</text:p>
          </table:table-cell>
          <table:table-cell table:style-name="ce13" table:formula="of:=[.AT8]/[.AR8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6" calcext:value-type="float">
            <text:p>956</text:p>
          </table:table-cell>
          <table:table-cell office:value-type="float" office:value="15" calcext:value-type="float">
            <text:p>15</text:p>
          </table:table-cell>
          <table:table-cell table:style-name="ce1" table:formula="of:=[.AY8]/[.AW8]*100" office:value-type="float" office:value="50.1837270341207" calcext:value-type="float">
            <text:p>50.18</text:p>
          </table:table-cell>
          <table:table-cell table:style-name="ce13" table:formula="of:=[.AZ8]/[.AX8]*100" office:value-type="float" office:value="32.6086956521739" calcext:value-type="float">
            <text:p>3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3" calcext:value-type="float">
            <text:p>1573</text:p>
          </table:table-cell>
          <table:table-cell office:value-type="float" office:value="37" calcext:value-type="float">
            <text:p>37</text:p>
          </table:table-cell>
          <table:table-cell table:style-name="ce1" table:formula="of:=[.BE8]/[.BC8]*100" office:value-type="float" office:value="82.5721784776903" calcext:value-type="float">
            <text:p>82.57</text:p>
          </table:table-cell>
          <table:table-cell table:style-name="ce13" table:formula="of:=[.BF8]/[.BD8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0" calcext:value-type="float">
            <text:p>1570</text:p>
          </table:table-cell>
          <table:table-cell office:value-type="float" office:value="38" calcext:value-type="float">
            <text:p>38</text:p>
          </table:table-cell>
          <table:table-cell table:style-name="ce1" table:formula="of:=[.BK8]/[.BI8]*100" office:value-type="float" office:value="82.4146981627297" calcext:value-type="float">
            <text:p>82.41</text:p>
          </table:table-cell>
          <table:table-cell table:style-name="ce13" table:formula="of:=[.BL8]/[.BJ8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01" calcext:value-type="float">
            <text:p>1701</text:p>
          </table:table-cell>
          <table:table-cell office:value-type="float" office:value="44" calcext:value-type="float">
            <text:p>44</text:p>
          </table:table-cell>
          <table:table-cell table:style-name="ce1" table:formula="of:=[.BQ8]/[.BO8]*100" office:value-type="float" office:value="89.2913385826772" calcext:value-type="float">
            <text:p>89.29</text:p>
          </table:table-cell>
          <table:table-cell table:style-name="ce13" table:formula="of:=[.BR8]/[.BP8]*100" office:value-type="float" office:value="95.6521739130435" calcext:value-type="float">
            <text:p>95.65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40" calcext:value-type="float">
            <text:p>1340</text:p>
          </table:table-cell>
          <table:table-cell office:value-type="float" office:value="30" calcext:value-type="float">
            <text:p>30</text:p>
          </table:table-cell>
          <table:table-cell table:style-name="ce1" table:formula="of:=[.C9]/[.A9]*100" office:value-type="float" office:value="70.3412073490814" calcext:value-type="float">
            <text:p>70.34</text:p>
          </table:table-cell>
          <table:table-cell table:style-name="ce1" table:formula="of:=[.D9]/[.B9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8" calcext:value-type="float">
            <text:p>1728</text:p>
          </table:table-cell>
          <table:table-cell office:value-type="float" office:value="46" calcext:value-type="float">
            <text:p>46</text:p>
          </table:table-cell>
          <table:table-cell table:style-name="ce1" table:formula="of:=[.I9]/[.G9]*100" office:value-type="float" office:value="90.7086614173228" calcext:value-type="float">
            <text:p>90.71</text:p>
          </table:table-cell>
          <table:table-cell table:style-name="ce1" table:formula="of:=[.J9]/[.H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table:style-name="ce1" table:formula="of:=[.O9]/[.M9]*100" office:value-type="float" office:value="80.3149606299213" calcext:value-type="float">
            <text:p>80.31</text:p>
          </table:table-cell>
          <table:table-cell table:style-name="ce1" table:formula="of:=[.P9]/[.N9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3" calcext:value-type="float">
            <text:p>1243</text:p>
          </table:table-cell>
          <table:table-cell office:value-type="float" office:value="25" calcext:value-type="float">
            <text:p>25</text:p>
          </table:table-cell>
          <table:table-cell table:style-name="ce1" table:formula="of:=[.U9]/[.S9]*100" office:value-type="float" office:value="65.249343832021" calcext:value-type="float">
            <text:p>65.25</text:p>
          </table:table-cell>
          <table:table-cell table:style-name="ce1" table:formula="of:=[.V9]/[.T9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36" calcext:value-type="float">
            <text:p>1036</text:p>
          </table:table-cell>
          <table:table-cell office:value-type="float" office:value="26" calcext:value-type="float">
            <text:p>26</text:p>
          </table:table-cell>
          <table:table-cell table:style-name="ce1" table:formula="of:=[.AA9]/[.Y9]*100" office:value-type="float" office:value="54.3832020997375" calcext:value-type="float">
            <text:p>54.38</text:p>
          </table:table-cell>
          <table:table-cell table:style-name="ce1" table:formula="of:=[.AB9]/[.Z9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0" calcext:value-type="float">
            <text:p>1760</text:p>
          </table:table-cell>
          <table:table-cell office:value-type="float" office:value="46" calcext:value-type="float">
            <text:p>46</text:p>
          </table:table-cell>
          <table:table-cell table:style-name="ce1" table:formula="of:=[.AG9]/[.AE9]*100" office:value-type="float" office:value="92.3884514435695" calcext:value-type="float">
            <text:p>92.39</text:p>
          </table:table-cell>
          <table:table-cell table:style-name="ce6" table:formula="of:=[.AH9]/[.AF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2" calcext:value-type="float">
            <text:p>1602</text:p>
          </table:table-cell>
          <table:table-cell office:value-type="float" office:value="38" calcext:value-type="float">
            <text:p>38</text:p>
          </table:table-cell>
          <table:table-cell table:style-name="ce1" table:formula="of:=[.AM9]/[.AK9]*100" office:value-type="float" office:value="84.0944881889764" calcext:value-type="float">
            <text:p>84.09</text:p>
          </table:table-cell>
          <table:table-cell table:style-name="ce13" table:formula="of:=[.AN9]/[.AL9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table:style-name="ce1" table:formula="of:=[.AS9]/[.AQ9]*100" office:value-type="float" office:value="98.3727034120735" calcext:value-type="float">
            <text:p>98.37</text:p>
          </table:table-cell>
          <table:table-cell table:style-name="ce13" table:formula="of:=[.AT9]/[.AR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42" calcext:value-type="float">
            <text:p>1142</text:p>
          </table:table-cell>
          <table:table-cell office:value-type="float" office:value="25" calcext:value-type="float">
            <text:p>25</text:p>
          </table:table-cell>
          <table:table-cell table:style-name="ce1" table:formula="of:=[.AY9]/[.AW9]*100" office:value-type="float" office:value="59.9475065616798" calcext:value-type="float">
            <text:p>59.95</text:p>
          </table:table-cell>
          <table:table-cell table:style-name="ce13" table:formula="of:=[.AZ9]/[.AX9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3" calcext:value-type="float">
            <text:p>1483</text:p>
          </table:table-cell>
          <table:table-cell office:value-type="float" office:value="43" calcext:value-type="float">
            <text:p>43</text:p>
          </table:table-cell>
          <table:table-cell table:style-name="ce1" table:formula="of:=[.BE9]/[.BC9]*100" office:value-type="float" office:value="77.8477690288714" calcext:value-type="float">
            <text:p>77.85</text:p>
          </table:table-cell>
          <table:table-cell table:style-name="ce13" table:formula="of:=[.BF9]/[.BD9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42" calcext:value-type="float">
            <text:p>42</text:p>
          </table:table-cell>
          <table:table-cell table:style-name="ce1" table:formula="of:=[.BK9]/[.BI9]*100" office:value-type="float" office:value="87.8740157480315" calcext:value-type="float">
            <text:p>87.87</text:p>
          </table:table-cell>
          <table:table-cell table:style-name="ce13" table:formula="of:=[.BL9]/[.BJ9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94" calcext:value-type="float">
            <text:p>1594</text:p>
          </table:table-cell>
          <table:table-cell office:value-type="float" office:value="37" calcext:value-type="float">
            <text:p>37</text:p>
          </table:table-cell>
          <table:table-cell table:style-name="ce1" table:formula="of:=[.BQ9]/[.BO9]*100" office:value-type="float" office:value="83.6745406824147" calcext:value-type="float">
            <text:p>83.67</text:p>
          </table:table-cell>
          <table:table-cell table:style-name="ce13" table:formula="of:=[.BR9]/[.BP9]*100" office:value-type="float" office:value="80.4347826086957" calcext:value-type="float">
            <text:p>80.43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23" calcext:value-type="float">
            <text:p>1223</text:p>
          </table:table-cell>
          <table:table-cell office:value-type="float" office:value="28" calcext:value-type="float">
            <text:p>28</text:p>
          </table:table-cell>
          <table:table-cell table:style-name="ce1" table:formula="of:=[.C10]/[.A10]*100" office:value-type="float" office:value="64.1994750656168" calcext:value-type="float">
            <text:p>64.20</text:p>
          </table:table-cell>
          <table:table-cell table:style-name="ce1" table:formula="of:=[.D10]/[.B10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9" calcext:value-type="float">
            <text:p>1759</text:p>
          </table:table-cell>
          <table:table-cell office:value-type="float" office:value="46" calcext:value-type="float">
            <text:p>46</text:p>
          </table:table-cell>
          <table:table-cell table:style-name="ce1" table:formula="of:=[.I10]/[.G10]*100" office:value-type="float" office:value="92.3359580052493" calcext:value-type="float">
            <text:p>92.34</text:p>
          </table:table-cell>
          <table:table-cell table:style-name="ce1" table:formula="of:=[.J10]/[.H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86" calcext:value-type="float">
            <text:p>1386</text:p>
          </table:table-cell>
          <table:table-cell office:value-type="float" office:value="37" calcext:value-type="float">
            <text:p>37</text:p>
          </table:table-cell>
          <table:table-cell table:style-name="ce1" table:formula="of:=[.O10]/[.M10]*100" office:value-type="float" office:value="72.755905511811" calcext:value-type="float">
            <text:p>72.76</text:p>
          </table:table-cell>
          <table:table-cell table:style-name="ce1" table:formula="of:=[.P10]/[.N10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77" calcext:value-type="float">
            <text:p>1277</text:p>
          </table:table-cell>
          <table:table-cell office:value-type="float" office:value="24" calcext:value-type="float">
            <text:p>24</text:p>
          </table:table-cell>
          <table:table-cell table:style-name="ce1" table:formula="of:=[.U10]/[.S10]*100" office:value-type="float" office:value="67.0341207349081" calcext:value-type="float">
            <text:p>67.03</text:p>
          </table:table-cell>
          <table:table-cell table:style-name="ce1" table:formula="of:=[.V10]/[.T10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27" calcext:value-type="float">
            <text:p>1427</text:p>
          </table:table-cell>
          <table:table-cell office:value-type="float" office:value="42" calcext:value-type="float">
            <text:p>42</text:p>
          </table:table-cell>
          <table:table-cell table:style-name="ce1" table:formula="of:=[.AA10]/[.Y10]*100" office:value-type="float" office:value="74.9081364829396" calcext:value-type="float">
            <text:p>74.91</text:p>
          </table:table-cell>
          <table:table-cell table:style-name="ce1" table:formula="of:=[.AB10]/[.Z10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46" calcext:value-type="float">
            <text:p>46</text:p>
          </table:table-cell>
          <table:table-cell table:style-name="ce1" table:formula="of:=[.AG10]/[.AE10]*100" office:value-type="float" office:value="96.5879265091863" calcext:value-type="float">
            <text:p>96.59</text:p>
          </table:table-cell>
          <table:table-cell table:style-name="ce6" table:formula="of:=[.AH10]/[.AF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80" calcext:value-type="float">
            <text:p>1680</text:p>
          </table:table-cell>
          <table:table-cell office:value-type="float" office:value="45" calcext:value-type="float">
            <text:p>45</text:p>
          </table:table-cell>
          <table:table-cell table:style-name="ce1" table:formula="of:=[.AM10]/[.AK10]*100" office:value-type="float" office:value="88.1889763779528" calcext:value-type="float">
            <text:p>88.19</text:p>
          </table:table-cell>
          <table:table-cell table:style-name="ce13" table:formula="of:=[.AN10]/[.AL10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5" calcext:value-type="float">
            <text:p>1785</text:p>
          </table:table-cell>
          <table:table-cell office:value-type="float" office:value="46" calcext:value-type="float">
            <text:p>46</text:p>
          </table:table-cell>
          <table:table-cell table:style-name="ce1" table:formula="of:=[.AS10]/[.AQ10]*100" office:value-type="float" office:value="93.7007874015748" calcext:value-type="float">
            <text:p>93.70</text:p>
          </table:table-cell>
          <table:table-cell table:style-name="ce13" table:formula="of:=[.AT10]/[.AR1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14" calcext:value-type="float">
            <text:p>1314</text:p>
          </table:table-cell>
          <table:table-cell office:value-type="float" office:value="33" calcext:value-type="float">
            <text:p>33</text:p>
          </table:table-cell>
          <table:table-cell table:style-name="ce1" table:formula="of:=[.AY10]/[.AW10]*100" office:value-type="float" office:value="68.9763779527559" calcext:value-type="float">
            <text:p>68.98</text:p>
          </table:table-cell>
          <table:table-cell table:style-name="ce13" table:formula="of:=[.AZ10]/[.AX10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35" calcext:value-type="float">
            <text:p>1035</text:p>
          </table:table-cell>
          <table:table-cell office:value-type="float" office:value="24" calcext:value-type="float">
            <text:p>24</text:p>
          </table:table-cell>
          <table:table-cell table:style-name="ce1" table:formula="of:=[.BE10]/[.BC10]*100" office:value-type="float" office:value="54.3307086614173" calcext:value-type="float">
            <text:p>54.33</text:p>
          </table:table-cell>
          <table:table-cell table:style-name="ce13" table:formula="of:=[.BF10]/[.BD10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59" calcext:value-type="float">
            <text:p>1559</text:p>
          </table:table-cell>
          <table:table-cell office:value-type="float" office:value="43" calcext:value-type="float">
            <text:p>43</text:p>
          </table:table-cell>
          <table:table-cell table:style-name="ce1" table:formula="of:=[.BK10]/[.BI10]*100" office:value-type="float" office:value="81.8372703412073" calcext:value-type="float">
            <text:p>81.84</text:p>
          </table:table-cell>
          <table:table-cell table:style-name="ce13" table:formula="of:=[.BL10]/[.BJ10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table:style-name="ce1" table:formula="of:=[.BQ10]/[.BO10]*100" office:value-type="float" office:value="97.3753280839895" calcext:value-type="float">
            <text:p>97.38</text:p>
          </table:table-cell>
          <table:table-cell table:style-name="ce13" table:formula="of:=[.BR10]/[.BP1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0" calcext:value-type="float">
            <text:p>1410</text:p>
          </table:table-cell>
          <table:table-cell office:value-type="float" office:value="30" calcext:value-type="float">
            <text:p>30</text:p>
          </table:table-cell>
          <table:table-cell table:style-name="ce1" table:formula="of:=[.C11]/[.A11]*100" office:value-type="float" office:value="74.0157480314961" calcext:value-type="float">
            <text:p>74.02</text:p>
          </table:table-cell>
          <table:table-cell table:style-name="ce1" table:formula="of:=[.D11]/[.B11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9" calcext:value-type="float">
            <text:p>1749</text:p>
          </table:table-cell>
          <table:table-cell office:value-type="float" office:value="45" calcext:value-type="float">
            <text:p>45</text:p>
          </table:table-cell>
          <table:table-cell table:style-name="ce1" table:formula="of:=[.I11]/[.G11]*100" office:value-type="float" office:value="91.8110236220472" calcext:value-type="float">
            <text:p>91.81</text:p>
          </table:table-cell>
          <table:table-cell table:style-name="ce1" table:formula="of:=[.J11]/[.H11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6" calcext:value-type="float">
            <text:p>1566</text:p>
          </table:table-cell>
          <table:table-cell office:value-type="float" office:value="37" calcext:value-type="float">
            <text:p>37</text:p>
          </table:table-cell>
          <table:table-cell table:style-name="ce1" table:formula="of:=[.O11]/[.M11]*100" office:value-type="float" office:value="82.2047244094488" calcext:value-type="float">
            <text:p>82.20</text:p>
          </table:table-cell>
          <table:table-cell table:style-name="ce1" table:formula="of:=[.P11]/[.N11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96" calcext:value-type="float">
            <text:p>1396</text:p>
          </table:table-cell>
          <table:table-cell office:value-type="float" office:value="26" calcext:value-type="float">
            <text:p>26</text:p>
          </table:table-cell>
          <table:table-cell table:style-name="ce1" table:formula="of:=[.U11]/[.S11]*100" office:value-type="float" office:value="73.2808398950131" calcext:value-type="float">
            <text:p>73.28</text:p>
          </table:table-cell>
          <table:table-cell table:style-name="ce1" table:formula="of:=[.V11]/[.T11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32" calcext:value-type="float">
            <text:p>1132</text:p>
          </table:table-cell>
          <table:table-cell office:value-type="float" office:value="24" calcext:value-type="float">
            <text:p>24</text:p>
          </table:table-cell>
          <table:table-cell table:style-name="ce1" table:formula="of:=[.AA11]/[.Y11]*100" office:value-type="float" office:value="59.4225721784777" calcext:value-type="float">
            <text:p>59.42</text:p>
          </table:table-cell>
          <table:table-cell table:style-name="ce1" table:formula="of:=[.AB11]/[.Z11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7" calcext:value-type="float">
            <text:p>1817</text:p>
          </table:table-cell>
          <table:table-cell office:value-type="float" office:value="43" calcext:value-type="float">
            <text:p>43</text:p>
          </table:table-cell>
          <table:table-cell table:style-name="ce1" table:formula="of:=[.AG11]/[.AE11]*100" office:value-type="float" office:value="95.3805774278215" calcext:value-type="float">
            <text:p>95.38</text:p>
          </table:table-cell>
          <table:table-cell table:style-name="ce6" table:formula="of:=[.AH11]/[.AF11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6" calcext:value-type="float">
            <text:p>1546</text:p>
          </table:table-cell>
          <table:table-cell office:value-type="float" office:value="37" calcext:value-type="float">
            <text:p>37</text:p>
          </table:table-cell>
          <table:table-cell table:style-name="ce1" table:formula="of:=[.AM11]/[.AK11]*100" office:value-type="float" office:value="81.1548556430446" calcext:value-type="float">
            <text:p>81.15</text:p>
          </table:table-cell>
          <table:table-cell table:style-name="ce13" table:formula="of:=[.AN11]/[.AL11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8" calcext:value-type="float">
            <text:p>1798</text:p>
          </table:table-cell>
          <table:table-cell office:value-type="float" office:value="46" calcext:value-type="float">
            <text:p>46</text:p>
          </table:table-cell>
          <table:table-cell table:style-name="ce1" table:formula="of:=[.AS11]/[.AQ11]*100" office:value-type="float" office:value="94.3832020997375" calcext:value-type="float">
            <text:p>94.38</text:p>
          </table:table-cell>
          <table:table-cell table:style-name="ce13" table:formula="of:=[.AT11]/[.AR11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41" calcext:value-type="float">
            <text:p>1041</text:p>
          </table:table-cell>
          <table:table-cell office:value-type="float" office:value="16" calcext:value-type="float">
            <text:p>16</text:p>
          </table:table-cell>
          <table:table-cell table:style-name="ce1" table:formula="of:=[.AY11]/[.AW11]*100" office:value-type="float" office:value="54.6456692913386" calcext:value-type="float">
            <text:p>54.65</text:p>
          </table:table-cell>
          <table:table-cell table:style-name="ce13" table:formula="of:=[.AZ11]/[.AX11]*100" office:value-type="float" office:value="34.7826086956522" calcext:value-type="float">
            <text:p>3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style-name="ce1" table:formula="of:=[.BE11]/[.BC11]*100" office:value-type="float" office:value="22.8871391076115" calcext:value-type="float">
            <text:p>22.89</text:p>
          </table:table-cell>
          <table:table-cell table:style-name="ce13" table:formula="of:=[.BF11]/[.BD11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57" calcext:value-type="float">
            <text:p>1457</text:p>
          </table:table-cell>
          <table:table-cell office:value-type="float" office:value="40" calcext:value-type="float">
            <text:p>40</text:p>
          </table:table-cell>
          <table:table-cell table:style-name="ce1" table:formula="of:=[.BK11]/[.BI11]*100" office:value-type="float" office:value="76.4829396325459" calcext:value-type="float">
            <text:p>76.48</text:p>
          </table:table-cell>
          <table:table-cell table:style-name="ce13" table:formula="of:=[.BL11]/[.BJ11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3" calcext:value-type="float">
            <text:p>1743</text:p>
          </table:table-cell>
          <table:table-cell office:value-type="float" office:value="45" calcext:value-type="float">
            <text:p>45</text:p>
          </table:table-cell>
          <table:table-cell table:style-name="ce1" table:formula="of:=[.BQ11]/[.BO11]*100" office:value-type="float" office:value="91.496062992126" calcext:value-type="float">
            <text:p>91.50</text:p>
          </table:table-cell>
          <table:table-cell table:style-name="ce13" table:formula="of:=[.BR11]/[.BP11]*100" office:value-type="float" office:value="97.8260869565217" calcext:value-type="float">
            <text:p>97.83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90" calcext:value-type="float">
            <text:p>1390</text:p>
          </table:table-cell>
          <table:table-cell office:value-type="float" office:value="33" calcext:value-type="float">
            <text:p>33</text:p>
          </table:table-cell>
          <table:table-cell table:style-name="ce1" table:formula="of:=[.C12]/[.A12]*100" office:value-type="float" office:value="72.9658792650919" calcext:value-type="float">
            <text:p>72.97</text:p>
          </table:table-cell>
          <table:table-cell table:style-name="ce1" table:formula="of:=[.D12]/[.B12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4" calcext:value-type="float">
            <text:p>1734</text:p>
          </table:table-cell>
          <table:table-cell office:value-type="float" office:value="45" calcext:value-type="float">
            <text:p>45</text:p>
          </table:table-cell>
          <table:table-cell table:style-name="ce1" table:formula="of:=[.I12]/[.G12]*100" office:value-type="float" office:value="91.0236220472441" calcext:value-type="float">
            <text:p>91.02</text:p>
          </table:table-cell>
          <table:table-cell table:style-name="ce1" table:formula="of:=[.J12]/[.H12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10" calcext:value-type="float">
            <text:p>1210</text:p>
          </table:table-cell>
          <table:table-cell office:value-type="float" office:value="22" calcext:value-type="float">
            <text:p>22</text:p>
          </table:table-cell>
          <table:table-cell table:style-name="ce1" table:formula="of:=[.O12]/[.M12]*100" office:value-type="float" office:value="63.5170603674541" calcext:value-type="float">
            <text:p>63.52</text:p>
          </table:table-cell>
          <table:table-cell table:style-name="ce1" table:formula="of:=[.P12]/[.N12]*100" office:value-type="float" office:value="47.8260869565217" calcext:value-type="float">
            <text:p>4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81" calcext:value-type="float">
            <text:p>1381</text:p>
          </table:table-cell>
          <table:table-cell office:value-type="float" office:value="33" calcext:value-type="float">
            <text:p>33</text:p>
          </table:table-cell>
          <table:table-cell table:style-name="ce1" table:formula="of:=[.U12]/[.S12]*100" office:value-type="float" office:value="72.49343832021" calcext:value-type="float">
            <text:p>72.49</text:p>
          </table:table-cell>
          <table:table-cell table:style-name="ce1" table:formula="of:=[.V12]/[.T12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82" calcext:value-type="float">
            <text:p>1182</text:p>
          </table:table-cell>
          <table:table-cell office:value-type="float" office:value="29" calcext:value-type="float">
            <text:p>29</text:p>
          </table:table-cell>
          <table:table-cell table:style-name="ce1" table:formula="of:=[.AA12]/[.Y12]*100" office:value-type="float" office:value="62.0472440944882" calcext:value-type="float">
            <text:p>62.05</text:p>
          </table:table-cell>
          <table:table-cell table:style-name="ce1" table:formula="of:=[.AB12]/[.Z12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9" calcext:value-type="float">
            <text:p>1829</text:p>
          </table:table-cell>
          <table:table-cell office:value-type="float" office:value="46" calcext:value-type="float">
            <text:p>46</text:p>
          </table:table-cell>
          <table:table-cell table:style-name="ce1" table:formula="of:=[.AG12]/[.AE12]*100" office:value-type="float" office:value="96.010498687664" calcext:value-type="float">
            <text:p>96.01</text:p>
          </table:table-cell>
          <table:table-cell table:style-name="ce6" table:formula="of:=[.AH12]/[.AF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53" calcext:value-type="float">
            <text:p>1653</text:p>
          </table:table-cell>
          <table:table-cell office:value-type="float" office:value="40" calcext:value-type="float">
            <text:p>40</text:p>
          </table:table-cell>
          <table:table-cell table:style-name="ce1" table:formula="of:=[.AM12]/[.AK12]*100" office:value-type="float" office:value="86.7716535433071" calcext:value-type="float">
            <text:p>86.77</text:p>
          </table:table-cell>
          <table:table-cell table:style-name="ce13" table:formula="of:=[.AN12]/[.AL12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1" calcext:value-type="float">
            <text:p>1781</text:p>
          </table:table-cell>
          <table:table-cell office:value-type="float" office:value="46" calcext:value-type="float">
            <text:p>46</text:p>
          </table:table-cell>
          <table:table-cell table:style-name="ce1" table:formula="of:=[.AS12]/[.AQ12]*100" office:value-type="float" office:value="93.490813648294" calcext:value-type="float">
            <text:p>93.49</text:p>
          </table:table-cell>
          <table:table-cell table:style-name="ce13" table:formula="of:=[.AT12]/[.AR1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41" calcext:value-type="float">
            <text:p>1141</text:p>
          </table:table-cell>
          <table:table-cell office:value-type="float" office:value="29" calcext:value-type="float">
            <text:p>29</text:p>
          </table:table-cell>
          <table:table-cell table:style-name="ce1" table:formula="of:=[.AY12]/[.AW12]*100" office:value-type="float" office:value="59.8950131233596" calcext:value-type="float">
            <text:p>59.90</text:p>
          </table:table-cell>
          <table:table-cell table:style-name="ce13" table:formula="of:=[.AZ12]/[.AX12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table:style-name="ce1" table:formula="of:=[.BE12]/[.BC12]*100" office:value-type="float" office:value="88.7139107611549" calcext:value-type="float">
            <text:p>88.71</text:p>
          </table:table-cell>
          <table:table-cell table:style-name="ce13" table:formula="of:=[.BF12]/[.BD12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3" calcext:value-type="float">
            <text:p>1563</text:p>
          </table:table-cell>
          <table:table-cell office:value-type="float" office:value="34" calcext:value-type="float">
            <text:p>34</text:p>
          </table:table-cell>
          <table:table-cell table:style-name="ce1" table:formula="of:=[.BK12]/[.BI12]*100" office:value-type="float" office:value="82.0472440944882" calcext:value-type="float">
            <text:p>82.05</text:p>
          </table:table-cell>
          <table:table-cell table:style-name="ce13" table:formula="of:=[.BL12]/[.BJ12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9" calcext:value-type="float">
            <text:p>1749</text:p>
          </table:table-cell>
          <table:table-cell office:value-type="float" office:value="46" calcext:value-type="float">
            <text:p>46</text:p>
          </table:table-cell>
          <table:table-cell table:style-name="ce1" table:formula="of:=[.BQ12]/[.BO12]*100" office:value-type="float" office:value="91.8110236220472" calcext:value-type="float">
            <text:p>91.81</text:p>
          </table:table-cell>
          <table:table-cell table:style-name="ce13" table:formula="of:=[.BR12]/[.BP12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93" calcext:value-type="float">
            <text:p>1393</text:p>
          </table:table-cell>
          <table:table-cell office:value-type="float" office:value="37" calcext:value-type="float">
            <text:p>37</text:p>
          </table:table-cell>
          <table:table-cell table:style-name="ce1" table:formula="of:=[.C13]/[.A13]*100" office:value-type="float" office:value="73.1233595800525" calcext:value-type="float">
            <text:p>73.12</text:p>
          </table:table-cell>
          <table:table-cell table:style-name="ce1" table:formula="of:=[.D13]/[.B13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6" calcext:value-type="float">
            <text:p>1806</text:p>
          </table:table-cell>
          <table:table-cell office:value-type="float" office:value="46" calcext:value-type="float">
            <text:p>46</text:p>
          </table:table-cell>
          <table:table-cell table:style-name="ce1" table:formula="of:=[.I13]/[.G13]*100" office:value-type="float" office:value="94.8031496062992" calcext:value-type="float">
            <text:p>94.80</text:p>
          </table:table-cell>
          <table:table-cell table:style-name="ce1" table:formula="of:=[.J13]/[.H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75" calcext:value-type="float">
            <text:p>1375</text:p>
          </table:table-cell>
          <table:table-cell office:value-type="float" office:value="37" calcext:value-type="float">
            <text:p>37</text:p>
          </table:table-cell>
          <table:table-cell table:style-name="ce1" table:formula="of:=[.O13]/[.M13]*100" office:value-type="float" office:value="72.1784776902887" calcext:value-type="float">
            <text:p>72.18</text:p>
          </table:table-cell>
          <table:table-cell table:style-name="ce1" table:formula="of:=[.P13]/[.N13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5" calcext:value-type="float">
            <text:p>1485</text:p>
          </table:table-cell>
          <table:table-cell office:value-type="float" office:value="34" calcext:value-type="float">
            <text:p>34</text:p>
          </table:table-cell>
          <table:table-cell table:style-name="ce1" table:formula="of:=[.U13]/[.S13]*100" office:value-type="float" office:value="77.9527559055118" calcext:value-type="float">
            <text:p>77.95</text:p>
          </table:table-cell>
          <table:table-cell table:style-name="ce1" table:formula="of:=[.V13]/[.T13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81" calcext:value-type="float">
            <text:p>1381</text:p>
          </table:table-cell>
          <table:table-cell office:value-type="float" office:value="35" calcext:value-type="float">
            <text:p>35</text:p>
          </table:table-cell>
          <table:table-cell table:style-name="ce1" table:formula="of:=[.AA13]/[.Y13]*100" office:value-type="float" office:value="72.49343832021" calcext:value-type="float">
            <text:p>72.49</text:p>
          </table:table-cell>
          <table:table-cell table:style-name="ce1" table:formula="of:=[.AB13]/[.Z13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2" calcext:value-type="float">
            <text:p>1852</text:p>
          </table:table-cell>
          <table:table-cell office:value-type="float" office:value="46" calcext:value-type="float">
            <text:p>46</text:p>
          </table:table-cell>
          <table:table-cell table:style-name="ce1" table:formula="of:=[.AG13]/[.AE13]*100" office:value-type="float" office:value="97.2178477690289" calcext:value-type="float">
            <text:p>97.22</text:p>
          </table:table-cell>
          <table:table-cell table:style-name="ce6" table:formula="of:=[.AH13]/[.AF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38" calcext:value-type="float">
            <text:p>1538</text:p>
          </table:table-cell>
          <table:table-cell office:value-type="float" office:value="38" calcext:value-type="float">
            <text:p>38</text:p>
          </table:table-cell>
          <table:table-cell table:style-name="ce1" table:formula="of:=[.AM13]/[.AK13]*100" office:value-type="float" office:value="80.734908136483" calcext:value-type="float">
            <text:p>80.73</text:p>
          </table:table-cell>
          <table:table-cell table:style-name="ce13" table:formula="of:=[.AN13]/[.AL13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0" calcext:value-type="float">
            <text:p>1770</text:p>
          </table:table-cell>
          <table:table-cell office:value-type="float" office:value="46" calcext:value-type="float">
            <text:p>46</text:p>
          </table:table-cell>
          <table:table-cell table:style-name="ce1" table:formula="of:=[.AS13]/[.AQ13]*100" office:value-type="float" office:value="92.9133858267717" calcext:value-type="float">
            <text:p>92.91</text:p>
          </table:table-cell>
          <table:table-cell table:style-name="ce13" table:formula="of:=[.AT13]/[.AR1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0" calcext:value-type="float">
            <text:p>1400</text:p>
          </table:table-cell>
          <table:table-cell office:value-type="float" office:value="40" calcext:value-type="float">
            <text:p>40</text:p>
          </table:table-cell>
          <table:table-cell table:style-name="ce1" table:formula="of:=[.AY13]/[.AW13]*100" office:value-type="float" office:value="73.490813648294" calcext:value-type="float">
            <text:p>73.49</text:p>
          </table:table-cell>
          <table:table-cell table:style-name="ce13" table:formula="of:=[.AZ13]/[.AX13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1" table:formula="of:=[.BE13]/[.BC13]*100" office:value-type="float" office:value="21.8372703412073" calcext:value-type="float">
            <text:p>21.84</text:p>
          </table:table-cell>
          <table:table-cell table:style-name="ce13" table:formula="of:=[.BF13]/[.BD13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43" calcext:value-type="float">
            <text:p>1643</text:p>
          </table:table-cell>
          <table:table-cell office:value-type="float" office:value="38" calcext:value-type="float">
            <text:p>38</text:p>
          </table:table-cell>
          <table:table-cell table:style-name="ce1" table:formula="of:=[.BK13]/[.BI13]*100" office:value-type="float" office:value="86.246719160105" calcext:value-type="float">
            <text:p>86.25</text:p>
          </table:table-cell>
          <table:table-cell table:style-name="ce13" table:formula="of:=[.BL13]/[.BJ13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5" calcext:value-type="float">
            <text:p>1795</text:p>
          </table:table-cell>
          <table:table-cell office:value-type="float" office:value="46" calcext:value-type="float">
            <text:p>46</text:p>
          </table:table-cell>
          <table:table-cell table:style-name="ce1" table:formula="of:=[.BQ13]/[.BO13]*100" office:value-type="float" office:value="94.2257217847769" calcext:value-type="float">
            <text:p>94.23</text:p>
          </table:table-cell>
          <table:table-cell table:style-name="ce13" table:formula="of:=[.BR13]/[.BP13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5" calcext:value-type="float">
            <text:p>1305</text:p>
          </table:table-cell>
          <table:table-cell office:value-type="float" office:value="34" calcext:value-type="float">
            <text:p>34</text:p>
          </table:table-cell>
          <table:table-cell table:style-name="ce1" table:formula="of:=[.C14]/[.A14]*100" office:value-type="float" office:value="68.503937007874" calcext:value-type="float">
            <text:p>68.50</text:p>
          </table:table-cell>
          <table:table-cell table:style-name="ce1" table:formula="of:=[.D14]/[.B14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6" calcext:value-type="float">
            <text:p>1836</text:p>
          </table:table-cell>
          <table:table-cell office:value-type="float" office:value="46" calcext:value-type="float">
            <text:p>46</text:p>
          </table:table-cell>
          <table:table-cell table:style-name="ce1" table:formula="of:=[.I14]/[.G14]*100" office:value-type="float" office:value="96.3779527559055" calcext:value-type="float">
            <text:p>96.38</text:p>
          </table:table-cell>
          <table:table-cell table:style-name="ce1" table:formula="of:=[.J14]/[.H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53" calcext:value-type="float">
            <text:p>1353</text:p>
          </table:table-cell>
          <table:table-cell office:value-type="float" office:value="32" calcext:value-type="float">
            <text:p>32</text:p>
          </table:table-cell>
          <table:table-cell table:style-name="ce1" table:formula="of:=[.O14]/[.M14]*100" office:value-type="float" office:value="71.0236220472441" calcext:value-type="float">
            <text:p>71.02</text:p>
          </table:table-cell>
          <table:table-cell table:style-name="ce1" table:formula="of:=[.P14]/[.N14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83" calcext:value-type="float">
            <text:p>1383</text:p>
          </table:table-cell>
          <table:table-cell office:value-type="float" office:value="29" calcext:value-type="float">
            <text:p>29</text:p>
          </table:table-cell>
          <table:table-cell table:style-name="ce1" table:formula="of:=[.U14]/[.S14]*100" office:value-type="float" office:value="72.5984251968504" calcext:value-type="float">
            <text:p>72.60</text:p>
          </table:table-cell>
          <table:table-cell table:style-name="ce1" table:formula="of:=[.V14]/[.T14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03" calcext:value-type="float">
            <text:p>1203</text:p>
          </table:table-cell>
          <table:table-cell office:value-type="float" office:value="26" calcext:value-type="float">
            <text:p>26</text:p>
          </table:table-cell>
          <table:table-cell table:style-name="ce1" table:formula="of:=[.AA14]/[.Y14]*100" office:value-type="float" office:value="63.1496062992126" calcext:value-type="float">
            <text:p>63.15</text:p>
          </table:table-cell>
          <table:table-cell table:style-name="ce1" table:formula="of:=[.AB14]/[.Z14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1" calcext:value-type="float">
            <text:p>1751</text:p>
          </table:table-cell>
          <table:table-cell office:value-type="float" office:value="46" calcext:value-type="float">
            <text:p>46</text:p>
          </table:table-cell>
          <table:table-cell table:style-name="ce1" table:formula="of:=[.AG14]/[.AE14]*100" office:value-type="float" office:value="91.9160104986877" calcext:value-type="float">
            <text:p>91.92</text:p>
          </table:table-cell>
          <table:table-cell table:style-name="ce6" table:formula="of:=[.AH14]/[.AF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36" calcext:value-type="float">
            <text:p>1636</text:p>
          </table:table-cell>
          <table:table-cell office:value-type="float" office:value="42" calcext:value-type="float">
            <text:p>42</text:p>
          </table:table-cell>
          <table:table-cell table:style-name="ce1" table:formula="of:=[.AM14]/[.AK14]*100" office:value-type="float" office:value="85.8792650918635" calcext:value-type="float">
            <text:p>85.88</text:p>
          </table:table-cell>
          <table:table-cell table:style-name="ce13" table:formula="of:=[.AN14]/[.AL14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6" calcext:value-type="float">
            <text:p>46</text:p>
          </table:table-cell>
          <table:table-cell table:style-name="ce1" table:formula="of:=[.AS14]/[.AQ14]*100" office:value-type="float" office:value="97.1128608923885" calcext:value-type="float">
            <text:p>97.11</text:p>
          </table:table-cell>
          <table:table-cell table:style-name="ce13" table:formula="of:=[.AT14]/[.AR14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52" calcext:value-type="float">
            <text:p>1452</text:p>
          </table:table-cell>
          <table:table-cell office:value-type="float" office:value="33" calcext:value-type="float">
            <text:p>33</text:p>
          </table:table-cell>
          <table:table-cell table:style-name="ce1" table:formula="of:=[.AY14]/[.AW14]*100" office:value-type="float" office:value="76.2204724409449" calcext:value-type="float">
            <text:p>76.22</text:p>
          </table:table-cell>
          <table:table-cell table:style-name="ce13" table:formula="of:=[.AZ14]/[.AX14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" table:formula="of:=[.BE14]/[.BC14]*100" office:value-type="float" office:value="20.997375328084" calcext:value-type="float">
            <text:p>21.00</text:p>
          </table:table-cell>
          <table:table-cell table:style-name="ce13" table:formula="of:=[.BF14]/[.BD14]*100" office:value-type="float" office:value="0" calcext:value-type="float">
            <text:p>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7" calcext:value-type="float">
            <text:p>1567</text:p>
          </table:table-cell>
          <table:table-cell office:value-type="float" office:value="40" calcext:value-type="float">
            <text:p>40</text:p>
          </table:table-cell>
          <table:table-cell table:style-name="ce1" table:formula="of:=[.BK14]/[.BI14]*100" office:value-type="float" office:value="82.257217847769" calcext:value-type="float">
            <text:p>82.26</text:p>
          </table:table-cell>
          <table:table-cell table:style-name="ce13" table:formula="of:=[.BL14]/[.BJ14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7" calcext:value-type="float">
            <text:p>1737</text:p>
          </table:table-cell>
          <table:table-cell office:value-type="float" office:value="46" calcext:value-type="float">
            <text:p>46</text:p>
          </table:table-cell>
          <table:table-cell table:style-name="ce1" table:formula="of:=[.BQ14]/[.BO14]*100" office:value-type="float" office:value="91.1811023622047" calcext:value-type="float">
            <text:p>91.18</text:p>
          </table:table-cell>
          <table:table-cell table:style-name="ce13" table:formula="of:=[.BR14]/[.BP14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Copertura circonferenza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62" calcext:value-type="float">
            <text:p>1462</text:p>
          </table:table-cell>
          <table:table-cell office:value-type="float" office:value="40" calcext:value-type="float">
            <text:p>40</text:p>
          </table:table-cell>
          <table:table-cell table:style-name="ce1" table:formula="of:=[.C15]/[.A15]*100" office:value-type="float" office:value="76.745406824147" calcext:value-type="float">
            <text:p>76.75</text:p>
          </table:table-cell>
          <table:table-cell table:style-name="ce1" table:formula="of:=[.D15]/[.B15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1" calcext:value-type="float">
            <text:p>1771</text:p>
          </table:table-cell>
          <table:table-cell office:value-type="float" office:value="46" calcext:value-type="float">
            <text:p>46</text:p>
          </table:table-cell>
          <table:table-cell table:style-name="ce1" table:formula="of:=[.I15]/[.G15]*100" office:value-type="float" office:value="92.9658792650919" calcext:value-type="float">
            <text:p>92.97</text:p>
          </table:table-cell>
          <table:table-cell table:style-name="ce1" table:formula="of:=[.J15]/[.H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97" calcext:value-type="float">
            <text:p>1397</text:p>
          </table:table-cell>
          <table:table-cell office:value-type="float" office:value="36" calcext:value-type="float">
            <text:p>36</text:p>
          </table:table-cell>
          <table:table-cell table:style-name="ce1" table:formula="of:=[.O15]/[.M15]*100" office:value-type="float" office:value="73.3333333333333" calcext:value-type="float">
            <text:p>73.33</text:p>
          </table:table-cell>
          <table:table-cell table:style-name="ce1" table:formula="of:=[.P15]/[.N15]*100" office:value-type="float" office:value="78.2608695652174" calcext:value-type="float">
            <text:p>78.2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03" calcext:value-type="float">
            <text:p>1203</text:p>
          </table:table-cell>
          <table:table-cell office:value-type="float" office:value="28" calcext:value-type="float">
            <text:p>28</text:p>
          </table:table-cell>
          <table:table-cell table:style-name="ce1" table:formula="of:=[.U15]/[.S15]*100" office:value-type="float" office:value="63.1496062992126" calcext:value-type="float">
            <text:p>63.15</text:p>
          </table:table-cell>
          <table:table-cell table:style-name="ce1" table:formula="of:=[.V15]/[.T15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3" calcext:value-type="float">
            <text:p>1483</text:p>
          </table:table-cell>
          <table:table-cell office:value-type="float" office:value="33" calcext:value-type="float">
            <text:p>33</text:p>
          </table:table-cell>
          <table:table-cell table:style-name="ce1" table:formula="of:=[.AA15]/[.Y15]*100" office:value-type="float" office:value="77.8477690288714" calcext:value-type="float">
            <text:p>77.85</text:p>
          </table:table-cell>
          <table:table-cell table:style-name="ce1" table:formula="of:=[.AB15]/[.Z15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6" calcext:value-type="float">
            <text:p>46</text:p>
          </table:table-cell>
          <table:table-cell table:style-name="ce1" table:formula="of:=[.AG15]/[.AE15]*100" office:value-type="float" office:value="96.4304461942257" calcext:value-type="float">
            <text:p>96.43</text:p>
          </table:table-cell>
          <table:table-cell table:style-name="ce6" table:formula="of:=[.AH15]/[.AF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4" calcext:value-type="float">
            <text:p>1624</text:p>
          </table:table-cell>
          <table:table-cell office:value-type="float" office:value="43" calcext:value-type="float">
            <text:p>43</text:p>
          </table:table-cell>
          <table:table-cell table:style-name="ce1" table:formula="of:=[.AM15]/[.AK15]*100" office:value-type="float" office:value="85.249343832021" calcext:value-type="float">
            <text:p>85.25</text:p>
          </table:table-cell>
          <table:table-cell table:style-name="ce13" table:formula="of:=[.AN15]/[.AL15]*100" office:value-type="float" office:value="93.4782608695652" calcext:value-type="float">
            <text:p>93.48</text:p>
          </table:table-cell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25" calcext:value-type="float">
            <text:p>1025</text:p>
          </table:table-cell>
          <table:table-cell office:value-type="float" office:value="25" calcext:value-type="float">
            <text:p>25</text:p>
          </table:table-cell>
          <table:table-cell table:style-name="ce1" table:formula="of:=[.AY15]/[.AW15]*100" office:value-type="float" office:value="53.8057742782152" calcext:value-type="float">
            <text:p>53.81</text:p>
          </table:table-cell>
          <table:table-cell table:style-name="ce13" table:formula="of:=[.AZ15]/[.AX15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3" calcext:value-type="float">
            <text:p>1623</text:p>
          </table:table-cell>
          <table:table-cell office:value-type="float" office:value="41" calcext:value-type="float">
            <text:p>41</text:p>
          </table:table-cell>
          <table:table-cell table:style-name="ce1" table:formula="of:=[.BE15]/[.BC15]*100" office:value-type="float" office:value="85.1968503937008" calcext:value-type="float">
            <text:p>85.20</text:p>
          </table:table-cell>
          <table:table-cell table:style-name="ce13" table:formula="of:=[.BF15]/[.BD15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5" calcext:value-type="float">
            <text:p>1625</text:p>
          </table:table-cell>
          <table:table-cell office:value-type="float" office:value="46" calcext:value-type="float">
            <text:p>46</text:p>
          </table:table-cell>
          <table:table-cell table:style-name="ce1" table:formula="of:=[.BK15]/[.BI15]*100" office:value-type="float" office:value="85.3018372703412" calcext:value-type="float">
            <text:p>85.30</text:p>
          </table:table-cell>
          <table:table-cell table:style-name="ce13" table:formula="of:=[.BL15]/[.BJ1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1" calcext:value-type="float">
            <text:p>1761</text:p>
          </table:table-cell>
          <table:table-cell office:value-type="float" office:value="46" calcext:value-type="float">
            <text:p>46</text:p>
          </table:table-cell>
          <table:table-cell table:style-name="ce1" table:formula="of:=[.BQ15]/[.BO15]*100" office:value-type="float" office:value="92.4409448818898" calcext:value-type="float">
            <text:p>92.44</text:p>
          </table:table-cell>
          <table:table-cell table:style-name="ce13" table:formula="of:=[.BR15]/[.BP15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F2:.F61])" office:value-type="float" office:value="66.695652173913" calcext:value-type="float">
            <text:p>66.70</text:p>
          </table:table-cell>
          <table:table-cell table:style-name="ce1" table:formula="of:=AVERAGE([.L2:.L61])" office:value-type="float" office:value="98.2986767485822" calcext:value-type="float">
            <text:p>98.30</text:p>
          </table:table-cell>
          <table:table-cell table:style-name="ce1"/>
          <table:table-cell table:style-name="ce1" table:formula="of:=AVERAGE([.R2:.R61])" office:value-type="float" office:value="67.5763182238668" calcext:value-type="float">
            <text:p>67.58</text:p>
          </table:table-cell>
          <table:table-cell table:style-name="ce1" table:formula="of:=AVERAGE([.X2:.X61])" office:value-type="float" office:value="68.6795491143317" calcext:value-type="float">
            <text:p>68.68</text:p>
          </table:table-cell>
          <table:table-cell table:style-name="ce1"/>
          <table:table-cell table:style-name="ce1" table:formula="of:=AVERAGE([.AD2:.AD61])" office:value-type="float" office:value="68.9229249011858" calcext:value-type="float">
            <text:p>68.92</text:p>
          </table:table-cell>
          <table:table-cell table:style-name="ce1" table:formula="of:=AVERAGE([.AJ2:.AJ61])" office:value-type="float" office:value="97.6011994002998" calcext:value-type="float">
            <text:p>97.6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9" calcext:value-type="float">
            <text:p>1329</text:p>
          </table:table-cell>
          <table:table-cell office:value-type="float" office:value="30" calcext:value-type="float">
            <text:p>30</text:p>
          </table:table-cell>
          <table:table-cell table:style-name="ce1" table:formula="of:=[.C16]/[.A16]*100" office:value-type="float" office:value="69.7637795275591" calcext:value-type="float">
            <text:p>69.76</text:p>
          </table:table-cell>
          <table:table-cell table:style-name="ce1" table:formula="of:=[.D16]/[.B16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9" calcext:value-type="float">
            <text:p>1759</text:p>
          </table:table-cell>
          <table:table-cell office:value-type="float" office:value="44" calcext:value-type="float">
            <text:p>44</text:p>
          </table:table-cell>
          <table:table-cell table:style-name="ce1" table:formula="of:=[.I16]/[.G16]*100" office:value-type="float" office:value="92.3359580052493" calcext:value-type="float">
            <text:p>92.34</text:p>
          </table:table-cell>
          <table:table-cell table:style-name="ce1" table:formula="of:=[.J16]/[.H16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73" calcext:value-type="float">
            <text:p>1473</text:p>
          </table:table-cell>
          <table:table-cell office:value-type="float" office:value="37" calcext:value-type="float">
            <text:p>37</text:p>
          </table:table-cell>
          <table:table-cell table:style-name="ce1" table:formula="of:=[.O16]/[.M16]*100" office:value-type="float" office:value="77.3228346456693" calcext:value-type="float">
            <text:p>77.32</text:p>
          </table:table-cell>
          <table:table-cell table:style-name="ce1" table:formula="of:=[.P16]/[.N16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67" calcext:value-type="float">
            <text:p>1067</text:p>
          </table:table-cell>
          <table:table-cell office:value-type="float" office:value="42" calcext:value-type="float">
            <text:p>42</text:p>
          </table:table-cell>
          <table:table-cell table:style-name="ce1" table:formula="of:=[.U16]/[.S16]*100" office:value-type="float" office:value="56.010498687664" calcext:value-type="float">
            <text:p>56.01</text:p>
          </table:table-cell>
          <table:table-cell table:style-name="ce1" table:formula="of:=[.V16]/[.T16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0" calcext:value-type="float">
            <text:p>1360</text:p>
          </table:table-cell>
          <table:table-cell office:value-type="float" office:value="28" calcext:value-type="float">
            <text:p>28</text:p>
          </table:table-cell>
          <table:table-cell table:style-name="ce1" table:formula="of:=[.AA16]/[.Y16]*100" office:value-type="float" office:value="71.3910761154856" calcext:value-type="float">
            <text:p>71.39</text:p>
          </table:table-cell>
          <table:table-cell table:style-name="ce1" table:formula="of:=[.AB16]/[.Z16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1" calcext:value-type="float">
            <text:p>1721</text:p>
          </table:table-cell>
          <table:table-cell office:value-type="float" office:value="43" calcext:value-type="float">
            <text:p>43</text:p>
          </table:table-cell>
          <table:table-cell table:style-name="ce1" table:formula="of:=[.AG16]/[.AE16]*100" office:value-type="float" office:value="90.3412073490814" calcext:value-type="float">
            <text:p>90.34</text:p>
          </table:table-cell>
          <table:table-cell table:style-name="ce6" table:formula="of:=[.AH16]/[.AF16]*100" office:value-type="float" office:value="93.4782608695652" calcext:value-type="float">
            <text:p>93.48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85" calcext:value-type="float">
            <text:p>1285</text:p>
          </table:table-cell>
          <table:table-cell office:value-type="float" office:value="26" calcext:value-type="float">
            <text:p>26</text:p>
          </table:table-cell>
          <table:table-cell table:style-name="ce1" table:formula="of:=[.AY16]/[.AW16]*100" office:value-type="float" office:value="67.4540682414698" calcext:value-type="float">
            <text:p>67.45</text:p>
          </table:table-cell>
          <table:table-cell table:style-name="ce13" table:formula="of:=[.AZ16]/[.AX16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table:style-name="ce1" table:formula="of:=[.BE16]/[.BC16]*100" office:value-type="float" office:value="29.9737532808399" calcext:value-type="float">
            <text:p>29.97</text:p>
          </table:table-cell>
          <table:table-cell table:style-name="ce13" table:formula="of:=[.BF16]/[.BD16]*100" office:value-type="float" office:value="6.52173913043478" calcext:value-type="float">
            <text:p>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7" calcext:value-type="float">
            <text:p>1627</text:p>
          </table:table-cell>
          <table:table-cell office:value-type="float" office:value="46" calcext:value-type="float">
            <text:p>46</text:p>
          </table:table-cell>
          <table:table-cell table:style-name="ce1" table:formula="of:=[.BK16]/[.BI16]*100" office:value-type="float" office:value="85.4068241469816" calcext:value-type="float">
            <text:p>85.41</text:p>
          </table:table-cell>
          <table:table-cell table:style-name="ce13" table:formula="of:=[.BL16]/[.BJ1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0" calcext:value-type="float">
            <text:p>1760</text:p>
          </table:table-cell>
          <table:table-cell office:value-type="float" office:value="46" calcext:value-type="float">
            <text:p>46</text:p>
          </table:table-cell>
          <table:table-cell table:style-name="ce1" table:formula="of:=[.BQ16]/[.BO16]*100" office:value-type="float" office:value="92.3884514435695" calcext:value-type="float">
            <text:p>92.39</text:p>
          </table:table-cell>
          <table:table-cell table:style-name="ce13" table:formula="of:=[.BR16]/[.BP16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AP2:.AP31])" office:value-type="float" office:value="87.2670807453416" calcext:value-type="float">
            <text:p>87.27</text:p>
          </table:table-cell>
          <table:table-cell table:style-name="ce1" table:formula="of:=AVERAGE([.AV2:.AV31])" office:value-type="float" office:value="100" calcext:value-type="float">
            <text:p>100.00</text:p>
          </table:table-cell>
          <table:table-cell/>
          <table:table-cell table:style-name="ce1" table:formula="of:=AVERAGE([.BB2:.BB31])" office:value-type="float" office:value="59.0579710144927" calcext:value-type="float">
            <text:p>59.06</text:p>
          </table:table-cell>
          <table:table-cell table:style-name="ce1" table:formula="of:=AVERAGE([.BH2:.BH31])" office:value-type="float" office:value="46.6666666666667" calcext:value-type="float">
            <text:p>46.67</text:p>
          </table:table-cell>
          <table:table-cell/>
          <table:table-cell table:style-name="ce1" table:formula="of:=AVERAGE([.BN2:.BN31])" office:value-type="float" office:value="89.945652173913" calcext:value-type="float">
            <text:p>89.95</text:p>
          </table:table-cell>
          <table:table-cell table:style-name="ce1" table:formula="of:=AVERAGE([.BT2:.BT31])" office:value-type="float" office:value="97.9710144927536" calcext:value-type="float">
            <text:p>97.9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table:style-name="ce1" table:formula="of:=[.C17]/[.A17]*100" office:value-type="float" office:value="46.9816272965879" calcext:value-type="float">
            <text:p>46.98</text:p>
          </table:table-cell>
          <table:table-cell table:style-name="ce1" table:formula="of:=[.D17]/[.B17]*100" office:value-type="float" office:value="36.9565217391304" calcext:value-type="float">
            <text:p>3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0" calcext:value-type="float">
            <text:p>1750</text:p>
          </table:table-cell>
          <table:table-cell office:value-type="float" office:value="46" calcext:value-type="float">
            <text:p>46</text:p>
          </table:table-cell>
          <table:table-cell table:style-name="ce1" table:formula="of:=[.I17]/[.G17]*100" office:value-type="float" office:value="91.8635170603675" calcext:value-type="float">
            <text:p>91.86</text:p>
          </table:table-cell>
          <table:table-cell table:style-name="ce1" table:formula="of:=[.J17]/[.H17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8" calcext:value-type="float">
            <text:p>1328</text:p>
          </table:table-cell>
          <table:table-cell office:value-type="float" office:value="25" calcext:value-type="float">
            <text:p>25</text:p>
          </table:table-cell>
          <table:table-cell table:style-name="ce1" table:formula="of:=[.O17]/[.M17]*100" office:value-type="float" office:value="69.7112860892388" calcext:value-type="float">
            <text:p>69.71</text:p>
          </table:table-cell>
          <table:table-cell table:style-name="ce1" table:formula="of:=[.P17]/[.N17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34" calcext:value-type="float">
            <text:p>1134</text:p>
          </table:table-cell>
          <table:table-cell office:value-type="float" office:value="27" calcext:value-type="float">
            <text:p>27</text:p>
          </table:table-cell>
          <table:table-cell table:style-name="ce1" table:formula="of:=[.U17]/[.S17]*100" office:value-type="float" office:value="59.5275590551181" calcext:value-type="float">
            <text:p>59.53</text:p>
          </table:table-cell>
          <table:table-cell table:style-name="ce1" table:formula="of:=[.V17]/[.T17]*100" office:value-type="float" office:value="58.695652173913" calcext:value-type="float">
            <text:p>58.7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8" calcext:value-type="float">
            <text:p>1438</text:p>
          </table:table-cell>
          <table:table-cell office:value-type="float" office:value="32" calcext:value-type="float">
            <text:p>32</text:p>
          </table:table-cell>
          <table:table-cell table:style-name="ce1" table:formula="of:=[.AA17]/[.Y17]*100" office:value-type="float" office:value="75.485564304462" calcext:value-type="float">
            <text:p>75.49</text:p>
          </table:table-cell>
          <table:table-cell table:style-name="ce1" table:formula="of:=[.AB17]/[.Z17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0" calcext:value-type="float">
            <text:p>1830</text:p>
          </table:table-cell>
          <table:table-cell office:value-type="float" office:value="46" calcext:value-type="float">
            <text:p>46</text:p>
          </table:table-cell>
          <table:table-cell table:style-name="ce1" table:formula="of:=[.AG17]/[.AE17]*100" office:value-type="float" office:value="96.0629921259843" calcext:value-type="float">
            <text:p>96.06</text:p>
          </table:table-cell>
          <table:table-cell table:style-name="ce6" table:formula="of:=[.AH17]/[.AF1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85" calcext:value-type="float">
            <text:p>1285</text:p>
          </table:table-cell>
          <table:table-cell office:value-type="float" office:value="33" calcext:value-type="float">
            <text:p>33</text:p>
          </table:table-cell>
          <table:table-cell table:style-name="ce1" table:formula="of:=[.AY17]/[.AW17]*100" office:value-type="float" office:value="67.4540682414698" calcext:value-type="float">
            <text:p>67.45</text:p>
          </table:table-cell>
          <table:table-cell table:style-name="ce13" table:formula="of:=[.AZ17]/[.AX17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5" calcext:value-type="float">
            <text:p>1365</text:p>
          </table:table-cell>
          <table:table-cell office:value-type="float" office:value="32" calcext:value-type="float">
            <text:p>32</text:p>
          </table:table-cell>
          <table:table-cell table:style-name="ce1" table:formula="of:=[.BE17]/[.BC17]*100" office:value-type="float" office:value="71.6535433070866" calcext:value-type="float">
            <text:p>71.65</text:p>
          </table:table-cell>
          <table:table-cell table:style-name="ce13" table:formula="of:=[.BF17]/[.BD17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6" calcext:value-type="float">
            <text:p>1626</text:p>
          </table:table-cell>
          <table:table-cell office:value-type="float" office:value="43" calcext:value-type="float">
            <text:p>43</text:p>
          </table:table-cell>
          <table:table-cell table:style-name="ce1" table:formula="of:=[.BK17]/[.BI17]*100" office:value-type="float" office:value="85.3543307086614" calcext:value-type="float">
            <text:p>85.35</text:p>
          </table:table-cell>
          <table:table-cell table:style-name="ce13" table:formula="of:=[.BL17]/[.BJ17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3" calcext:value-type="float">
            <text:p>1783</text:p>
          </table:table-cell>
          <table:table-cell office:value-type="float" office:value="46" calcext:value-type="float">
            <text:p>46</text:p>
          </table:table-cell>
          <table:table-cell table:style-name="ce1" table:formula="of:=[.BQ17]/[.BO17]*100" office:value-type="float" office:value="93.5958005249344" calcext:value-type="float">
            <text:p>93.60</text:p>
          </table:table-cell>
          <table:table-cell table:style-name="ce13" table:formula="of:=[.BR17]/[.BP17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F2:.F61]); COUNTA([.F2:.F61]))" office:value-type="float" office:value="5.94335838276894" calcext:value-type="float">
            <text:p>5.94</text:p>
          </table:table-cell>
          <table:table-cell table:style-name="ce1" table:formula="of:=CONFIDENCE(0.05; STDEV([.L2:.L61]); COUNTA([.L2:.L61]))" office:value-type="float" office:value="1.00073386572238" calcext:value-type="float">
            <text:p>1.00</text:p>
          </table:table-cell>
          <table:table-cell table:style-name="ce1"/>
          <table:table-cell table:style-name="ce1" table:formula="of:=CONFIDENCE(0.05; STDEV([.R2:.R61]); COUNTA([.R2:.R61]))" office:value-type="float" office:value="3.51054933394226" calcext:value-type="float">
            <text:p>3.51</text:p>
          </table:table-cell>
          <table:table-cell table:style-name="ce1" table:formula="of:=CONFIDENCE(0.05; STDEV([.X2:.X61]); COUNTA([.X2:.X61]))" office:value-type="float" office:value="5.14372175442062" calcext:value-type="float">
            <text:p>5.14</text:p>
          </table:table-cell>
          <table:table-cell table:style-name="ce1"/>
          <table:table-cell table:style-name="ce1" table:formula="of:=CONFIDENCE(0.05; STDEV([.AD2:.AD61]); COUNTA([.AD2:.AD61]))" office:value-type="float" office:value="3.92209405643977" calcext:value-type="float">
            <text:p>3.92</text:p>
          </table:table-cell>
          <table:table-cell table:style-name="ce1" table:formula="of:=CONFIDENCE(0.05; STDEV([.AJ2:.AJ61]); COUNTA([.AJ2:.AJ61]))" office:value-type="float" office:value="0.917745418350697" calcext:value-type="float">
            <text:p>0.9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7" calcext:value-type="float">
            <text:p>1487</text:p>
          </table:table-cell>
          <table:table-cell office:value-type="float" office:value="37" calcext:value-type="float">
            <text:p>37</text:p>
          </table:table-cell>
          <table:table-cell table:style-name="ce1" table:formula="of:=[.C18]/[.A18]*100" office:value-type="float" office:value="78.0577427821522" calcext:value-type="float">
            <text:p>78.06</text:p>
          </table:table-cell>
          <table:table-cell table:style-name="ce1" table:formula="of:=[.D18]/[.B18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8" calcext:value-type="float">
            <text:p>1848</text:p>
          </table:table-cell>
          <table:table-cell office:value-type="float" office:value="45" calcext:value-type="float">
            <text:p>45</text:p>
          </table:table-cell>
          <table:table-cell table:style-name="ce1" table:formula="of:=[.I18]/[.G18]*100" office:value-type="float" office:value="97.007874015748" calcext:value-type="float">
            <text:p>97.01</text:p>
          </table:table-cell>
          <table:table-cell table:style-name="ce1" table:formula="of:=[.J18]/[.H18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9" calcext:value-type="float">
            <text:p>1439</text:p>
          </table:table-cell>
          <table:table-cell office:value-type="float" office:value="29" calcext:value-type="float">
            <text:p>29</text:p>
          </table:table-cell>
          <table:table-cell table:style-name="ce1" table:formula="of:=[.O18]/[.M18]*100" office:value-type="float" office:value="75.5380577427821" calcext:value-type="float">
            <text:p>75.54</text:p>
          </table:table-cell>
          <table:table-cell table:style-name="ce1" table:formula="of:=[.P18]/[.N18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3" calcext:value-type="float">
            <text:p>1333</text:p>
          </table:table-cell>
          <table:table-cell office:value-type="float" office:value="26" calcext:value-type="float">
            <text:p>26</text:p>
          </table:table-cell>
          <table:table-cell table:style-name="ce1" table:formula="of:=[.U18]/[.S18]*100" office:value-type="float" office:value="69.9737532808399" calcext:value-type="float">
            <text:p>69.97</text:p>
          </table:table-cell>
          <table:table-cell table:style-name="ce1" table:formula="of:=[.V18]/[.T18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3" calcext:value-type="float">
            <text:p>1413</text:p>
          </table:table-cell>
          <table:table-cell office:value-type="float" office:value="31" calcext:value-type="float">
            <text:p>31</text:p>
          </table:table-cell>
          <table:table-cell table:style-name="ce1" table:formula="of:=[.AA18]/[.Y18]*100" office:value-type="float" office:value="74.1732283464567" calcext:value-type="float">
            <text:p>74.17</text:p>
          </table:table-cell>
          <table:table-cell table:style-name="ce1" table:formula="of:=[.AB18]/[.Z18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0" calcext:value-type="float">
            <text:p>1740</text:p>
          </table:table-cell>
          <table:table-cell office:value-type="float" office:value="46" calcext:value-type="float">
            <text:p>46</text:p>
          </table:table-cell>
          <table:table-cell table:style-name="ce1" table:formula="of:=[.AG18]/[.AE18]*100" office:value-type="float" office:value="91.3385826771654" calcext:value-type="float">
            <text:p>91.34</text:p>
          </table:table-cell>
          <table:table-cell table:style-name="ce6" table:formula="of:=[.AH18]/[.AF1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86" calcext:value-type="float">
            <text:p>1086</text:p>
          </table:table-cell>
          <table:table-cell office:value-type="float" office:value="22" calcext:value-type="float">
            <text:p>22</text:p>
          </table:table-cell>
          <table:table-cell table:style-name="ce1" table:formula="of:=[.AY18]/[.AW18]*100" office:value-type="float" office:value="57.007874015748" calcext:value-type="float">
            <text:p>57.01</text:p>
          </table:table-cell>
          <table:table-cell table:style-name="ce13" table:formula="of:=[.AZ18]/[.AX18]*100" office:value-type="float" office:value="47.8260869565217" calcext:value-type="float">
            <text:p>4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0" calcext:value-type="float">
            <text:p>1540</text:p>
          </table:table-cell>
          <table:table-cell office:value-type="float" office:value="40" calcext:value-type="float">
            <text:p>40</text:p>
          </table:table-cell>
          <table:table-cell table:style-name="ce1" table:formula="of:=[.BE18]/[.BC18]*100" office:value-type="float" office:value="80.8398950131234" calcext:value-type="float">
            <text:p>80.84</text:p>
          </table:table-cell>
          <table:table-cell table:style-name="ce13" table:formula="of:=[.BF18]/[.BD18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87" calcext:value-type="float">
            <text:p>1687</text:p>
          </table:table-cell>
          <table:table-cell office:value-type="float" office:value="39" calcext:value-type="float">
            <text:p>39</text:p>
          </table:table-cell>
          <table:table-cell table:style-name="ce1" table:formula="of:=[.BK18]/[.BI18]*100" office:value-type="float" office:value="88.5564304461942" calcext:value-type="float">
            <text:p>88.56</text:p>
          </table:table-cell>
          <table:table-cell table:style-name="ce13" table:formula="of:=[.BL18]/[.BJ18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0" calcext:value-type="float">
            <text:p>1780</text:p>
          </table:table-cell>
          <table:table-cell office:value-type="float" office:value="45" calcext:value-type="float">
            <text:p>45</text:p>
          </table:table-cell>
          <table:table-cell table:style-name="ce1" table:formula="of:=[.BQ18]/[.BO18]*100" office:value-type="float" office:value="93.4383202099738" calcext:value-type="float">
            <text:p>93.44</text:p>
          </table:table-cell>
          <table:table-cell table:style-name="ce13" table:formula="of:=[.BR18]/[.BP18]*100" office:value-type="float" office:value="97.8260869565217" calcext:value-type="float">
            <text:p>97.83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AP2:.AP31]); COUNTA([.AP2:.AP31]))" office:value-type="float" office:value="4.37302342013171" calcext:value-type="float">
            <text:p>4.37</text:p>
          </table:table-cell>
          <table:table-cell table:style-name="ce1" table:formula="of:=CONFIDENCE(0.05; STDEV([.AV2:.AV31]); COUNTA([.AV2:.AV31]))" office:value-type="string" office:string-value="" calcext:value-type="error">
            <text:p>Err:502</text:p>
          </table:table-cell>
          <table:table-cell table:style-name="ce1"/>
          <table:table-cell table:style-name="ce1" table:formula="of:=CONFIDENCE(0.05; STDEV([.BB2:.BB31]); COUNTA([.BB2:.BB31]))" office:value-type="float" office:value="6.1221497623268" calcext:value-type="float">
            <text:p>6.12</text:p>
          </table:table-cell>
          <table:table-cell table:style-name="ce1" table:formula="of:=CONFIDENCE(0.05; STDEV([.BH2:.BH31]); COUNTA([.BH2:.BH31]))" office:value-type="float" office:value="12.2603087880597" calcext:value-type="float">
            <text:p>12.26</text:p>
          </table:table-cell>
          <table:table-cell table:style-name="ce1"/>
          <table:table-cell table:style-name="ce1" table:formula="of:=CONFIDENCE(0.05; STDEV([.BN2:.BN31]); COUNTA([.BN2:.BN31]))" office:value-type="float" office:value="2.88813008492393" calcext:value-type="float">
            <text:p>2.89</text:p>
          </table:table-cell>
          <table:table-cell table:style-name="ce1" table:formula="of:=CONFIDENCE(0.05; STDEV([.BT2:.BT31]); COUNTA([.BT2:.BT31]))" office:value-type="float" office:value="1.52785092601454" calcext:value-type="float">
            <text:p>1.5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4" calcext:value-type="float">
            <text:p>1364</text:p>
          </table:table-cell>
          <table:table-cell office:value-type="float" office:value="27" calcext:value-type="float">
            <text:p>27</text:p>
          </table:table-cell>
          <table:table-cell table:style-name="ce1" table:formula="of:=[.C19]/[.A19]*100" office:value-type="float" office:value="71.6010498687664" calcext:value-type="float">
            <text:p>71.60</text:p>
          </table:table-cell>
          <table:table-cell table:style-name="ce1" table:formula="of:=[.D19]/[.B19]*100" office:value-type="float" office:value="58.695652173913" calcext:value-type="float">
            <text:p>58.7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8" calcext:value-type="float">
            <text:p>1828</text:p>
          </table:table-cell>
          <table:table-cell office:value-type="float" office:value="46" calcext:value-type="float">
            <text:p>46</text:p>
          </table:table-cell>
          <table:table-cell table:style-name="ce1" table:formula="of:=[.I19]/[.G19]*100" office:value-type="float" office:value="95.9580052493438" calcext:value-type="float">
            <text:p>95.96</text:p>
          </table:table-cell>
          <table:table-cell table:style-name="ce1" table:formula="of:=[.J19]/[.H19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0" calcext:value-type="float">
            <text:p>1290</text:p>
          </table:table-cell>
          <table:table-cell office:value-type="float" office:value="37" calcext:value-type="float">
            <text:p>37</text:p>
          </table:table-cell>
          <table:table-cell table:style-name="ce1" table:formula="of:=[.O19]/[.M19]*100" office:value-type="float" office:value="67.7165354330709" calcext:value-type="float">
            <text:p>67.72</text:p>
          </table:table-cell>
          <table:table-cell table:style-name="ce1" table:formula="of:=[.P19]/[.N19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57" calcext:value-type="float">
            <text:p>1657</text:p>
          </table:table-cell>
          <table:table-cell office:value-type="float" office:value="39" calcext:value-type="float">
            <text:p>39</text:p>
          </table:table-cell>
          <table:table-cell table:style-name="ce1" table:formula="of:=[.U19]/[.S19]*100" office:value-type="float" office:value="86.9816272965879" calcext:value-type="float">
            <text:p>86.98</text:p>
          </table:table-cell>
          <table:table-cell table:style-name="ce1" table:formula="of:=[.V19]/[.T19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8" calcext:value-type="float">
            <text:p>1368</text:p>
          </table:table-cell>
          <table:table-cell office:value-type="float" office:value="34" calcext:value-type="float">
            <text:p>34</text:p>
          </table:table-cell>
          <table:table-cell table:style-name="ce1" table:formula="of:=[.AA19]/[.Y19]*100" office:value-type="float" office:value="71.8110236220472" calcext:value-type="float">
            <text:p>71.81</text:p>
          </table:table-cell>
          <table:table-cell table:style-name="ce1" table:formula="of:=[.AB19]/[.Z19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5" calcext:value-type="float">
            <text:p>1725</text:p>
          </table:table-cell>
          <table:table-cell office:value-type="float" office:value="45" calcext:value-type="float">
            <text:p>45</text:p>
          </table:table-cell>
          <table:table-cell table:style-name="ce1" table:formula="of:=[.AG19]/[.AE19]*100" office:value-type="float" office:value="90.5511811023622" calcext:value-type="float">
            <text:p>90.55</text:p>
          </table:table-cell>
          <table:table-cell table:style-name="ce6" table:formula="of:=[.AH19]/[.AF19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5" calcext:value-type="float">
            <text:p>1295</text:p>
          </table:table-cell>
          <table:table-cell office:value-type="float" office:value="25" calcext:value-type="float">
            <text:p>25</text:p>
          </table:table-cell>
          <table:table-cell table:style-name="ce1" table:formula="of:=[.AY19]/[.AW19]*100" office:value-type="float" office:value="67.9790026246719" calcext:value-type="float">
            <text:p>67.98</text:p>
          </table:table-cell>
          <table:table-cell table:style-name="ce13" table:formula="of:=[.AZ19]/[.AX19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20" calcext:value-type="float">
            <text:p>1120</text:p>
          </table:table-cell>
          <table:table-cell office:value-type="float" office:value="38" calcext:value-type="float">
            <text:p>38</text:p>
          </table:table-cell>
          <table:table-cell table:style-name="ce1" table:formula="of:=[.BE19]/[.BC19]*100" office:value-type="float" office:value="58.7926509186352" calcext:value-type="float">
            <text:p>58.79</text:p>
          </table:table-cell>
          <table:table-cell table:style-name="ce13" table:formula="of:=[.BF19]/[.BD19]*100" office:value-type="float" office:value="82.6086956521739" calcext:value-type="float">
            <text:p>8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06" calcext:value-type="float">
            <text:p>1706</text:p>
          </table:table-cell>
          <table:table-cell office:value-type="float" office:value="43" calcext:value-type="float">
            <text:p>43</text:p>
          </table:table-cell>
          <table:table-cell table:style-name="ce1" table:formula="of:=[.BK19]/[.BI19]*100" office:value-type="float" office:value="89.5538057742782" calcext:value-type="float">
            <text:p>89.55</text:p>
          </table:table-cell>
          <table:table-cell table:style-name="ce13" table:formula="of:=[.BL19]/[.BJ19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2" calcext:value-type="float">
            <text:p>1772</text:p>
          </table:table-cell>
          <table:table-cell office:value-type="float" office:value="46" calcext:value-type="float">
            <text:p>46</text:p>
          </table:table-cell>
          <table:table-cell table:style-name="ce1" table:formula="of:=[.BQ19]/[.BO19]*100" office:value-type="float" office:value="93.0183727034121" calcext:value-type="float">
            <text:p>93.02</text:p>
          </table:table-cell>
          <table:table-cell table:style-name="ce13" table:formula="of:=[.BR19]/[.BP19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34" calcext:value-type="float">
            <text:p>1234</text:p>
          </table:table-cell>
          <table:table-cell office:value-type="float" office:value="28" calcext:value-type="float">
            <text:p>28</text:p>
          </table:table-cell>
          <table:table-cell table:style-name="ce1" table:formula="of:=[.C20]/[.A20]*100" office:value-type="float" office:value="64.7769028871391" calcext:value-type="float">
            <text:p>64.78</text:p>
          </table:table-cell>
          <table:table-cell table:style-name="ce1" table:formula="of:=[.D20]/[.B20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8" calcext:value-type="float">
            <text:p>1748</text:p>
          </table:table-cell>
          <table:table-cell office:value-type="float" office:value="46" calcext:value-type="float">
            <text:p>46</text:p>
          </table:table-cell>
          <table:table-cell table:style-name="ce1" table:formula="of:=[.I20]/[.G20]*100" office:value-type="float" office:value="91.758530183727" calcext:value-type="float">
            <text:p>91.76</text:p>
          </table:table-cell>
          <table:table-cell table:style-name="ce1" table:formula="of:=[.J20]/[.H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57" calcext:value-type="float">
            <text:p>1357</text:p>
          </table:table-cell>
          <table:table-cell office:value-type="float" office:value="33" calcext:value-type="float">
            <text:p>33</text:p>
          </table:table-cell>
          <table:table-cell table:style-name="ce1" table:formula="of:=[.O20]/[.M20]*100" office:value-type="float" office:value="71.2335958005249" calcext:value-type="float">
            <text:p>71.23</text:p>
          </table:table-cell>
          <table:table-cell table:style-name="ce1" table:formula="of:=[.P20]/[.N20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3" calcext:value-type="float">
            <text:p>1603</text:p>
          </table:table-cell>
          <table:table-cell office:value-type="float" office:value="41" calcext:value-type="float">
            <text:p>41</text:p>
          </table:table-cell>
          <table:table-cell table:style-name="ce1" table:formula="of:=[.U20]/[.S20]*100" office:value-type="float" office:value="84.1469816272966" calcext:value-type="float">
            <text:p>84.15</text:p>
          </table:table-cell>
          <table:table-cell table:style-name="ce1" table:formula="of:=[.V20]/[.T20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1" calcext:value-type="float">
            <text:p>1241</text:p>
          </table:table-cell>
          <table:table-cell office:value-type="float" office:value="25" calcext:value-type="float">
            <text:p>25</text:p>
          </table:table-cell>
          <table:table-cell table:style-name="ce1" table:formula="of:=[.AA20]/[.Y20]*100" office:value-type="float" office:value="65.1443569553806" calcext:value-type="float">
            <text:p>65.14</text:p>
          </table:table-cell>
          <table:table-cell table:style-name="ce1" table:formula="of:=[.AB20]/[.Z20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table:style-name="ce1" table:formula="of:=[.AG20]/[.AE20]*100" office:value-type="float" office:value="97.3753280839895" calcext:value-type="float">
            <text:p>97.38</text:p>
          </table:table-cell>
          <table:table-cell table:style-name="ce6" table:formula="of:=[.AH20]/[.AF20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table:style-name="ce1" table:formula="of:=[.AY20]/[.AW20]*100" office:value-type="float" office:value="60.4199475065617" calcext:value-type="float">
            <text:p>60.42</text:p>
          </table:table-cell>
          <table:table-cell table:style-name="ce13" table:formula="of:=[.AZ20]/[.AX20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19" calcext:value-type="float">
            <text:p>919</text:p>
          </table:table-cell>
          <table:table-cell office:value-type="float" office:value="46" calcext:value-type="float">
            <text:p>46</text:p>
          </table:table-cell>
          <table:table-cell table:style-name="ce1" table:formula="of:=[.BE20]/[.BC20]*100" office:value-type="float" office:value="48.241469816273" calcext:value-type="float">
            <text:p>48.24</text:p>
          </table:table-cell>
          <table:table-cell table:style-name="ce13" table:formula="of:=[.BF20]/[.BD20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91" calcext:value-type="float">
            <text:p>1591</text:p>
          </table:table-cell>
          <table:table-cell office:value-type="float" office:value="43" calcext:value-type="float">
            <text:p>43</text:p>
          </table:table-cell>
          <table:table-cell table:style-name="ce1" table:formula="of:=[.BK20]/[.BI20]*100" office:value-type="float" office:value="83.5170603674541" calcext:value-type="float">
            <text:p>83.52</text:p>
          </table:table-cell>
          <table:table-cell table:style-name="ce13" table:formula="of:=[.BL20]/[.BJ20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2" calcext:value-type="float">
            <text:p>1762</text:p>
          </table:table-cell>
          <table:table-cell office:value-type="float" office:value="46" calcext:value-type="float">
            <text:p>46</text:p>
          </table:table-cell>
          <table:table-cell table:style-name="ce1" table:formula="of:=[.BQ20]/[.BO20]*100" office:value-type="float" office:value="92.49343832021" calcext:value-type="float">
            <text:p>92.49</text:p>
          </table:table-cell>
          <table:table-cell table:style-name="ce13" table:formula="of:=[.BR20]/[.BP20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 office:value-type="float" office:value="31" calcext:value-type="float">
            <text:p>31</text:p>
          </table:table-cell>
          <table:table-cell table:style-name="ce1" table:formula="of:=[.C21]/[.A21]*100" office:value-type="float" office:value="65.5643044619423" calcext:value-type="float">
            <text:p>65.56</text:p>
          </table:table-cell>
          <table:table-cell table:style-name="ce1" table:formula="of:=[.D21]/[.B21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table:style-name="ce1" table:formula="of:=[.I21]/[.G21]*100" office:value-type="float" office:value="91.8635170603675" calcext:value-type="float">
            <text:p>91.86</text:p>
          </table:table-cell>
          <table:table-cell table:style-name="ce1" table:formula="of:=[.J21]/[.H21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49" calcext:value-type="float">
            <text:p>1349</text:p>
          </table:table-cell>
          <table:table-cell office:value-type="float" office:value="25" calcext:value-type="float">
            <text:p>25</text:p>
          </table:table-cell>
          <table:table-cell table:style-name="ce1" table:formula="of:=[.O21]/[.M21]*100" office:value-type="float" office:value="70.8136482939633" calcext:value-type="float">
            <text:p>70.81</text:p>
          </table:table-cell>
          <table:table-cell table:style-name="ce1" table:formula="of:=[.P21]/[.N21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91" calcext:value-type="float">
            <text:p>1391</text:p>
          </table:table-cell>
          <table:table-cell office:value-type="float" office:value="26" calcext:value-type="float">
            <text:p>26</text:p>
          </table:table-cell>
          <table:table-cell table:style-name="ce1" table:formula="of:=[.U21]/[.S21]*100" office:value-type="float" office:value="73.0183727034121" calcext:value-type="float">
            <text:p>73.02</text:p>
          </table:table-cell>
          <table:table-cell table:style-name="ce1" table:formula="of:=[.V21]/[.T21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1" calcext:value-type="float">
            <text:p>1241</text:p>
          </table:table-cell>
          <table:table-cell office:value-type="float" office:value="25" calcext:value-type="float">
            <text:p>25</text:p>
          </table:table-cell>
          <table:table-cell table:style-name="ce1" table:formula="of:=[.AA21]/[.Y21]*100" office:value-type="float" office:value="65.1443569553806" calcext:value-type="float">
            <text:p>65.14</text:p>
          </table:table-cell>
          <table:table-cell table:style-name="ce1" table:formula="of:=[.AB21]/[.Z21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44" calcext:value-type="float">
            <text:p>44</text:p>
          </table:table-cell>
          <table:table-cell table:style-name="ce1" table:formula="of:=[.AG21]/[.AE21]*100" office:value-type="float" office:value="97.7952755905512" calcext:value-type="float">
            <text:p>97.80</text:p>
          </table:table-cell>
          <table:table-cell table:style-name="ce6" table:formula="of:=[.AH21]/[.AF21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35" calcext:value-type="float">
            <text:p>1235</text:p>
          </table:table-cell>
          <table:table-cell office:value-type="float" office:value="26" calcext:value-type="float">
            <text:p>26</text:p>
          </table:table-cell>
          <table:table-cell table:style-name="ce1" table:formula="of:=[.AY21]/[.AW21]*100" office:value-type="float" office:value="64.8293963254593" calcext:value-type="float">
            <text:p>64.83</text:p>
          </table:table-cell>
          <table:table-cell table:style-name="ce13" table:formula="of:=[.AZ21]/[.AX21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6" calcext:value-type="float">
            <text:p>1306</text:p>
          </table:table-cell>
          <table:table-cell office:value-type="float" office:value="42" calcext:value-type="float">
            <text:p>42</text:p>
          </table:table-cell>
          <table:table-cell table:style-name="ce1" table:formula="of:=[.BE21]/[.BC21]*100" office:value-type="float" office:value="68.5564304461942" calcext:value-type="float">
            <text:p>68.56</text:p>
          </table:table-cell>
          <table:table-cell table:style-name="ce13" table:formula="of:=[.BF21]/[.BD21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5" calcext:value-type="float">
            <text:p>1565</text:p>
          </table:table-cell>
          <table:table-cell office:value-type="float" office:value="34" calcext:value-type="float">
            <text:p>34</text:p>
          </table:table-cell>
          <table:table-cell table:style-name="ce1" table:formula="of:=[.BK21]/[.BI21]*100" office:value-type="float" office:value="82.1522309711286" calcext:value-type="float">
            <text:p>82.15</text:p>
          </table:table-cell>
          <table:table-cell table:style-name="ce13" table:formula="of:=[.BL21]/[.BJ21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7" calcext:value-type="float">
            <text:p>1727</text:p>
          </table:table-cell>
          <table:table-cell office:value-type="float" office:value="46" calcext:value-type="float">
            <text:p>46</text:p>
          </table:table-cell>
          <table:table-cell table:style-name="ce1" table:formula="of:=[.BQ21]/[.BO21]*100" office:value-type="float" office:value="90.6561679790026" calcext:value-type="float">
            <text:p>90.66</text:p>
          </table:table-cell>
          <table:table-cell table:style-name="ce13" table:formula="of:=[.BR21]/[.BP21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6" calcext:value-type="float">
            <text:p>1486</text:p>
          </table:table-cell>
          <table:table-cell office:value-type="float" office:value="37" calcext:value-type="float">
            <text:p>37</text:p>
          </table:table-cell>
          <table:table-cell table:style-name="ce1" table:formula="of:=[.C22]/[.A22]*100" office:value-type="float" office:value="78.005249343832" calcext:value-type="float">
            <text:p>78.01</text:p>
          </table:table-cell>
          <table:table-cell table:style-name="ce1" table:formula="of:=[.D22]/[.B22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1" calcext:value-type="float">
            <text:p>1781</text:p>
          </table:table-cell>
          <table:table-cell office:value-type="float" office:value="46" calcext:value-type="float">
            <text:p>46</text:p>
          </table:table-cell>
          <table:table-cell table:style-name="ce1" table:formula="of:=[.I22]/[.G22]*100" office:value-type="float" office:value="93.490813648294" calcext:value-type="float">
            <text:p>93.49</text:p>
          </table:table-cell>
          <table:table-cell table:style-name="ce1" table:formula="of:=[.J22]/[.H22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41" calcext:value-type="float">
            <text:p>1341</text:p>
          </table:table-cell>
          <table:table-cell office:value-type="float" office:value="37" calcext:value-type="float">
            <text:p>37</text:p>
          </table:table-cell>
          <table:table-cell table:style-name="ce1" table:formula="of:=[.O22]/[.M22]*100" office:value-type="float" office:value="70.3937007874016" calcext:value-type="float">
            <text:p>70.39</text:p>
          </table:table-cell>
          <table:table-cell table:style-name="ce1" table:formula="of:=[.P22]/[.N22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7" calcext:value-type="float">
            <text:p>1437</text:p>
          </table:table-cell>
          <table:table-cell office:value-type="float" office:value="28" calcext:value-type="float">
            <text:p>28</text:p>
          </table:table-cell>
          <table:table-cell table:style-name="ce1" table:formula="of:=[.U22]/[.S22]*100" office:value-type="float" office:value="75.4330708661417" calcext:value-type="float">
            <text:p>75.43</text:p>
          </table:table-cell>
          <table:table-cell table:style-name="ce1" table:formula="of:=[.V22]/[.T22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48" calcext:value-type="float">
            <text:p>1348</text:p>
          </table:table-cell>
          <table:table-cell office:value-type="float" office:value="34" calcext:value-type="float">
            <text:p>34</text:p>
          </table:table-cell>
          <table:table-cell table:style-name="ce1" table:formula="of:=[.AA22]/[.Y22]*100" office:value-type="float" office:value="70.761154855643" calcext:value-type="float">
            <text:p>70.76</text:p>
          </table:table-cell>
          <table:table-cell table:style-name="ce1" table:formula="of:=[.AB22]/[.Z22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office:value-type="float" office:value="45" calcext:value-type="float">
            <text:p>45</text:p>
          </table:table-cell>
          <table:table-cell table:style-name="ce1" table:formula="of:=[.AG22]/[.AE22]*100" office:value-type="float" office:value="94.488188976378" calcext:value-type="float">
            <text:p>94.49</text:p>
          </table:table-cell>
          <table:table-cell table:style-name="ce6" table:formula="of:=[.AH22]/[.AF22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0" calcext:value-type="float">
            <text:p>1290</text:p>
          </table:table-cell>
          <table:table-cell office:value-type="float" office:value="35" calcext:value-type="float">
            <text:p>35</text:p>
          </table:table-cell>
          <table:table-cell table:style-name="ce1" table:formula="of:=[.AY22]/[.AW22]*100" office:value-type="float" office:value="67.7165354330709" calcext:value-type="float">
            <text:p>67.72</text:p>
          </table:table-cell>
          <table:table-cell table:style-name="ce13" table:formula="of:=[.AZ22]/[.AX22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table:style-name="ce1" table:formula="of:=[.BE22]/[.BC22]*100" office:value-type="float" office:value="41.0498687664042" calcext:value-type="float">
            <text:p>41.05</text:p>
          </table:table-cell>
          <table:table-cell table:style-name="ce13" table:formula="of:=[.BF22]/[.BD22]*100" office:value-type="float" office:value="17.3913043478261" calcext:value-type="float">
            <text:p>1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96" calcext:value-type="float">
            <text:p>1596</text:p>
          </table:table-cell>
          <table:table-cell office:value-type="float" office:value="41" calcext:value-type="float">
            <text:p>41</text:p>
          </table:table-cell>
          <table:table-cell table:style-name="ce1" table:formula="of:=[.BK22]/[.BI22]*100" office:value-type="float" office:value="83.7795275590551" calcext:value-type="float">
            <text:p>83.78</text:p>
          </table:table-cell>
          <table:table-cell table:style-name="ce13" table:formula="of:=[.BL22]/[.BJ22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9" calcext:value-type="float">
            <text:p>1749</text:p>
          </table:table-cell>
          <table:table-cell office:value-type="float" office:value="46" calcext:value-type="float">
            <text:p>46</text:p>
          </table:table-cell>
          <table:table-cell table:style-name="ce1" table:formula="of:=[.BQ22]/[.BO22]*100" office:value-type="float" office:value="91.8110236220472" calcext:value-type="float">
            <text:p>91.81</text:p>
          </table:table-cell>
          <table:table-cell table:style-name="ce13" table:formula="of:=[.BR22]/[.BP22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0" calcext:value-type="float">
            <text:p>1290</text:p>
          </table:table-cell>
          <table:table-cell office:value-type="float" office:value="30" calcext:value-type="float">
            <text:p>30</text:p>
          </table:table-cell>
          <table:table-cell table:style-name="ce1" table:formula="of:=[.C23]/[.A23]*100" office:value-type="float" office:value="67.7165354330709" calcext:value-type="float">
            <text:p>67.72</text:p>
          </table:table-cell>
          <table:table-cell table:style-name="ce1" table:formula="of:=[.D23]/[.B23]*100" office:value-type="float" office:value="65.2173913043478" calcext:value-type="float">
            <text:p>65.2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6" calcext:value-type="float">
            <text:p>46</text:p>
          </table:table-cell>
          <table:table-cell table:style-name="ce1" table:formula="of:=[.I23]/[.G23]*100" office:value-type="float" office:value="97.0603674540682" calcext:value-type="float">
            <text:p>97.06</text:p>
          </table:table-cell>
          <table:table-cell table:style-name="ce1" table:formula="of:=[.J23]/[.H23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0" calcext:value-type="float">
            <text:p>1290</text:p>
          </table:table-cell>
          <table:table-cell office:value-type="float" office:value="31" calcext:value-type="float">
            <text:p>31</text:p>
          </table:table-cell>
          <table:table-cell table:style-name="ce1" table:formula="of:=[.O23]/[.M23]*100" office:value-type="float" office:value="67.7165354330709" calcext:value-type="float">
            <text:p>67.72</text:p>
          </table:table-cell>
          <table:table-cell table:style-name="ce1" table:formula="of:=[.P23]/[.N23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78" calcext:value-type="float">
            <text:p>1478</text:p>
          </table:table-cell>
          <table:table-cell office:value-type="float" office:value="44" calcext:value-type="float">
            <text:p>44</text:p>
          </table:table-cell>
          <table:table-cell table:style-name="ce1" table:formula="of:=[.U23]/[.S23]*100" office:value-type="float" office:value="77.5853018372703" calcext:value-type="float">
            <text:p>77.59</text:p>
          </table:table-cell>
          <table:table-cell table:style-name="ce1" table:formula="of:=[.V23]/[.T23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5" calcext:value-type="float">
            <text:p>1325</text:p>
          </table:table-cell>
          <table:table-cell office:value-type="float" office:value="24" calcext:value-type="float">
            <text:p>24</text:p>
          </table:table-cell>
          <table:table-cell table:style-name="ce1" table:formula="of:=[.AA23]/[.Y23]*100" office:value-type="float" office:value="69.5538057742782" calcext:value-type="float">
            <text:p>69.55</text:p>
          </table:table-cell>
          <table:table-cell table:style-name="ce1" table:formula="of:=[.AB23]/[.Z23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3" calcext:value-type="float">
            <text:p>1863</text:p>
          </table:table-cell>
          <table:table-cell office:value-type="float" office:value="45" calcext:value-type="float">
            <text:p>45</text:p>
          </table:table-cell>
          <table:table-cell table:style-name="ce1" table:formula="of:=[.AG23]/[.AE23]*100" office:value-type="float" office:value="97.7952755905512" calcext:value-type="float">
            <text:p>97.80</text:p>
          </table:table-cell>
          <table:table-cell table:style-name="ce6" table:formula="of:=[.AH23]/[.AF23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table:style-name="ce1" table:formula="of:=[.AY23]/[.AW23]*100" office:value-type="float" office:value="50.2887139107612" calcext:value-type="float">
            <text:p>50.29</text:p>
          </table:table-cell>
          <table:table-cell table:style-name="ce13" table:formula="of:=[.AZ23]/[.AX23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94" calcext:value-type="float">
            <text:p>1494</text:p>
          </table:table-cell>
          <table:table-cell office:value-type="float" office:value="31" calcext:value-type="float">
            <text:p>31</text:p>
          </table:table-cell>
          <table:table-cell table:style-name="ce1" table:formula="of:=[.BE23]/[.BC23]*100" office:value-type="float" office:value="78.4251968503937" calcext:value-type="float">
            <text:p>78.43</text:p>
          </table:table-cell>
          <table:table-cell table:style-name="ce13" table:formula="of:=[.BF23]/[.BD23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6" calcext:value-type="float">
            <text:p>1436</text:p>
          </table:table-cell>
          <table:table-cell office:value-type="float" office:value="40" calcext:value-type="float">
            <text:p>40</text:p>
          </table:table-cell>
          <table:table-cell table:style-name="ce1" table:formula="of:=[.BK23]/[.BI23]*100" office:value-type="float" office:value="75.3805774278215" calcext:value-type="float">
            <text:p>75.38</text:p>
          </table:table-cell>
          <table:table-cell table:style-name="ce13" table:formula="of:=[.BL23]/[.BJ23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8" calcext:value-type="float">
            <text:p>1758</text:p>
          </table:table-cell>
          <table:table-cell office:value-type="float" office:value="45" calcext:value-type="float">
            <text:p>45</text:p>
          </table:table-cell>
          <table:table-cell table:style-name="ce1" table:formula="of:=[.BQ23]/[.BO23]*100" office:value-type="float" office:value="92.2834645669291" calcext:value-type="float">
            <text:p>92.28</text:p>
          </table:table-cell>
          <table:table-cell table:style-name="ce13" table:formula="of:=[.BR23]/[.BP23]*100" office:value-type="float" office:value="97.8260869565217" calcext:value-type="float">
            <text:p>97.83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10" calcext:value-type="float">
            <text:p>1110</text:p>
          </table:table-cell>
          <table:table-cell office:value-type="float" office:value="20" calcext:value-type="float">
            <text:p>20</text:p>
          </table:table-cell>
          <table:table-cell table:style-name="ce1" table:formula="of:=[.C24]/[.A24]*100" office:value-type="float" office:value="58.2677165354331" calcext:value-type="float">
            <text:p>58.27</text:p>
          </table:table-cell>
          <table:table-cell table:style-name="ce1" table:formula="of:=[.D24]/[.B24]*100" office:value-type="float" office:value="43.4782608695652" calcext:value-type="float">
            <text:p>4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2" calcext:value-type="float">
            <text:p>1742</text:p>
          </table:table-cell>
          <table:table-cell office:value-type="float" office:value="44" calcext:value-type="float">
            <text:p>44</text:p>
          </table:table-cell>
          <table:table-cell table:style-name="ce1" table:formula="of:=[.I24]/[.G24]*100" office:value-type="float" office:value="91.4435695538058" calcext:value-type="float">
            <text:p>91.44</text:p>
          </table:table-cell>
          <table:table-cell table:style-name="ce1" table:formula="of:=[.J24]/[.H24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2" calcext:value-type="float">
            <text:p>1332</text:p>
          </table:table-cell>
          <table:table-cell office:value-type="float" office:value="31" calcext:value-type="float">
            <text:p>31</text:p>
          </table:table-cell>
          <table:table-cell table:style-name="ce1" table:formula="of:=[.O24]/[.M24]*100" office:value-type="float" office:value="69.9212598425197" calcext:value-type="float">
            <text:p>69.92</text:p>
          </table:table-cell>
          <table:table-cell table:style-name="ce1" table:formula="of:=[.P24]/[.N24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833" calcext:value-type="float">
            <text:p>833</text:p>
          </table:table-cell>
          <table:table-cell office:value-type="float" office:value="15" calcext:value-type="float">
            <text:p>15</text:p>
          </table:table-cell>
          <table:table-cell table:style-name="ce1" table:formula="of:=[.U24]/[.S24]*100" office:value-type="float" office:value="43.7270341207349" calcext:value-type="float">
            <text:p>43.73</text:p>
          </table:table-cell>
          <table:table-cell table:style-name="ce1" table:formula="of:=[.V24]/[.T24]*100" office:value-type="float" office:value="32.6086956521739" calcext:value-type="float">
            <text:p>32.6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85" calcext:value-type="float">
            <text:p>1285</text:p>
          </table:table-cell>
          <table:table-cell office:value-type="float" office:value="21" calcext:value-type="float">
            <text:p>21</text:p>
          </table:table-cell>
          <table:table-cell table:style-name="ce1" table:formula="of:=[.AA24]/[.Y24]*100" office:value-type="float" office:value="67.4540682414698" calcext:value-type="float">
            <text:p>67.45</text:p>
          </table:table-cell>
          <table:table-cell table:style-name="ce1" table:formula="of:=[.AB24]/[.Z24]*100" office:value-type="float" office:value="45.6521739130435" calcext:value-type="float">
            <text:p>4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6" calcext:value-type="float">
            <text:p>1776</text:p>
          </table:table-cell>
          <table:table-cell office:value-type="float" office:value="45" calcext:value-type="float">
            <text:p>45</text:p>
          </table:table-cell>
          <table:table-cell table:style-name="ce1" table:formula="of:=[.AG24]/[.AE24]*100" office:value-type="float" office:value="93.2283464566929" calcext:value-type="float">
            <text:p>93.23</text:p>
          </table:table-cell>
          <table:table-cell table:style-name="ce6" table:formula="of:=[.AH24]/[.AF24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09" calcext:value-type="float">
            <text:p>1009</text:p>
          </table:table-cell>
          <table:table-cell office:value-type="float" office:value="25" calcext:value-type="float">
            <text:p>25</text:p>
          </table:table-cell>
          <table:table-cell table:style-name="ce1" table:formula="of:=[.AY24]/[.AW24]*100" office:value-type="float" office:value="52.9658792650919" calcext:value-type="float">
            <text:p>52.97</text:p>
          </table:table-cell>
          <table:table-cell table:style-name="ce13" table:formula="of:=[.AZ24]/[.AX24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08" calcext:value-type="float">
            <text:p>1108</text:p>
          </table:table-cell>
          <table:table-cell office:value-type="float" office:value="21" calcext:value-type="float">
            <text:p>21</text:p>
          </table:table-cell>
          <table:table-cell table:style-name="ce1" table:formula="of:=[.BE24]/[.BC24]*100" office:value-type="float" office:value="58.1627296587927" calcext:value-type="float">
            <text:p>58.16</text:p>
          </table:table-cell>
          <table:table-cell table:style-name="ce13" table:formula="of:=[.BF24]/[.BD24]*100" office:value-type="float" office:value="45.6521739130435" calcext:value-type="float">
            <text:p>4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9" calcext:value-type="float">
            <text:p>1509</text:p>
          </table:table-cell>
          <table:table-cell office:value-type="float" office:value="45" calcext:value-type="float">
            <text:p>45</text:p>
          </table:table-cell>
          <table:table-cell table:style-name="ce1" table:formula="of:=[.BK24]/[.BI24]*100" office:value-type="float" office:value="79.2125984251968" calcext:value-type="float">
            <text:p>79.21</text:p>
          </table:table-cell>
          <table:table-cell table:style-name="ce13" table:formula="of:=[.BL24]/[.BJ24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2" calcext:value-type="float">
            <text:p>1822</text:p>
          </table:table-cell>
          <table:table-cell office:value-type="float" office:value="42" calcext:value-type="float">
            <text:p>42</text:p>
          </table:table-cell>
          <table:table-cell table:style-name="ce1" table:formula="of:=[.BQ24]/[.BO24]*100" office:value-type="float" office:value="95.6430446194226" calcext:value-type="float">
            <text:p>95.64</text:p>
          </table:table-cell>
          <table:table-cell table:style-name="ce13" table:formula="of:=[.BR24]/[.BP24]*100" office:value-type="float" office:value="91.304347826087" calcext:value-type="float">
            <text:p>91.3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float" office:value="39" calcext:value-type="float">
            <text:p>39</text:p>
          </table:table-cell>
          <table:table-cell table:style-name="ce1" table:formula="of:=[.C25]/[.A25]*100" office:value-type="float" office:value="78.740157480315" calcext:value-type="float">
            <text:p>78.74</text:p>
          </table:table-cell>
          <table:table-cell table:style-name="ce1" table:formula="of:=[.D25]/[.B25]*100" office:value-type="float" office:value="84.7826086956522" calcext:value-type="float">
            <text:p>84.78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24" calcext:value-type="float">
            <text:p>1224</text:p>
          </table:table-cell>
          <table:table-cell office:value-type="float" office:value="32" calcext:value-type="float">
            <text:p>32</text:p>
          </table:table-cell>
          <table:table-cell table:style-name="ce1" table:formula="of:=[.O25]/[.M25]*100" office:value-type="float" office:value="64.251968503937" calcext:value-type="float">
            <text:p>64.25</text:p>
          </table:table-cell>
          <table:table-cell table:style-name="ce1" table:formula="of:=[.P25]/[.N25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7" calcext:value-type="float">
            <text:p>1337</text:p>
          </table:table-cell>
          <table:table-cell office:value-type="float" office:value="25" calcext:value-type="float">
            <text:p>25</text:p>
          </table:table-cell>
          <table:table-cell table:style-name="ce1" table:formula="of:=[.U25]/[.S25]*100" office:value-type="float" office:value="70.1837270341207" calcext:value-type="float">
            <text:p>70.18</text:p>
          </table:table-cell>
          <table:table-cell table:style-name="ce1" table:formula="of:=[.V25]/[.T25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6" calcext:value-type="float">
            <text:p>1336</text:p>
          </table:table-cell>
          <table:table-cell office:value-type="float" office:value="34" calcext:value-type="float">
            <text:p>34</text:p>
          </table:table-cell>
          <table:table-cell table:style-name="ce1" table:formula="of:=[.AA25]/[.Y25]*100" office:value-type="float" office:value="70.1312335958005" calcext:value-type="float">
            <text:p>70.13</text:p>
          </table:table-cell>
          <table:table-cell table:style-name="ce1" table:formula="of:=[.AB25]/[.Z25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19" calcext:value-type="float">
            <text:p>1719</text:p>
          </table:table-cell>
          <table:table-cell office:value-type="float" office:value="41" calcext:value-type="float">
            <text:p>41</text:p>
          </table:table-cell>
          <table:table-cell table:style-name="ce1" table:formula="of:=[.AG25]/[.AE25]*100" office:value-type="float" office:value="90.2362204724409" calcext:value-type="float">
            <text:p>90.24</text:p>
          </table:table-cell>
          <table:table-cell table:style-name="ce6" table:formula="of:=[.AH25]/[.AF25]*100" office:value-type="float" office:value="89.1304347826087" calcext:value-type="float">
            <text:p>89.1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1" calcext:value-type="float">
            <text:p>1241</text:p>
          </table:table-cell>
          <table:table-cell office:value-type="float" office:value="29" calcext:value-type="float">
            <text:p>29</text:p>
          </table:table-cell>
          <table:table-cell table:style-name="ce1" table:formula="of:=[.AY25]/[.AW25]*100" office:value-type="float" office:value="65.1443569553806" calcext:value-type="float">
            <text:p>65.14</text:p>
          </table:table-cell>
          <table:table-cell table:style-name="ce13" table:formula="of:=[.AZ25]/[.AX25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48" calcext:value-type="float">
            <text:p>1048</text:p>
          </table:table-cell>
          <table:table-cell office:value-type="float" office:value="14" calcext:value-type="float">
            <text:p>14</text:p>
          </table:table-cell>
          <table:table-cell table:style-name="ce1" table:formula="of:=[.BE25]/[.BC25]*100" office:value-type="float" office:value="55.0131233595801" calcext:value-type="float">
            <text:p>55.01</text:p>
          </table:table-cell>
          <table:table-cell table:style-name="ce13" table:formula="of:=[.BF25]/[.BD25]*100" office:value-type="float" office:value="30.4347826086957" calcext:value-type="float">
            <text:p>3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27" calcext:value-type="float">
            <text:p>1527</text:p>
          </table:table-cell>
          <table:table-cell office:value-type="float" office:value="46" calcext:value-type="float">
            <text:p>46</text:p>
          </table:table-cell>
          <table:table-cell table:style-name="ce1" table:formula="of:=[.BK25]/[.BI25]*100" office:value-type="float" office:value="80.1574803149606" calcext:value-type="float">
            <text:p>80.16</text:p>
          </table:table-cell>
          <table:table-cell table:style-name="ce13" table:formula="of:=[.BL25]/[.BJ25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1" calcext:value-type="float">
            <text:p>41</text:p>
          </table:table-cell>
          <table:table-cell table:style-name="ce1" table:formula="of:=[.BQ25]/[.BO25]*100" office:value-type="float" office:value="97.3228346456693" calcext:value-type="float">
            <text:p>97.32</text:p>
          </table:table-cell>
          <table:table-cell table:style-name="ce13" table:formula="of:=[.BR25]/[.BP25]*100" office:value-type="float" office:value="89.1304347826087" calcext:value-type="float">
            <text:p>89.13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table:style-name="ce1" table:formula="of:=[.C26]/[.A26]*100" office:value-type="float" office:value="66.7191601049869" calcext:value-type="float">
            <text:p>66.72</text:p>
          </table:table-cell>
          <table:table-cell table:style-name="ce1" table:formula="of:=[.D26]/[.B26]*100" office:value-type="float" office:value="73.9130434782609" calcext:value-type="float">
            <text:p>73.91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75" calcext:value-type="float">
            <text:p>1375</text:p>
          </table:table-cell>
          <table:table-cell office:value-type="float" office:value="33" calcext:value-type="float">
            <text:p>33</text:p>
          </table:table-cell>
          <table:table-cell table:style-name="ce1" table:formula="of:=[.O26]/[.M26]*100" office:value-type="float" office:value="72.1784776902887" calcext:value-type="float">
            <text:p>72.18</text:p>
          </table:table-cell>
          <table:table-cell table:style-name="ce1" table:formula="of:=[.P26]/[.N26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6" calcext:value-type="float">
            <text:p>1756</text:p>
          </table:table-cell>
          <table:table-cell office:value-type="float" office:value="46" calcext:value-type="float">
            <text:p>46</text:p>
          </table:table-cell>
          <table:table-cell table:style-name="ce1" table:formula="of:=[.U26]/[.S26]*100" office:value-type="float" office:value="92.1784776902887" calcext:value-type="float">
            <text:p>92.18</text:p>
          </table:table-cell>
          <table:table-cell table:style-name="ce1" table:formula="of:=[.V26]/[.T26]*100" office:value-type="float" office:value="100" calcext:value-type="float">
            <text:p>10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67" calcext:value-type="float">
            <text:p>1467</text:p>
          </table:table-cell>
          <table:table-cell office:value-type="float" office:value="40" calcext:value-type="float">
            <text:p>40</text:p>
          </table:table-cell>
          <table:table-cell table:style-name="ce1" table:formula="of:=[.AA26]/[.Y26]*100" office:value-type="float" office:value="77.007874015748" calcext:value-type="float">
            <text:p>77.01</text:p>
          </table:table-cell>
          <table:table-cell table:style-name="ce1" table:formula="of:=[.AB26]/[.Z26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6" calcext:value-type="float">
            <text:p>1756</text:p>
          </table:table-cell>
          <table:table-cell office:value-type="float" office:value="44" calcext:value-type="float">
            <text:p>44</text:p>
          </table:table-cell>
          <table:table-cell table:style-name="ce1" table:formula="of:=[.AG26]/[.AE26]*100" office:value-type="float" office:value="92.1784776902887" calcext:value-type="float">
            <text:p>92.18</text:p>
          </table:table-cell>
          <table:table-cell table:style-name="ce6" table:formula="of:=[.AH26]/[.AF26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12" calcext:value-type="float">
            <text:p>1112</text:p>
          </table:table-cell>
          <table:table-cell office:value-type="float" office:value="23" calcext:value-type="float">
            <text:p>23</text:p>
          </table:table-cell>
          <table:table-cell table:style-name="ce1" table:formula="of:=[.AY26]/[.AW26]*100" office:value-type="float" office:value="58.3727034120735" calcext:value-type="float">
            <text:p>58.37</text:p>
          </table:table-cell>
          <table:table-cell table:style-name="ce13" table:formula="of:=[.AZ26]/[.AX26]*100" office:value-type="float" office:value="50" calcext:value-type="float">
            <text:p>50.0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11" calcext:value-type="float">
            <text:p>1111</text:p>
          </table:table-cell>
          <table:table-cell office:value-type="float" office:value="36" calcext:value-type="float">
            <text:p>36</text:p>
          </table:table-cell>
          <table:table-cell table:style-name="ce1" table:formula="of:=[.BE26]/[.BC26]*100" office:value-type="float" office:value="58.3202099737533" calcext:value-type="float">
            <text:p>58.32</text:p>
          </table:table-cell>
          <table:table-cell table:style-name="ce13" table:formula="of:=[.BF26]/[.BD26]*100" office:value-type="float" office:value="78.2608695652174" calcext:value-type="float">
            <text:p>78.26</text:p>
          </table:table-cell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9" calcext:value-type="float">
            <text:p>1739</text:p>
          </table:table-cell>
          <table:table-cell office:value-type="float" office:value="46" calcext:value-type="float">
            <text:p>46</text:p>
          </table:table-cell>
          <table:table-cell table:style-name="ce1" table:formula="of:=[.BQ26]/[.BO26]*100" office:value-type="float" office:value="91.2860892388452" calcext:value-type="float">
            <text:p>91.29</text:p>
          </table:table-cell>
          <table:table-cell table:style-name="ce13" table:formula="of:=[.BR26]/[.BP26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17" calcext:value-type="float">
            <text:p>1117</text:p>
          </table:table-cell>
          <table:table-cell office:value-type="float" office:value="25" calcext:value-type="float">
            <text:p>25</text:p>
          </table:table-cell>
          <table:table-cell table:style-name="ce1" table:formula="of:=[.O27]/[.M27]*100" office:value-type="float" office:value="58.6351706036745" calcext:value-type="float">
            <text:p>58.64</text:p>
          </table:table-cell>
          <table:table-cell table:style-name="ce1" table:formula="of:=[.P27]/[.N27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2" calcext:value-type="float">
            <text:p>1722</text:p>
          </table:table-cell>
          <table:table-cell office:value-type="float" office:value="45" calcext:value-type="float">
            <text:p>45</text:p>
          </table:table-cell>
          <table:table-cell table:style-name="ce1" table:formula="of:=[.U27]/[.S27]*100" office:value-type="float" office:value="90.3937007874016" calcext:value-type="float">
            <text:p>90.39</text:p>
          </table:table-cell>
          <table:table-cell table:style-name="ce1" table:formula="of:=[.V27]/[.T27]*100" office:value-type="float" office:value="97.8260869565217" calcext:value-type="float">
            <text:p>97.8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37" calcext:value-type="float">
            <text:p>1437</text:p>
          </table:table-cell>
          <table:table-cell office:value-type="float" office:value="35" calcext:value-type="float">
            <text:p>35</text:p>
          </table:table-cell>
          <table:table-cell table:style-name="ce1" table:formula="of:=[.AA27]/[.Y27]*100" office:value-type="float" office:value="75.4330708661417" calcext:value-type="float">
            <text:p>75.43</text:p>
          </table:table-cell>
          <table:table-cell table:style-name="ce1" table:formula="of:=[.AB27]/[.Z27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7" calcext:value-type="float">
            <text:p>1757</text:p>
          </table:table-cell>
          <table:table-cell office:value-type="float" office:value="43" calcext:value-type="float">
            <text:p>43</text:p>
          </table:table-cell>
          <table:table-cell table:style-name="ce1" table:formula="of:=[.AG27]/[.AE27]*100" office:value-type="float" office:value="92.2309711286089" calcext:value-type="float">
            <text:p>92.23</text:p>
          </table:table-cell>
          <table:table-cell table:style-name="ce6" table:formula="of:=[.AH27]/[.AF27]*100" office:value-type="float" office:value="93.4782608695652" calcext:value-type="float">
            <text:p>93.48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40" calcext:value-type="float">
            <text:p>1240</text:p>
          </table:table-cell>
          <table:table-cell office:value-type="float" office:value="24" calcext:value-type="float">
            <text:p>24</text:p>
          </table:table-cell>
          <table:table-cell table:style-name="ce1" table:formula="of:=[.AY27]/[.AW27]*100" office:value-type="float" office:value="65.0918635170604" calcext:value-type="float">
            <text:p>65.09</text:p>
          </table:table-cell>
          <table:table-cell table:style-name="ce13" table:formula="of:=[.AZ27]/[.AX27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style-name="ce1" table:formula="of:=[.BE27]/[.BC27]*100" office:value-type="float" office:value="21.6797900262467" calcext:value-type="float">
            <text:p>21.68</text:p>
          </table:table-cell>
          <table:table-cell table:style-name="ce13" table:formula="of:=[.BF27]/[.BD27]*100" office:value-type="float" office:value="0" calcext:value-type="float">
            <text:p>0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2" calcext:value-type="float">
            <text:p>1762</text:p>
          </table:table-cell>
          <table:table-cell office:value-type="float" office:value="45" calcext:value-type="float">
            <text:p>45</text:p>
          </table:table-cell>
          <table:table-cell table:style-name="ce1" table:formula="of:=[.BQ27]/[.BO27]*100" office:value-type="float" office:value="92.49343832021" calcext:value-type="float">
            <text:p>92.49</text:p>
          </table:table-cell>
          <table:table-cell table:style-name="ce13" table:formula="of:=[.BR27]/[.BP27]*100" office:value-type="float" office:value="97.8260869565217" calcext:value-type="float">
            <text:p>97.83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1" calcext:value-type="float">
            <text:p>1331</text:p>
          </table:table-cell>
          <table:table-cell office:value-type="float" office:value="34" calcext:value-type="float">
            <text:p>34</text:p>
          </table:table-cell>
          <table:table-cell table:style-name="ce1" table:formula="of:=[.O28]/[.M28]*100" office:value-type="float" office:value="69.8687664041995" calcext:value-type="float">
            <text:p>69.87</text:p>
          </table:table-cell>
          <table:table-cell table:style-name="ce1" table:formula="of:=[.P28]/[.N28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44" calcext:value-type="float">
            <text:p>1444</text:p>
          </table:table-cell>
          <table:table-cell office:value-type="float" office:value="33" calcext:value-type="float">
            <text:p>33</text:p>
          </table:table-cell>
          <table:table-cell table:style-name="ce1" table:formula="of:=[.U28]/[.S28]*100" office:value-type="float" office:value="75.8005249343832" calcext:value-type="float">
            <text:p>75.80</text:p>
          </table:table-cell>
          <table:table-cell table:style-name="ce1" table:formula="of:=[.V28]/[.T28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24" calcext:value-type="float">
            <text:p>1124</text:p>
          </table:table-cell>
          <table:table-cell office:value-type="float" office:value="33" calcext:value-type="float">
            <text:p>33</text:p>
          </table:table-cell>
          <table:table-cell table:style-name="ce1" table:formula="of:=[.AA28]/[.Y28]*100" office:value-type="float" office:value="59.002624671916" calcext:value-type="float">
            <text:p>59.00</text:p>
          </table:table-cell>
          <table:table-cell table:style-name="ce1" table:formula="of:=[.AB28]/[.Z28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3" calcext:value-type="float">
            <text:p>1813</text:p>
          </table:table-cell>
          <table:table-cell office:value-type="float" office:value="46" calcext:value-type="float">
            <text:p>46</text:p>
          </table:table-cell>
          <table:table-cell table:style-name="ce1" table:formula="of:=[.AG28]/[.AE28]*100" office:value-type="float" office:value="95.1706036745407" calcext:value-type="float">
            <text:p>95.17</text:p>
          </table:table-cell>
          <table:table-cell table:style-name="ce6" table:formula="of:=[.AH28]/[.AF2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15" calcext:value-type="float">
            <text:p>1315</text:p>
          </table:table-cell>
          <table:table-cell office:value-type="float" office:value="32" calcext:value-type="float">
            <text:p>32</text:p>
          </table:table-cell>
          <table:table-cell table:style-name="ce1" table:formula="of:=[.AY28]/[.AW28]*100" office:value-type="float" office:value="69.0288713910761" calcext:value-type="float">
            <text:p>69.03</text:p>
          </table:table-cell>
          <table:table-cell table:style-name="ce13" table:formula="of:=[.AZ28]/[.AX28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style-name="ce1" table:formula="of:=[.BE28]/[.BC28]*100" office:value-type="float" office:value="22.9396325459318" calcext:value-type="float">
            <text:p>22.94</text:p>
          </table:table-cell>
          <table:table-cell table:style-name="ce13" table:formula="of:=[.BF28]/[.BD28]*100" office:value-type="float" office:value="0" calcext:value-type="float">
            <text:p>0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9" calcext:value-type="float">
            <text:p>1779</text:p>
          </table:table-cell>
          <table:table-cell office:value-type="float" office:value="46" calcext:value-type="float">
            <text:p>46</text:p>
          </table:table-cell>
          <table:table-cell table:style-name="ce1" table:formula="of:=[.BQ28]/[.BO28]*100" office:value-type="float" office:value="93.3858267716535" calcext:value-type="float">
            <text:p>93.39</text:p>
          </table:table-cell>
          <table:table-cell table:style-name="ce13" table:formula="of:=[.BR28]/[.BP28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98" calcext:value-type="float">
            <text:p>1398</text:p>
          </table:table-cell>
          <table:table-cell office:value-type="float" office:value="37" calcext:value-type="float">
            <text:p>37</text:p>
          </table:table-cell>
          <table:table-cell table:style-name="ce1" table:formula="of:=[.O29]/[.M29]*100" office:value-type="float" office:value="73.3858267716535" calcext:value-type="float">
            <text:p>73.39</text:p>
          </table:table-cell>
          <table:table-cell table:style-name="ce1" table:formula="of:=[.P29]/[.N29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50" calcext:value-type="float">
            <text:p>1550</text:p>
          </table:table-cell>
          <table:table-cell office:value-type="float" office:value="35" calcext:value-type="float">
            <text:p>35</text:p>
          </table:table-cell>
          <table:table-cell table:style-name="ce1" table:formula="of:=[.U29]/[.S29]*100" office:value-type="float" office:value="81.3648293963255" calcext:value-type="float">
            <text:p>81.36</text:p>
          </table:table-cell>
          <table:table-cell table:style-name="ce1" table:formula="of:=[.V29]/[.T29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10" calcext:value-type="float">
            <text:p>1310</text:p>
          </table:table-cell>
          <table:table-cell office:value-type="float" office:value="33" calcext:value-type="float">
            <text:p>33</text:p>
          </table:table-cell>
          <table:table-cell table:style-name="ce1" table:formula="of:=[.AA29]/[.Y29]*100" office:value-type="float" office:value="68.7664041994751" calcext:value-type="float">
            <text:p>68.77</text:p>
          </table:table-cell>
          <table:table-cell table:style-name="ce1" table:formula="of:=[.AB29]/[.Z29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2" calcext:value-type="float">
            <text:p>1862</text:p>
          </table:table-cell>
          <table:table-cell office:value-type="float" office:value="46" calcext:value-type="float">
            <text:p>46</text:p>
          </table:table-cell>
          <table:table-cell table:style-name="ce1" table:formula="of:=[.AG29]/[.AE29]*100" office:value-type="float" office:value="97.742782152231" calcext:value-type="float">
            <text:p>97.74</text:p>
          </table:table-cell>
          <table:table-cell table:style-name="ce6" table:formula="of:=[.AH29]/[.AF29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4" calcext:value-type="float">
            <text:p>1324</text:p>
          </table:table-cell>
          <table:table-cell office:value-type="float" office:value="39" calcext:value-type="float">
            <text:p>39</text:p>
          </table:table-cell>
          <table:table-cell table:style-name="ce1" table:formula="of:=[.AY29]/[.AW29]*100" office:value-type="float" office:value="69.501312335958" calcext:value-type="float">
            <text:p>69.50</text:p>
          </table:table-cell>
          <table:table-cell table:style-name="ce13" table:formula="of:=[.AZ29]/[.AX29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36" calcext:value-type="float">
            <text:p>936</text:p>
          </table:table-cell>
          <table:table-cell office:value-type="float" office:value="23" calcext:value-type="float">
            <text:p>23</text:p>
          </table:table-cell>
          <table:table-cell table:style-name="ce1" table:formula="of:=[.BE29]/[.BC29]*100" office:value-type="float" office:value="49.1338582677165" calcext:value-type="float">
            <text:p>49.13</text:p>
          </table:table-cell>
          <table:table-cell table:style-name="ce13" table:formula="of:=[.BF29]/[.BD29]*100" office:value-type="float" office:value="50" calcext:value-type="float">
            <text:p>50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8" calcext:value-type="float">
            <text:p>1778</text:p>
          </table:table-cell>
          <table:table-cell office:value-type="float" office:value="44" calcext:value-type="float">
            <text:p>44</text:p>
          </table:table-cell>
          <table:table-cell table:style-name="ce1" table:formula="of:=[.BQ29]/[.BO29]*100" office:value-type="float" office:value="93.3333333333333" calcext:value-type="float">
            <text:p>93.33</text:p>
          </table:table-cell>
          <table:table-cell table:style-name="ce13" table:formula="of:=[.BR29]/[.BP29]*100" office:value-type="float" office:value="95.6521739130435" calcext:value-type="float">
            <text:p>95.65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table:style-name="ce1" table:formula="of:=[.O30]/[.M30]*100" office:value-type="float" office:value="56.1679790026247" calcext:value-type="float">
            <text:p>56.17</text:p>
          </table:table-cell>
          <table:table-cell table:style-name="ce1" table:formula="of:=[.P30]/[.N30]*100" office:value-type="float" office:value="34.7826086956522" calcext:value-type="float">
            <text:p>3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64" calcext:value-type="float">
            <text:p>1264</text:p>
          </table:table-cell>
          <table:table-cell office:value-type="float" office:value="29" calcext:value-type="float">
            <text:p>29</text:p>
          </table:table-cell>
          <table:table-cell table:style-name="ce1" table:formula="of:=[.U30]/[.S30]*100" office:value-type="float" office:value="66.3517060367454" calcext:value-type="float">
            <text:p>66.35</text:p>
          </table:table-cell>
          <table:table-cell table:style-name="ce1" table:formula="of:=[.V30]/[.T30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99" calcext:value-type="float">
            <text:p>1499</text:p>
          </table:table-cell>
          <table:table-cell office:value-type="float" office:value="35" calcext:value-type="float">
            <text:p>35</text:p>
          </table:table-cell>
          <table:table-cell table:style-name="ce1" table:formula="of:=[.AA30]/[.Y30]*100" office:value-type="float" office:value="78.6876640419948" calcext:value-type="float">
            <text:p>78.69</text:p>
          </table:table-cell>
          <table:table-cell table:style-name="ce1" table:formula="of:=[.AB30]/[.Z30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1" calcext:value-type="float">
            <text:p>1721</text:p>
          </table:table-cell>
          <table:table-cell office:value-type="float" office:value="45" calcext:value-type="float">
            <text:p>45</text:p>
          </table:table-cell>
          <table:table-cell table:style-name="ce1" table:formula="of:=[.AG30]/[.AE30]*100" office:value-type="float" office:value="90.3412073490814" calcext:value-type="float">
            <text:p>90.34</text:p>
          </table:table-cell>
          <table:table-cell table:style-name="ce6" table:formula="of:=[.AH30]/[.AF30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9" calcext:value-type="float">
            <text:p>959</text:p>
          </table:table-cell>
          <table:table-cell office:value-type="float" office:value="29" calcext:value-type="float">
            <text:p>29</text:p>
          </table:table-cell>
          <table:table-cell table:style-name="ce1" table:formula="of:=[.AY30]/[.AW30]*100" office:value-type="float" office:value="50.3412073490814" calcext:value-type="float">
            <text:p>50.34</text:p>
          </table:table-cell>
          <table:table-cell table:style-name="ce13" table:formula="of:=[.AZ30]/[.AX30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table:style-name="ce1" table:formula="of:=[.BE30]/[.BC30]*100" office:value-type="float" office:value="55.1181102362205" calcext:value-type="float">
            <text:p>55.12</text:p>
          </table:table-cell>
          <table:table-cell table:style-name="ce13" table:formula="of:=[.BF30]/[.BD30]*100" office:value-type="float" office:value="43.4782608695652" calcext:value-type="float">
            <text:p>43.48</text:p>
          </table:table-cell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2" calcext:value-type="float">
            <text:p>1782</text:p>
          </table:table-cell>
          <table:table-cell office:value-type="float" office:value="44" calcext:value-type="float">
            <text:p>44</text:p>
          </table:table-cell>
          <table:table-cell table:style-name="ce1" table:formula="of:=[.BQ30]/[.BO30]*100" office:value-type="float" office:value="93.5433070866142" calcext:value-type="float">
            <text:p>93.54</text:p>
          </table:table-cell>
          <table:table-cell table:style-name="ce13" table:formula="of:=[.BR30]/[.BP30]*100" office:value-type="float" office:value="95.6521739130435" calcext:value-type="float">
            <text:p>95.65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43" calcext:value-type="float">
            <text:p>1443</text:p>
          </table:table-cell>
          <table:table-cell office:value-type="float" office:value="39" calcext:value-type="float">
            <text:p>39</text:p>
          </table:table-cell>
          <table:table-cell table:style-name="ce1" table:formula="of:=[.O31]/[.M31]*100" office:value-type="float" office:value="75.748031496063" calcext:value-type="float">
            <text:p>75.75</text:p>
          </table:table-cell>
          <table:table-cell table:style-name="ce1" table:formula="of:=[.P31]/[.N31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30" calcext:value-type="float">
            <text:p>1630</text:p>
          </table:table-cell>
          <table:table-cell office:value-type="float" office:value="44" calcext:value-type="float">
            <text:p>44</text:p>
          </table:table-cell>
          <table:table-cell table:style-name="ce1" table:formula="of:=[.U31]/[.S31]*100" office:value-type="float" office:value="85.5643044619423" calcext:value-type="float">
            <text:p>85.56</text:p>
          </table:table-cell>
          <table:table-cell table:style-name="ce1" table:formula="of:=[.V31]/[.T31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table:style-name="ce1" table:formula="of:=[.AA31]/[.Y31]*100" office:value-type="float" office:value="64.4619422572179" calcext:value-type="float">
            <text:p>64.46</text:p>
          </table:table-cell>
          <table:table-cell table:style-name="ce1" table:formula="of:=[.AB31]/[.Z31]*100" office:value-type="float" office:value="45.6521739130435" calcext:value-type="float">
            <text:p>4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8" calcext:value-type="float">
            <text:p>1728</text:p>
          </table:table-cell>
          <table:table-cell office:value-type="float" office:value="46" calcext:value-type="float">
            <text:p>46</text:p>
          </table:table-cell>
          <table:table-cell table:style-name="ce1" table:formula="of:=[.AG31]/[.AE31]*100" office:value-type="float" office:value="90.7086614173228" calcext:value-type="float">
            <text:p>90.71</text:p>
          </table:table-cell>
          <table:table-cell table:style-name="ce6" table:formula="of:=[.AH31]/[.AF3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9" calcext:value-type="float">
            <text:p>1329</text:p>
          </table:table-cell>
          <table:table-cell office:value-type="float" office:value="29" calcext:value-type="float">
            <text:p>29</text:p>
          </table:table-cell>
          <table:table-cell table:style-name="ce1" table:formula="of:=[.AY31]/[.AW31]*100" office:value-type="float" office:value="69.7637795275591" calcext:value-type="float">
            <text:p>69.76</text:p>
          </table:table-cell>
          <table:table-cell table:style-name="ce13" table:formula="of:=[.AZ31]/[.AX31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97" calcext:value-type="float">
            <text:p>997</text:p>
          </table:table-cell>
          <table:table-cell office:value-type="float" office:value="27" calcext:value-type="float">
            <text:p>27</text:p>
          </table:table-cell>
          <table:table-cell table:style-name="ce1" table:formula="of:=[.BE31]/[.BC31]*100" office:value-type="float" office:value="52.3359580052493" calcext:value-type="float">
            <text:p>52.34</text:p>
          </table:table-cell>
          <table:table-cell table:style-name="ce13" table:formula="of:=[.BF31]/[.BD31]*100" office:value-type="float" office:value="58.695652173913" calcext:value-type="float">
            <text:p>58.7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9" calcext:value-type="float">
            <text:p>1769</text:p>
          </table:table-cell>
          <table:table-cell office:value-type="float" office:value="46" calcext:value-type="float">
            <text:p>46</text:p>
          </table:table-cell>
          <table:table-cell table:style-name="ce1" table:formula="of:=[.BQ31]/[.BO31]*100" office:value-type="float" office:value="92.8608923884515" calcext:value-type="float">
            <text:p>92.86</text:p>
          </table:table-cell>
          <table:table-cell table:style-name="ce13" table:formula="of:=[.BR31]/[.BP31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89" calcext:value-type="float">
            <text:p>1189</text:p>
          </table:table-cell>
          <table:table-cell office:value-type="float" office:value="26" calcext:value-type="float">
            <text:p>26</text:p>
          </table:table-cell>
          <table:table-cell table:style-name="ce1" table:formula="of:=[.O32]/[.M32]*100" office:value-type="float" office:value="62.4146981627297" calcext:value-type="float">
            <text:p>62.41</text:p>
          </table:table-cell>
          <table:table-cell table:style-name="ce1" table:formula="of:=[.P32]/[.N32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96" calcext:value-type="float">
            <text:p>1196</text:p>
          </table:table-cell>
          <table:table-cell office:value-type="float" office:value="16" calcext:value-type="float">
            <text:p>16</text:p>
          </table:table-cell>
          <table:table-cell table:style-name="ce1" table:formula="of:=[.U32]/[.S32]*100" office:value-type="float" office:value="62.7821522309711" calcext:value-type="float">
            <text:p>62.78</text:p>
          </table:table-cell>
          <table:table-cell table:style-name="ce1" table:formula="of:=[.V32]/[.T32]*100" office:value-type="float" office:value="34.7826086956522" calcext:value-type="float">
            <text:p>3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0" calcext:value-type="float">
            <text:p>1410</text:p>
          </table:table-cell>
          <table:table-cell office:value-type="float" office:value="41" calcext:value-type="float">
            <text:p>41</text:p>
          </table:table-cell>
          <table:table-cell table:style-name="ce1" table:formula="of:=[.AA32]/[.Y32]*100" office:value-type="float" office:value="74.0157480314961" calcext:value-type="float">
            <text:p>74.02</text:p>
          </table:table-cell>
          <table:table-cell table:style-name="ce1" table:formula="of:=[.AB32]/[.Z32]*100" office:value-type="float" office:value="89.1304347826087" calcext:value-type="float">
            <text:p>89.1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9" calcext:value-type="float">
            <text:p>1789</text:p>
          </table:table-cell>
          <table:table-cell office:value-type="float" office:value="46" calcext:value-type="float">
            <text:p>46</text:p>
          </table:table-cell>
          <table:table-cell table:style-name="ce1" table:formula="of:=[.AG32]/[.AE32]*100" office:value-type="float" office:value="93.9107611548556" calcext:value-type="float">
            <text:p>93.91</text:p>
          </table:table-cell>
          <table:table-cell table:style-name="ce6" table:formula="of:=[.AH32]/[.AF32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8" calcext:value-type="float">
            <text:p>1338</text:p>
          </table:table-cell>
          <table:table-cell office:value-type="float" office:value="34" calcext:value-type="float">
            <text:p>34</text:p>
          </table:table-cell>
          <table:table-cell table:style-name="ce1" table:formula="of:=[.O33]/[.M33]*100" office:value-type="float" office:value="70.2362204724409" calcext:value-type="float">
            <text:p>70.24</text:p>
          </table:table-cell>
          <table:table-cell table:style-name="ce1" table:formula="of:=[.P33]/[.N33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6" calcext:value-type="float">
            <text:p>1576</text:p>
          </table:table-cell>
          <table:table-cell office:value-type="float" office:value="36" calcext:value-type="float">
            <text:p>36</text:p>
          </table:table-cell>
          <table:table-cell table:style-name="ce1" table:formula="of:=[.U33]/[.S33]*100" office:value-type="float" office:value="82.7296587926509" calcext:value-type="float">
            <text:p>82.73</text:p>
          </table:table-cell>
          <table:table-cell table:style-name="ce1" table:formula="of:=[.V33]/[.T33]*100" office:value-type="float" office:value="78.2608695652174" calcext:value-type="float">
            <text:p>78.2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21" calcext:value-type="float">
            <text:p>1421</text:p>
          </table:table-cell>
          <table:table-cell office:value-type="float" office:value="33" calcext:value-type="float">
            <text:p>33</text:p>
          </table:table-cell>
          <table:table-cell table:style-name="ce1" table:formula="of:=[.AA33]/[.Y33]*100" office:value-type="float" office:value="74.5931758530184" calcext:value-type="float">
            <text:p>74.59</text:p>
          </table:table-cell>
          <table:table-cell table:style-name="ce1" table:formula="of:=[.AB33]/[.Z33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6" calcext:value-type="float">
            <text:p>46</text:p>
          </table:table-cell>
          <table:table-cell table:style-name="ce1" table:formula="of:=[.AG33]/[.AE33]*100" office:value-type="float" office:value="97.1128608923885" calcext:value-type="float">
            <text:p>97.11</text:p>
          </table:table-cell>
          <table:table-cell table:style-name="ce6" table:formula="of:=[.AH33]/[.AF3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62" calcext:value-type="float">
            <text:p>1162</text:p>
          </table:table-cell>
          <table:table-cell office:value-type="float" office:value="29" calcext:value-type="float">
            <text:p>29</text:p>
          </table:table-cell>
          <table:table-cell table:style-name="ce1" table:formula="of:=[.O34]/[.M34]*100" office:value-type="float" office:value="60.997375328084" calcext:value-type="float">
            <text:p>61.00</text:p>
          </table:table-cell>
          <table:table-cell table:style-name="ce1" table:formula="of:=[.P34]/[.N34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26" calcext:value-type="float">
            <text:p>1226</text:p>
          </table:table-cell>
          <table:table-cell office:value-type="float" office:value="26" calcext:value-type="float">
            <text:p>26</text:p>
          </table:table-cell>
          <table:table-cell table:style-name="ce1" table:formula="of:=[.U34]/[.S34]*100" office:value-type="float" office:value="64.3569553805774" calcext:value-type="float">
            <text:p>64.36</text:p>
          </table:table-cell>
          <table:table-cell table:style-name="ce1" table:formula="of:=[.V34]/[.T34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3" calcext:value-type="float">
            <text:p>1333</text:p>
          </table:table-cell>
          <table:table-cell office:value-type="float" office:value="39" calcext:value-type="float">
            <text:p>39</text:p>
          </table:table-cell>
          <table:table-cell table:style-name="ce1" table:formula="of:=[.AA34]/[.Y34]*100" office:value-type="float" office:value="69.9737532808399" calcext:value-type="float">
            <text:p>69.97</text:p>
          </table:table-cell>
          <table:table-cell table:style-name="ce1" table:formula="of:=[.AB34]/[.Z34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3" calcext:value-type="float">
            <text:p>1753</text:p>
          </table:table-cell>
          <table:table-cell office:value-type="float" office:value="46" calcext:value-type="float">
            <text:p>46</text:p>
          </table:table-cell>
          <table:table-cell table:style-name="ce1" table:formula="of:=[.AG34]/[.AE34]*100" office:value-type="float" office:value="92.0209973753281" calcext:value-type="float">
            <text:p>92.02</text:p>
          </table:table-cell>
          <table:table-cell table:style-name="ce6" table:formula="of:=[.AH34]/[.AF34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61" calcext:value-type="float">
            <text:p>1061</text:p>
          </table:table-cell>
          <table:table-cell office:value-type="float" office:value="24" calcext:value-type="float">
            <text:p>24</text:p>
          </table:table-cell>
          <table:table-cell table:style-name="ce1" table:formula="of:=[.O35]/[.M35]*100" office:value-type="float" office:value="55.6955380577428" calcext:value-type="float">
            <text:p>55.70</text:p>
          </table:table-cell>
          <table:table-cell table:style-name="ce1" table:formula="of:=[.P35]/[.N35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2" calcext:value-type="float">
            <text:p>1482</text:p>
          </table:table-cell>
          <table:table-cell office:value-type="float" office:value="28" calcext:value-type="float">
            <text:p>28</text:p>
          </table:table-cell>
          <table:table-cell table:style-name="ce1" table:formula="of:=[.U35]/[.S35]*100" office:value-type="float" office:value="77.7952755905512" calcext:value-type="float">
            <text:p>77.80</text:p>
          </table:table-cell>
          <table:table-cell table:style-name="ce1" table:formula="of:=[.V35]/[.T35]*100" office:value-type="float" office:value="60.8695652173913" calcext:value-type="float">
            <text:p>60.8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56" calcext:value-type="float">
            <text:p>1356</text:p>
          </table:table-cell>
          <table:table-cell office:value-type="float" office:value="32" calcext:value-type="float">
            <text:p>32</text:p>
          </table:table-cell>
          <table:table-cell table:style-name="ce1" table:formula="of:=[.AA35]/[.Y35]*100" office:value-type="float" office:value="71.1811023622047" calcext:value-type="float">
            <text:p>71.18</text:p>
          </table:table-cell>
          <table:table-cell table:style-name="ce1" table:formula="of:=[.AB35]/[.Z35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5" calcext:value-type="float">
            <text:p>1825</text:p>
          </table:table-cell>
          <table:table-cell office:value-type="float" office:value="46" calcext:value-type="float">
            <text:p>46</text:p>
          </table:table-cell>
          <table:table-cell table:style-name="ce1" table:formula="of:=[.AG35]/[.AE35]*100" office:value-type="float" office:value="95.8005249343832" calcext:value-type="float">
            <text:p>95.80</text:p>
          </table:table-cell>
          <table:table-cell table:style-name="ce6" table:formula="of:=[.AH35]/[.AF35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53" calcext:value-type="float">
            <text:p>1153</text:p>
          </table:table-cell>
          <table:table-cell office:value-type="float" office:value="26" calcext:value-type="float">
            <text:p>26</text:p>
          </table:table-cell>
          <table:table-cell table:style-name="ce1" table:formula="of:=[.O36]/[.M36]*100" office:value-type="float" office:value="60.5249343832021" calcext:value-type="float">
            <text:p>60.52</text:p>
          </table:table-cell>
          <table:table-cell table:style-name="ce1" table:formula="of:=[.P36]/[.N36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table:style-name="ce1" table:formula="of:=[.U36]/[.S36]*100" office:value-type="float" office:value="47.0866141732284" calcext:value-type="float">
            <text:p>47.09</text:p>
          </table:table-cell>
          <table:table-cell table:style-name="ce1" table:formula="of:=[.V36]/[.T36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69" calcext:value-type="float">
            <text:p>1169</text:p>
          </table:table-cell>
          <table:table-cell office:value-type="float" office:value="33" calcext:value-type="float">
            <text:p>33</text:p>
          </table:table-cell>
          <table:table-cell table:style-name="ce1" table:formula="of:=[.AA36]/[.Y36]*100" office:value-type="float" office:value="61.3648293963255" calcext:value-type="float">
            <text:p>61.36</text:p>
          </table:table-cell>
          <table:table-cell table:style-name="ce1" table:formula="of:=[.AB36]/[.Z36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2" calcext:value-type="float">
            <text:p>1842</text:p>
          </table:table-cell>
          <table:table-cell office:value-type="float" office:value="42" calcext:value-type="float">
            <text:p>42</text:p>
          </table:table-cell>
          <table:table-cell table:style-name="ce1" table:formula="of:=[.AG36]/[.AE36]*100" office:value-type="float" office:value="96.6929133858268" calcext:value-type="float">
            <text:p>96.69</text:p>
          </table:table-cell>
          <table:table-cell table:style-name="ce6" table:formula="of:=[.AH36]/[.AF36]*100" office:value-type="float" office:value="91.304347826087" calcext:value-type="float">
            <text:p>91.3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46" calcext:value-type="float">
            <text:p>1446</text:p>
          </table:table-cell>
          <table:table-cell office:value-type="float" office:value="35" calcext:value-type="float">
            <text:p>35</text:p>
          </table:table-cell>
          <table:table-cell table:style-name="ce1" table:formula="of:=[.O37]/[.M37]*100" office:value-type="float" office:value="75.9055118110236" calcext:value-type="float">
            <text:p>75.91</text:p>
          </table:table-cell>
          <table:table-cell table:style-name="ce1" table:formula="of:=[.P37]/[.N37]*100" office:value-type="float" office:value="76.0869565217391" calcext:value-type="float">
            <text:p>76.0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25" calcext:value-type="float">
            <text:p>1425</text:p>
          </table:table-cell>
          <table:table-cell office:value-type="float" office:value="44" calcext:value-type="float">
            <text:p>44</text:p>
          </table:table-cell>
          <table:table-cell table:style-name="ce1" table:formula="of:=[.U37]/[.S37]*100" office:value-type="float" office:value="74.8031496062992" calcext:value-type="float">
            <text:p>74.80</text:p>
          </table:table-cell>
          <table:table-cell table:style-name="ce1" table:formula="of:=[.V37]/[.T37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7" calcext:value-type="float">
            <text:p>1417</text:p>
          </table:table-cell>
          <table:table-cell office:value-type="float" office:value="26" calcext:value-type="float">
            <text:p>26</text:p>
          </table:table-cell>
          <table:table-cell table:style-name="ce1" table:formula="of:=[.AA37]/[.Y37]*100" office:value-type="float" office:value="74.3832020997375" calcext:value-type="float">
            <text:p>74.38</text:p>
          </table:table-cell>
          <table:table-cell table:style-name="ce1" table:formula="of:=[.AB37]/[.Z37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2" calcext:value-type="float">
            <text:p>1732</text:p>
          </table:table-cell>
          <table:table-cell office:value-type="float" office:value="46" calcext:value-type="float">
            <text:p>46</text:p>
          </table:table-cell>
          <table:table-cell table:style-name="ce1" table:formula="of:=[.AG37]/[.AE37]*100" office:value-type="float" office:value="90.9186351706037" calcext:value-type="float">
            <text:p>90.92</text:p>
          </table:table-cell>
          <table:table-cell table:style-name="ce6" table:formula="of:=[.AH37]/[.AF3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71" calcext:value-type="float">
            <text:p>1071</text:p>
          </table:table-cell>
          <table:table-cell office:value-type="float" office:value="26" calcext:value-type="float">
            <text:p>26</text:p>
          </table:table-cell>
          <table:table-cell table:style-name="ce1" table:formula="of:=[.O38]/[.M38]*100" office:value-type="float" office:value="56.2204724409449" calcext:value-type="float">
            <text:p>56.22</text:p>
          </table:table-cell>
          <table:table-cell table:style-name="ce1" table:formula="of:=[.P38]/[.N38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float" office:value="44" calcext:value-type="float">
            <text:p>44</text:p>
          </table:table-cell>
          <table:table-cell table:style-name="ce1" table:formula="of:=[.U38]/[.S38]*100" office:value-type="float" office:value="78.740157480315" calcext:value-type="float">
            <text:p>78.74</text:p>
          </table:table-cell>
          <table:table-cell table:style-name="ce1" table:formula="of:=[.V38]/[.T38]*100" office:value-type="float" office:value="95.6521739130435" calcext:value-type="float">
            <text:p>95.6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62" calcext:value-type="float">
            <text:p>1462</text:p>
          </table:table-cell>
          <table:table-cell office:value-type="float" office:value="36" calcext:value-type="float">
            <text:p>36</text:p>
          </table:table-cell>
          <table:table-cell table:style-name="ce1" table:formula="of:=[.AA38]/[.Y38]*100" office:value-type="float" office:value="76.745406824147" calcext:value-type="float">
            <text:p>76.75</text:p>
          </table:table-cell>
          <table:table-cell table:style-name="ce1" table:formula="of:=[.AB38]/[.Z38]*100" office:value-type="float" office:value="78.2608695652174" calcext:value-type="float">
            <text:p>78.2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0" calcext:value-type="float">
            <text:p>1750</text:p>
          </table:table-cell>
          <table:table-cell office:value-type="float" office:value="46" calcext:value-type="float">
            <text:p>46</text:p>
          </table:table-cell>
          <table:table-cell table:style-name="ce1" table:formula="of:=[.AG38]/[.AE38]*100" office:value-type="float" office:value="91.8635170603675" calcext:value-type="float">
            <text:p>91.86</text:p>
          </table:table-cell>
          <table:table-cell table:style-name="ce6" table:formula="of:=[.AH38]/[.AF3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44" calcext:value-type="float">
            <text:p>1444</text:p>
          </table:table-cell>
          <table:table-cell office:value-type="float" office:value="31" calcext:value-type="float">
            <text:p>31</text:p>
          </table:table-cell>
          <table:table-cell table:style-name="ce1" table:formula="of:=[.O39]/[.M39]*100" office:value-type="float" office:value="75.8005249343832" calcext:value-type="float">
            <text:p>75.80</text:p>
          </table:table-cell>
          <table:table-cell table:style-name="ce1" table:formula="of:=[.P39]/[.N39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1" calcext:value-type="float">
            <text:p>1411</text:p>
          </table:table-cell>
          <table:table-cell office:value-type="float" office:value="42" calcext:value-type="float">
            <text:p>42</text:p>
          </table:table-cell>
          <table:table-cell table:style-name="ce1" table:formula="of:=[.U39]/[.S39]*100" office:value-type="float" office:value="74.0682414698163" calcext:value-type="float">
            <text:p>74.07</text:p>
          </table:table-cell>
          <table:table-cell table:style-name="ce1" table:formula="of:=[.V39]/[.T39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 table:style-name="ce1" table:formula="of:=[.AA39]/[.Y39]*100" office:value-type="float" office:value="61.4173228346457" calcext:value-type="float">
            <text:p>61.42</text:p>
          </table:table-cell>
          <table:table-cell table:style-name="ce1" table:formula="of:=[.AB39]/[.Z39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9" calcext:value-type="float">
            <text:p>1739</text:p>
          </table:table-cell>
          <table:table-cell office:value-type="float" office:value="46" calcext:value-type="float">
            <text:p>46</text:p>
          </table:table-cell>
          <table:table-cell table:style-name="ce1" table:formula="of:=[.AG39]/[.AE39]*100" office:value-type="float" office:value="91.2860892388452" calcext:value-type="float">
            <text:p>91.29</text:p>
          </table:table-cell>
          <table:table-cell table:style-name="ce6" table:formula="of:=[.AH39]/[.AF39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31" calcext:value-type="float">
            <text:p>1131</text:p>
          </table:table-cell>
          <table:table-cell office:value-type="float" office:value="25" calcext:value-type="float">
            <text:p>25</text:p>
          </table:table-cell>
          <table:table-cell table:style-name="ce1" table:formula="of:=[.O40]/[.M40]*100" office:value-type="float" office:value="59.3700787401575" calcext:value-type="float">
            <text:p>59.37</text:p>
          </table:table-cell>
          <table:table-cell table:style-name="ce1" table:formula="of:=[.P40]/[.N40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12" calcext:value-type="float">
            <text:p>1612</text:p>
          </table:table-cell>
          <table:table-cell office:value-type="float" office:value="42" calcext:value-type="float">
            <text:p>42</text:p>
          </table:table-cell>
          <table:table-cell table:style-name="ce1" table:formula="of:=[.U40]/[.S40]*100" office:value-type="float" office:value="84.6194225721785" calcext:value-type="float">
            <text:p>84.62</text:p>
          </table:table-cell>
          <table:table-cell table:style-name="ce1" table:formula="of:=[.V40]/[.T40]*100" office:value-type="float" office:value="91.304347826087" calcext:value-type="float">
            <text:p>91.3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59" calcext:value-type="float">
            <text:p>1359</text:p>
          </table:table-cell>
          <table:table-cell office:value-type="float" office:value="24" calcext:value-type="float">
            <text:p>24</text:p>
          </table:table-cell>
          <table:table-cell table:style-name="ce1" table:formula="of:=[.AA40]/[.Y40]*100" office:value-type="float" office:value="71.3385826771654" calcext:value-type="float">
            <text:p>71.34</text:p>
          </table:table-cell>
          <table:table-cell table:style-name="ce1" table:formula="of:=[.AB40]/[.Z40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5" calcext:value-type="float">
            <text:p>1735</text:p>
          </table:table-cell>
          <table:table-cell office:value-type="float" office:value="44" calcext:value-type="float">
            <text:p>44</text:p>
          </table:table-cell>
          <table:table-cell table:style-name="ce1" table:formula="of:=[.AG40]/[.AE40]*100" office:value-type="float" office:value="91.0761154855643" calcext:value-type="float">
            <text:p>91.08</text:p>
          </table:table-cell>
          <table:table-cell table:style-name="ce6" table:formula="of:=[.AH40]/[.AF40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16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1" table:formula="of:=[.O41]/[.M41]*100" office:value-type="float" office:value="58.5826771653543" calcext:value-type="float">
            <text:p>58.58</text:p>
          </table:table-cell>
          <table:table-cell table:style-name="ce1" table:formula="of:=[.P41]/[.N41]*100" office:value-type="float" office:value="56.5217391304348" calcext:value-type="float">
            <text:p>56.52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3" calcext:value-type="float">
            <text:p>1293</text:p>
          </table:table-cell>
          <table:table-cell office:value-type="float" office:value="25" calcext:value-type="float">
            <text:p>25</text:p>
          </table:table-cell>
          <table:table-cell table:style-name="ce1" table:formula="of:=[.U41]/[.S41]*100" office:value-type="float" office:value="67.8740157480315" calcext:value-type="float">
            <text:p>67.87</text:p>
          </table:table-cell>
          <table:table-cell table:style-name="ce1" table:formula="of:=[.V41]/[.T41]*100" office:value-type="float" office:value="54.3478260869565" calcext:value-type="float">
            <text:p>54.35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7" calcext:value-type="float">
            <text:p>1327</text:p>
          </table:table-cell>
          <table:table-cell office:value-type="float" office:value="29" calcext:value-type="float">
            <text:p>29</text:p>
          </table:table-cell>
          <table:table-cell table:style-name="ce1" table:formula="of:=[.AA41]/[.Y41]*100" office:value-type="float" office:value="69.6587926509186" calcext:value-type="float">
            <text:p>69.66</text:p>
          </table:table-cell>
          <table:table-cell table:style-name="ce1" table:formula="of:=[.AB41]/[.Z41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8" calcext:value-type="float">
            <text:p>1768</text:p>
          </table:table-cell>
          <table:table-cell office:value-type="float" office:value="46" calcext:value-type="float">
            <text:p>46</text:p>
          </table:table-cell>
          <table:table-cell table:style-name="ce1" table:formula="of:=[.AG41]/[.AE41]*100" office:value-type="float" office:value="92.8083989501312" calcext:value-type="float">
            <text:p>92.81</text:p>
          </table:table-cell>
          <table:table-cell table:style-name="ce6" table:formula="of:=[.AH41]/[.AF4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56" calcext:value-type="float">
            <text:p>1356</text:p>
          </table:table-cell>
          <table:table-cell office:value-type="float" office:value="31" calcext:value-type="float">
            <text:p>31</text:p>
          </table:table-cell>
          <table:table-cell table:style-name="ce1" table:formula="of:=[.O42]/[.M42]*100" office:value-type="float" office:value="71.1811023622047" calcext:value-type="float">
            <text:p>71.18</text:p>
          </table:table-cell>
          <table:table-cell table:style-name="ce1" table:formula="of:=[.P42]/[.N42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95" calcext:value-type="float">
            <text:p>1495</text:p>
          </table:table-cell>
          <table:table-cell office:value-type="float" office:value="32" calcext:value-type="float">
            <text:p>32</text:p>
          </table:table-cell>
          <table:table-cell table:style-name="ce1" table:formula="of:=[.U42]/[.S42]*100" office:value-type="float" office:value="78.4776902887139" calcext:value-type="float">
            <text:p>78.48</text:p>
          </table:table-cell>
          <table:table-cell table:style-name="ce1" table:formula="of:=[.V42]/[.T42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71" calcext:value-type="float">
            <text:p>1171</text:p>
          </table:table-cell>
          <table:table-cell office:value-type="float" office:value="32" calcext:value-type="float">
            <text:p>32</text:p>
          </table:table-cell>
          <table:table-cell table:style-name="ce1" table:formula="of:=[.AA42]/[.Y42]*100" office:value-type="float" office:value="61.4698162729659" calcext:value-type="float">
            <text:p>61.47</text:p>
          </table:table-cell>
          <table:table-cell table:style-name="ce1" table:formula="of:=[.AB42]/[.Z42]*100" office:value-type="float" office:value="69.5652173913043" calcext:value-type="float">
            <text:p>69.5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5" calcext:value-type="float">
            <text:p>1845</text:p>
          </table:table-cell>
          <table:table-cell office:value-type="float" office:value="46" calcext:value-type="float">
            <text:p>46</text:p>
          </table:table-cell>
          <table:table-cell table:style-name="ce1" table:formula="of:=[.AG42]/[.AE42]*100" office:value-type="float" office:value="96.8503937007874" calcext:value-type="float">
            <text:p>96.85</text:p>
          </table:table-cell>
          <table:table-cell table:style-name="ce6" table:formula="of:=[.AH42]/[.AF42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30" calcext:value-type="float">
            <text:p>1230</text:p>
          </table:table-cell>
          <table:table-cell office:value-type="float" office:value="34" calcext:value-type="float">
            <text:p>34</text:p>
          </table:table-cell>
          <table:table-cell table:style-name="ce1" table:formula="of:=[.O43]/[.M43]*100" office:value-type="float" office:value="64.5669291338583" calcext:value-type="float">
            <text:p>64.57</text:p>
          </table:table-cell>
          <table:table-cell table:style-name="ce1" table:formula="of:=[.P43]/[.N43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888" calcext:value-type="float">
            <text:p>888</text:p>
          </table:table-cell>
          <table:table-cell office:value-type="float" office:value="11" calcext:value-type="float">
            <text:p>11</text:p>
          </table:table-cell>
          <table:table-cell table:style-name="ce1" table:formula="of:=[.U43]/[.S43]*100" office:value-type="float" office:value="46.6141732283465" calcext:value-type="float">
            <text:p>46.61</text:p>
          </table:table-cell>
          <table:table-cell table:style-name="ce1" table:formula="of:=[.V43]/[.T43]*100" office:value-type="float" office:value="23.9130434782609" calcext:value-type="float">
            <text:p>2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63" calcext:value-type="float">
            <text:p>1263</text:p>
          </table:table-cell>
          <table:table-cell office:value-type="float" office:value="29" calcext:value-type="float">
            <text:p>29</text:p>
          </table:table-cell>
          <table:table-cell table:style-name="ce1" table:formula="of:=[.AA43]/[.Y43]*100" office:value-type="float" office:value="66.2992125984252" calcext:value-type="float">
            <text:p>66.30</text:p>
          </table:table-cell>
          <table:table-cell table:style-name="ce1" table:formula="of:=[.AB43]/[.Z43]*100" office:value-type="float" office:value="63.0434782608696" calcext:value-type="float">
            <text:p>63.0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4" calcext:value-type="float">
            <text:p>1754</text:p>
          </table:table-cell>
          <table:table-cell office:value-type="float" office:value="46" calcext:value-type="float">
            <text:p>46</text:p>
          </table:table-cell>
          <table:table-cell table:style-name="ce1" table:formula="of:=[.AG43]/[.AE43]*100" office:value-type="float" office:value="92.0734908136483" calcext:value-type="float">
            <text:p>92.07</text:p>
          </table:table-cell>
          <table:table-cell table:style-name="ce6" table:formula="of:=[.AH43]/[.AF43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7" calcext:value-type="float">
            <text:p>1327</text:p>
          </table:table-cell>
          <table:table-cell office:value-type="float" office:value="36" calcext:value-type="float">
            <text:p>36</text:p>
          </table:table-cell>
          <table:table-cell table:style-name="ce1" table:formula="of:=[.O44]/[.M44]*100" office:value-type="float" office:value="69.6587926509186" calcext:value-type="float">
            <text:p>69.66</text:p>
          </table:table-cell>
          <table:table-cell table:style-name="ce1" table:formula="of:=[.P44]/[.N44]*100" office:value-type="float" office:value="78.2608695652174" calcext:value-type="float">
            <text:p>78.2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5" calcext:value-type="float">
            <text:p>1605</text:p>
          </table:table-cell>
          <table:table-cell office:value-type="float" office:value="43" calcext:value-type="float">
            <text:p>43</text:p>
          </table:table-cell>
          <table:table-cell table:style-name="ce1" table:formula="of:=[.U44]/[.S44]*100" office:value-type="float" office:value="84.251968503937" calcext:value-type="float">
            <text:p>84.25</text:p>
          </table:table-cell>
          <table:table-cell table:style-name="ce1" table:formula="of:=[.V44]/[.T44]*100" office:value-type="float" office:value="93.4782608695652" calcext:value-type="float">
            <text:p>93.4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77" calcext:value-type="float">
            <text:p>1477</text:p>
          </table:table-cell>
          <table:table-cell office:value-type="float" office:value="39" calcext:value-type="float">
            <text:p>39</text:p>
          </table:table-cell>
          <table:table-cell table:style-name="ce1" table:formula="of:=[.AA44]/[.Y44]*100" office:value-type="float" office:value="77.5328083989501" calcext:value-type="float">
            <text:p>77.53</text:p>
          </table:table-cell>
          <table:table-cell table:style-name="ce1" table:formula="of:=[.AB44]/[.Z44]*100" office:value-type="float" office:value="84.7826086956522" calcext:value-type="float">
            <text:p>84.78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4" calcext:value-type="float">
            <text:p>1744</text:p>
          </table:table-cell>
          <table:table-cell office:value-type="float" office:value="46" calcext:value-type="float">
            <text:p>46</text:p>
          </table:table-cell>
          <table:table-cell table:style-name="ce1" table:formula="of:=[.AG44]/[.AE44]*100" office:value-type="float" office:value="91.5485564304462" calcext:value-type="float">
            <text:p>91.55</text:p>
          </table:table-cell>
          <table:table-cell table:style-name="ce6" table:formula="of:=[.AH44]/[.AF44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66" calcext:value-type="float">
            <text:p>1466</text:p>
          </table:table-cell>
          <table:table-cell office:value-type="float" office:value="33" calcext:value-type="float">
            <text:p>33</text:p>
          </table:table-cell>
          <table:table-cell table:style-name="ce1" table:formula="of:=[.O45]/[.M45]*100" office:value-type="float" office:value="76.9553805774278" calcext:value-type="float">
            <text:p>76.96</text:p>
          </table:table-cell>
          <table:table-cell table:style-name="ce1" table:formula="of:=[.P45]/[.N45]*100" office:value-type="float" office:value="71.7391304347826" calcext:value-type="float">
            <text:p>71.74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87" calcext:value-type="float">
            <text:p>1387</text:p>
          </table:table-cell>
          <table:table-cell office:value-type="float" office:value="31" calcext:value-type="float">
            <text:p>31</text:p>
          </table:table-cell>
          <table:table-cell table:style-name="ce1" table:formula="of:=[.U45]/[.S45]*100" office:value-type="float" office:value="72.8083989501312" calcext:value-type="float">
            <text:p>72.81</text:p>
          </table:table-cell>
          <table:table-cell table:style-name="ce1" table:formula="of:=[.V45]/[.T45]*100" office:value-type="float" office:value="67.3913043478261" calcext:value-type="float">
            <text:p>67.39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4" calcext:value-type="float">
            <text:p>1404</text:p>
          </table:table-cell>
          <table:table-cell office:value-type="float" office:value="34" calcext:value-type="float">
            <text:p>34</text:p>
          </table:table-cell>
          <table:table-cell table:style-name="ce1" table:formula="of:=[.AA45]/[.Y45]*100" office:value-type="float" office:value="73.7007874015748" calcext:value-type="float">
            <text:p>73.70</text:p>
          </table:table-cell>
          <table:table-cell table:style-name="ce1" table:formula="of:=[.AB45]/[.Z45]*100" office:value-type="float" office:value="73.9130434782609" calcext:value-type="float">
            <text:p>73.9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table:style-name="ce1" table:formula="of:=[.AG45]/[.AE45]*100" office:value-type="float" office:value="97.3753280839895" calcext:value-type="float">
            <text:p>97.38</text:p>
          </table:table-cell>
          <table:table-cell table:style-name="ce6" table:formula="of:=[.AH45]/[.AF45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table:style-name="ce1" table:formula="of:=[.O46]/[.M46]*100" office:value-type="float" office:value="65.0393700787402" calcext:value-type="float">
            <text:p>65.04</text:p>
          </table:table-cell>
          <table:table-cell table:style-name="ce1" table:formula="of:=[.P46]/[.N46]*100" office:value-type="float" office:value="52.1739130434783" calcext:value-type="float">
            <text:p>52.17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1" calcext:value-type="float">
            <text:p>1331</text:p>
          </table:table-cell>
          <table:table-cell office:value-type="float" office:value="30" calcext:value-type="float">
            <text:p>30</text:p>
          </table:table-cell>
          <table:table-cell table:style-name="ce1" table:formula="of:=[.U46]/[.S46]*100" office:value-type="float" office:value="69.8687664041995" calcext:value-type="float">
            <text:p>69.87</text:p>
          </table:table-cell>
          <table:table-cell table:style-name="ce1" table:formula="of:=[.V46]/[.T46]*100" office:value-type="float" office:value="65.2173913043478" calcext:value-type="float">
            <text:p>65.22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7" calcext:value-type="float">
            <text:p>1787</text:p>
          </table:table-cell>
          <table:table-cell office:value-type="float" office:value="42" calcext:value-type="float">
            <text:p>42</text:p>
          </table:table-cell>
          <table:table-cell table:style-name="ce1" table:formula="of:=[.AG46]/[.AE46]*100" office:value-type="float" office:value="93.8057742782152" calcext:value-type="float">
            <text:p>93.81</text:p>
          </table:table-cell>
          <table:table-cell table:style-name="ce6" table:formula="of:=[.AH46]/[.AF46]*100" office:value-type="float" office:value="91.304347826087" calcext:value-type="float">
            <text:p>91.3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58" calcext:value-type="float">
            <text:p>1458</text:p>
          </table:table-cell>
          <table:table-cell office:value-type="float" office:value="40" calcext:value-type="float">
            <text:p>40</text:p>
          </table:table-cell>
          <table:table-cell table:style-name="ce1" table:formula="of:=[.O47]/[.M47]*100" office:value-type="float" office:value="76.5354330708662" calcext:value-type="float">
            <text:p>76.54</text:p>
          </table:table-cell>
          <table:table-cell table:style-name="ce1" table:formula="of:=[.P47]/[.N47]*100" office:value-type="float" office:value="86.9565217391304" calcext:value-type="float">
            <text:p>86.9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40" calcext:value-type="float">
            <text:p>1040</text:p>
          </table:table-cell>
          <table:table-cell office:value-type="float" office:value="26" calcext:value-type="float">
            <text:p>26</text:p>
          </table:table-cell>
          <table:table-cell table:style-name="ce1" table:formula="of:=[.U47]/[.S47]*100" office:value-type="float" office:value="54.5931758530184" calcext:value-type="float">
            <text:p>54.59</text:p>
          </table:table-cell>
          <table:table-cell table:style-name="ce1" table:formula="of:=[.V47]/[.T47]*100" office:value-type="float" office:value="56.5217391304348" calcext:value-type="float">
            <text:p>56.52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44" calcext:value-type="float">
            <text:p>44</text:p>
          </table:table-cell>
          <table:table-cell table:style-name="ce1" table:formula="of:=[.AG47]/[.AE47]*100" office:value-type="float" office:value="98.0577427821522" calcext:value-type="float">
            <text:p>98.06</text:p>
          </table:table-cell>
          <table:table-cell table:style-name="ce6" table:formula="of:=[.AH47]/[.AF47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16" calcext:value-type="float">
            <text:p>1416</text:p>
          </table:table-cell>
          <table:table-cell office:value-type="float" office:value="37" calcext:value-type="float">
            <text:p>37</text:p>
          </table:table-cell>
          <table:table-cell table:style-name="ce1" table:formula="of:=[.O48]/[.M48]*100" office:value-type="float" office:value="74.3307086614173" calcext:value-type="float">
            <text:p>74.33</text:p>
          </table:table-cell>
          <table:table-cell table:style-name="ce1" table:formula="of:=[.P48]/[.N48]*100" office:value-type="float" office:value="80.4347826086957" calcext:value-type="float">
            <text:p>80.43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877" calcext:value-type="float">
            <text:p>877</text:p>
          </table:table-cell>
          <table:table-cell office:value-type="float" office:value="18" calcext:value-type="float">
            <text:p>18</text:p>
          </table:table-cell>
          <table:table-cell table:style-name="ce1" table:formula="of:=[.U48]/[.S48]*100" office:value-type="float" office:value="46.0367454068241" calcext:value-type="float">
            <text:p>46.04</text:p>
          </table:table-cell>
          <table:table-cell table:style-name="ce1" table:formula="of:=[.V48]/[.T48]*100" office:value-type="float" office:value="39.1304347826087" calcext:value-type="float">
            <text:p>39.13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6" calcext:value-type="float">
            <text:p>1756</text:p>
          </table:table-cell>
          <table:table-cell office:value-type="float" office:value="40" calcext:value-type="float">
            <text:p>40</text:p>
          </table:table-cell>
          <table:table-cell table:style-name="ce1" table:formula="of:=[.AG48]/[.AE48]*100" office:value-type="float" office:value="92.1784776902887" calcext:value-type="float">
            <text:p>92.18</text:p>
          </table:table-cell>
          <table:table-cell table:style-name="ce6" table:formula="of:=[.AH48]/[.AF48]*100" office:value-type="float" office:value="86.9565217391304" calcext:value-type="float">
            <text:p>86.96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94" calcext:value-type="float">
            <text:p>1594</text:p>
          </table:table-cell>
          <table:table-cell office:value-type="float" office:value="42" calcext:value-type="float">
            <text:p>42</text:p>
          </table:table-cell>
          <table:table-cell table:style-name="ce1" table:formula="of:=[.U49]/[.S49]*100" office:value-type="float" office:value="83.6745406824147" calcext:value-type="float">
            <text:p>83.67</text:p>
          </table:table-cell>
          <table:table-cell table:style-name="ce1" table:formula="of:=[.V49]/[.T49]*100" office:value-type="float" office:value="91.304347826087" calcext:value-type="float">
            <text:p>91.30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1" calcext:value-type="float">
            <text:p>1751</text:p>
          </table:table-cell>
          <table:table-cell office:value-type="float" office:value="46" calcext:value-type="float">
            <text:p>46</text:p>
          </table:table-cell>
          <table:table-cell table:style-name="ce1" table:formula="of:=[.AG49]/[.AE49]*100" office:value-type="float" office:value="91.9160104986877" calcext:value-type="float">
            <text:p>91.92</text:p>
          </table:table-cell>
          <table:table-cell table:style-name="ce6" table:formula="of:=[.AH49]/[.AF49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66" calcext:value-type="float">
            <text:p>1166</text:p>
          </table:table-cell>
          <table:table-cell office:value-type="float" office:value="25" calcext:value-type="float">
            <text:p>25</text:p>
          </table:table-cell>
          <table:table-cell table:style-name="ce1" table:formula="of:=[.U50]/[.S50]*100" office:value-type="float" office:value="61.2073490813648" calcext:value-type="float">
            <text:p>61.21</text:p>
          </table:table-cell>
          <table:table-cell table:style-name="ce1" table:formula="of:=[.V50]/[.T50]*100" office:value-type="float" office:value="54.3478260869565" calcext:value-type="float">
            <text:p>54.35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8" calcext:value-type="float">
            <text:p>1828</text:p>
          </table:table-cell>
          <table:table-cell office:value-type="float" office:value="46" calcext:value-type="float">
            <text:p>46</text:p>
          </table:table-cell>
          <table:table-cell table:style-name="ce1" table:formula="of:=[.AG50]/[.AE50]*100" office:value-type="float" office:value="95.9580052493438" calcext:value-type="float">
            <text:p>95.96</text:p>
          </table:table-cell>
          <table:table-cell table:style-name="ce6" table:formula="of:=[.AH50]/[.AF50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87" calcext:value-type="float">
            <text:p>1587</text:p>
          </table:table-cell>
          <table:table-cell office:value-type="float" office:value="45" calcext:value-type="float">
            <text:p>45</text:p>
          </table:table-cell>
          <table:table-cell table:style-name="ce1" table:formula="of:=[.U51]/[.S51]*100" office:value-type="float" office:value="83.3070866141732" calcext:value-type="float">
            <text:p>83.31</text:p>
          </table:table-cell>
          <table:table-cell table:style-name="ce1" table:formula="of:=[.V51]/[.T51]*100" office:value-type="float" office:value="97.8260869565217" calcext:value-type="float">
            <text:p>97.83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5" calcext:value-type="float">
            <text:p>1765</text:p>
          </table:table-cell>
          <table:table-cell office:value-type="float" office:value="46" calcext:value-type="float">
            <text:p>46</text:p>
          </table:table-cell>
          <table:table-cell table:style-name="ce1" table:formula="of:=[.AG51]/[.AE51]*100" office:value-type="float" office:value="92.6509186351706" calcext:value-type="float">
            <text:p>92.65</text:p>
          </table:table-cell>
          <table:table-cell table:style-name="ce6" table:formula="of:=[.AH51]/[.AF51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36" calcext:value-type="float">
            <text:p>1636</text:p>
          </table:table-cell>
          <table:table-cell office:value-type="float" office:value="43" calcext:value-type="float">
            <text:p>43</text:p>
          </table:table-cell>
          <table:table-cell table:style-name="ce1" table:formula="of:=[.U52]/[.S52]*100" office:value-type="float" office:value="85.8792650918635" calcext:value-type="float">
            <text:p>85.88</text:p>
          </table:table-cell>
          <table:table-cell table:style-name="ce1" table:formula="of:=[.V52]/[.T52]*100" office:value-type="float" office:value="93.4782608695652" calcext:value-type="float">
            <text:p>93.48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8" calcext:value-type="float">
            <text:p>1818</text:p>
          </table:table-cell>
          <table:table-cell office:value-type="float" office:value="45" calcext:value-type="float">
            <text:p>45</text:p>
          </table:table-cell>
          <table:table-cell table:style-name="ce1" table:formula="of:=[.AG52]/[.AE52]*100" office:value-type="float" office:value="95.4330708661417" calcext:value-type="float">
            <text:p>95.43</text:p>
          </table:table-cell>
          <table:table-cell table:style-name="ce6" table:formula="of:=[.AH52]/[.AF52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10" calcext:value-type="float">
            <text:p>1210</text:p>
          </table:table-cell>
          <table:table-cell office:value-type="float" office:value="22" calcext:value-type="float">
            <text:p>22</text:p>
          </table:table-cell>
          <table:table-cell table:style-name="ce1" table:formula="of:=[.U53]/[.S53]*100" office:value-type="float" office:value="63.5170603674541" calcext:value-type="float">
            <text:p>63.52</text:p>
          </table:table-cell>
          <table:table-cell table:style-name="ce1" table:formula="of:=[.V53]/[.T53]*100" office:value-type="float" office:value="47.8260869565217" calcext:value-type="float">
            <text:p>47.83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5" calcext:value-type="float">
            <text:p>45</text:p>
          </table:table-cell>
          <table:table-cell table:style-name="ce1" table:formula="of:=[.AG53]/[.AE53]*100" office:value-type="float" office:value="97.8477690288714" calcext:value-type="float">
            <text:p>97.85</text:p>
          </table:table-cell>
          <table:table-cell table:style-name="ce6" table:formula="of:=[.AH53]/[.AF53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45" calcext:value-type="float">
            <text:p>945</text:p>
          </table:table-cell>
          <table:table-cell office:value-type="float" office:value="23" calcext:value-type="float">
            <text:p>23</text:p>
          </table:table-cell>
          <table:table-cell table:style-name="ce1" table:formula="of:=[.U54]/[.S54]*100" office:value-type="float" office:value="49.6062992125984" calcext:value-type="float">
            <text:p>49.61</text:p>
          </table:table-cell>
          <table:table-cell table:style-name="ce1" table:formula="of:=[.V54]/[.T54]*100" office:value-type="float" office:value="50" calcext:value-type="float">
            <text:p>50.00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4" calcext:value-type="float">
            <text:p>1754</text:p>
          </table:table-cell>
          <table:table-cell office:value-type="float" office:value="44" calcext:value-type="float">
            <text:p>44</text:p>
          </table:table-cell>
          <table:table-cell table:style-name="ce1" table:formula="of:=[.AG54]/[.AE54]*100" office:value-type="float" office:value="92.0734908136483" calcext:value-type="float">
            <text:p>92.07</text:p>
          </table:table-cell>
          <table:table-cell table:style-name="ce6" table:formula="of:=[.AH54]/[.AF54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1" calcext:value-type="float">
            <text:p>1571</text:p>
          </table:table-cell>
          <table:table-cell office:value-type="float" office:value="29" calcext:value-type="float">
            <text:p>29</text:p>
          </table:table-cell>
          <table:table-cell table:style-name="ce1" table:formula="of:=[.U55]/[.S55]*100" office:value-type="float" office:value="82.4671916010499" calcext:value-type="float">
            <text:p>82.47</text:p>
          </table:table-cell>
          <table:table-cell table:style-name="ce1" table:formula="of:=[.V55]/[.T55]*100" office:value-type="float" office:value="63.0434782608696" calcext:value-type="float">
            <text:p>63.04</text:p>
          </table:table-cell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7" calcext:value-type="float">
            <text:p>1827</text:p>
          </table:table-cell>
          <table:table-cell office:value-type="float" office:value="45" calcext:value-type="float">
            <text:p>45</text:p>
          </table:table-cell>
          <table:table-cell table:style-name="ce1" table:formula="of:=[.AG55]/[.AE55]*100" office:value-type="float" office:value="95.9055118110236" calcext:value-type="float">
            <text:p>95.91</text:p>
          </table:table-cell>
          <table:table-cell table:style-name="ce6" table:formula="of:=[.AH55]/[.AF55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18" calcext:value-type="float">
            <text:p>1718</text:p>
          </table:table-cell>
          <table:table-cell office:value-type="float" office:value="39" calcext:value-type="float">
            <text:p>39</text:p>
          </table:table-cell>
          <table:table-cell table:style-name="ce1" table:formula="of:=[.AG56]/[.AE56]*100" office:value-type="float" office:value="90.1837270341207" calcext:value-type="float">
            <text:p>90.18</text:p>
          </table:table-cell>
          <table:table-cell table:style-name="ce6" table:formula="of:=[.AH56]/[.AF56]*100" office:value-type="float" office:value="84.7826086956522" calcext:value-type="float">
            <text:p>84.78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4" calcext:value-type="float">
            <text:p>1744</text:p>
          </table:table-cell>
          <table:table-cell office:value-type="float" office:value="44" calcext:value-type="float">
            <text:p>44</text:p>
          </table:table-cell>
          <table:table-cell table:style-name="ce1" table:formula="of:=[.AG57]/[.AE57]*100" office:value-type="float" office:value="91.5485564304462" calcext:value-type="float">
            <text:p>91.55</text:p>
          </table:table-cell>
          <table:table-cell table:style-name="ce6" table:formula="of:=[.AH57]/[.AF57]*100" office:value-type="float" office:value="95.6521739130435" calcext:value-type="float">
            <text:p>95.65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9" calcext:value-type="float">
            <text:p>1739</text:p>
          </table:table-cell>
          <table:table-cell office:value-type="float" office:value="46" calcext:value-type="float">
            <text:p>46</text:p>
          </table:table-cell>
          <table:table-cell table:style-name="ce1" table:formula="of:=[.AG58]/[.AE58]*100" office:value-type="float" office:value="91.2860892388452" calcext:value-type="float">
            <text:p>91.29</text:p>
          </table:table-cell>
          <table:table-cell table:style-name="ce6" table:formula="of:=[.AH58]/[.AF5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4" calcext:value-type="float">
            <text:p>1804</text:p>
          </table:table-cell>
          <table:table-cell office:value-type="float" office:value="45" calcext:value-type="float">
            <text:p>45</text:p>
          </table:table-cell>
          <table:table-cell table:style-name="ce1" table:formula="of:=[.AG59]/[.AE59]*100" office:value-type="float" office:value="94.6981627296588" calcext:value-type="float">
            <text:p>94.70</text:p>
          </table:table-cell>
          <table:table-cell table:style-name="ce6" table:formula="of:=[.AH59]/[.AF59]*100" office:value-type="float" office:value="97.8260869565217" calcext:value-type="float">
            <text:p>97.83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/>
          <table:table-cell table:style-name="ce6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 table:number-rows-repeated="1048514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4:23:05.988874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3:34:30.073291839</dc:date>
    <meta:editing-duration>PT1H12M10S</meta:editing-duration>
    <meta:editing-cycles>12</meta:editing-cycles>
    <meta:document-statistic meta:table-count="1" meta:cell-count="24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4:sh1.CG4" chart:error-lower-range="sh1.BZ4:sh1.CG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4:sh1.CG4" chart:error-lower-range="sh1.BZ4:sh1.CG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5:sh1.CG5" chart:error-lower-range="sh1.BZ5:sh1.CG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5:sh1.CG5" chart:error-lower-range="sh1.BZ5:sh1.CG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555cm" svg:y="0.379cm" chart:style-name="ch2">
          <text:p>Test urbano LA - Copertura totale con edifici</text:p>
        </chart:title>
        <chart:legend chart:legend-position="end" svg:x="22.437cm" svg:y="5.532cm" style:legend-expansion="high" chart:style-name="ch3"/>
        <chart:plot-area chart:style-name="ch4" table:cell-range-address="sh1.BZ1:sh1.CG3 sh1.BY2:sh1.BY3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:sh1.CG1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2:sh1.CG2" chart:label-cell-address="sh1.BY2:sh1.BY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3:sh1.CG3" chart:label-cell-address="sh1.BY3:sh1.BY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:sh1.CG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2:sh1.BY2</svg:desc>
                </draw:g>
              </table:table-cell>
              <table:table-cell office:value-type="float" office:value="67.7795275590551">
                <text:p>67.7795275590551</text:p>
                <draw:g>
                  <svg:desc>sh1.BZ2:sh1.CG2</svg:desc>
                </draw:g>
              </table:table-cell>
              <table:table-cell office:value-type="float" office:value="92.6280954011183">
                <text:p>92.6280954011183</text:p>
              </table:table-cell>
              <table:table-cell office:value-type="float" office:value="NaN">
                <text:p>NaN</text:p>
              </table:table-cell>
              <table:table-cell office:value-type="float" office:value="68.7552353828112">
                <text:p>68.7552353828112</text:p>
              </table:table-cell>
              <table:table-cell office:value-type="float" office:value="71.5991056673471">
                <text:p>71.5991056673471</text:p>
              </table:table-cell>
              <table:table-cell office:value-type="float" office:value="NaN">
                <text:p>NaN</text:p>
              </table:table-cell>
              <table:table-cell office:value-type="float" office:value="69.8568360773085">
                <text:p>69.8568360773085</text:p>
              </table:table-cell>
              <table:table-cell office:value-type="float" office:value="93.8519323015658">
                <text:p>93.851932301565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.60817847842791">
                <text:p>3.60817847842791</text:p>
                <draw:g>
                  <svg:desc>sh1.BZ4:sh1.CG4</svg:desc>
                </draw:g>
              </table:table-cell>
              <table:table-cell office:value-type="float" office:value="0.882373260970272">
                <text:p>0.882373260970272</text:p>
              </table:table-cell>
              <table:table-cell office:value-type="float" office:value="NaN">
                <text:p>NaN</text:p>
              </table:table-cell>
              <table:table-cell office:value-type="float" office:value="1.95120705013856">
                <text:p>1.95120705013856</text:p>
              </table:table-cell>
              <table:table-cell office:value-type="float" office:value="3.25115064950396">
                <text:p>3.25115064950396</text:p>
              </table:table-cell>
              <table:table-cell office:value-type="float" office:value="NaN">
                <text:p>NaN</text:p>
              </table:table-cell>
              <table:table-cell office:value-type="float" office:value="1.89193297079345">
                <text:p>1.89193297079345</text:p>
              </table:table-cell>
              <table:table-cell office:value-type="float" office:value="0.674697280791119">
                <text:p>0.674697280791119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.60817847842791">
                <text:p>3.60817847842791</text:p>
                <draw:g>
                  <svg:desc>sh1.BZ4:sh1.CG4</svg:desc>
                </draw:g>
              </table:table-cell>
              <table:table-cell office:value-type="float" office:value="0.882373260970272">
                <text:p>0.882373260970272</text:p>
              </table:table-cell>
              <table:table-cell office:value-type="float" office:value="NaN">
                <text:p>NaN</text:p>
              </table:table-cell>
              <table:table-cell office:value-type="float" office:value="1.95120705013856">
                <text:p>1.95120705013856</text:p>
              </table:table-cell>
              <table:table-cell office:value-type="float" office:value="3.25115064950396">
                <text:p>3.25115064950396</text:p>
              </table:table-cell>
              <table:table-cell office:value-type="float" office:value="NaN">
                <text:p>NaN</text:p>
              </table:table-cell>
              <table:table-cell office:value-type="float" office:value="1.89193297079345">
                <text:p>1.89193297079345</text:p>
              </table:table-cell>
              <table:table-cell office:value-type="float" office:value="0.674697280791119">
                <text:p>0.674697280791119</text:p>
              </table:table-cell>
            </table:table-row>
            <table:table-row>
              <table:table-cell office:value-type="string">
                <text:p>Jordan</text:p>
                <draw:g>
                  <svg:desc>sh1.BY3:sh1.BY3</svg:desc>
                </draw:g>
              </table:table-cell>
              <table:table-cell office:value-type="float" office:value="84.9418822647169">
                <text:p>84.9418822647169</text:p>
                <draw:g>
                  <svg:desc>sh1.BZ3:sh1.CG3</svg:desc>
                </draw:g>
              </table:table-cell>
              <table:table-cell office:value-type="float" office:value="94.9364021804967">
                <text:p>94.9364021804967</text:p>
              </table:table-cell>
              <table:table-cell office:value-type="float" office:value="NaN">
                <text:p>NaN</text:p>
              </table:table-cell>
              <table:table-cell office:value-type="float" office:value="61.0778652668416">
                <text:p>61.0778652668416</text:p>
              </table:table-cell>
              <table:table-cell office:value-type="float" office:value="52.3359580052493">
                <text:p>52.3359580052493</text:p>
              </table:table-cell>
              <table:table-cell office:value-type="float" office:value="NaN">
                <text:p>NaN</text:p>
              </table:table-cell>
              <table:table-cell office:value-type="float" office:value="83.3814523184602">
                <text:p>83.3814523184602</text:p>
              </table:table-cell>
              <table:table-cell office:value-type="float" office:value="92.5826771653543">
                <text:p>92.582677165354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2931511460863">
                <text:p>1.2931511460863</text:p>
                <draw:g>
                  <svg:desc>sh1.BZ5:sh1.CG5</svg:desc>
                </draw:g>
              </table:table-cell>
              <table:table-cell office:value-type="float" office:value="0.973243597288433">
                <text:p>0.973243597288433</text:p>
              </table:table-cell>
              <table:table-cell office:value-type="float" office:value="NaN">
                <text:p>NaN</text:p>
              </table:table-cell>
              <table:table-cell office:value-type="float" office:value="4.76995183562003">
                <text:p>4.76995183562003</text:p>
              </table:table-cell>
              <table:table-cell office:value-type="float" office:value="7.82686089891054">
                <text:p>7.82686089891054</text:p>
              </table:table-cell>
              <table:table-cell office:value-type="float" office:value="NaN">
                <text:p>NaN</text:p>
              </table:table-cell>
              <table:table-cell office:value-type="float" office:value="1.4274334698627">
                <text:p>1.4274334698627</text:p>
              </table:table-cell>
              <table:table-cell office:value-type="float" office:value="0.852664273080454">
                <text:p>0.85266427308045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2931511460863">
                <text:p>1.2931511460863</text:p>
                <draw:g>
                  <svg:desc>sh1.BZ5:sh1.CG5</svg:desc>
                </draw:g>
              </table:table-cell>
              <table:table-cell office:value-type="float" office:value="0.973243597288433">
                <text:p>0.973243597288433</text:p>
              </table:table-cell>
              <table:table-cell office:value-type="float" office:value="NaN">
                <text:p>NaN</text:p>
              </table:table-cell>
              <table:table-cell office:value-type="float" office:value="4.76995183562003">
                <text:p>4.76995183562003</text:p>
              </table:table-cell>
              <table:table-cell office:value-type="float" office:value="7.82686089891054">
                <text:p>7.82686089891054</text:p>
              </table:table-cell>
              <table:table-cell office:value-type="float" office:value="NaN">
                <text:p>NaN</text:p>
              </table:table-cell>
              <table:table-cell office:value-type="float" office:value="1.4274334698627">
                <text:p>1.4274334698627</text:p>
              </table:table-cell>
              <table:table-cell office:value-type="float" office:value="0.852664273080454">
                <text:p>0.852664273080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17:sh1.CG17" chart:error-lower-range="sh1.BZ17:sh1.CG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17:sh1.CG17" chart:error-lower-range="sh1.BZ17:sh1.CG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18:sh1.CG18" chart:error-lower-range="sh1.BZ18:sh1.CG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18:sh1.CG18" chart:error-lower-range="sh1.BZ18:sh1.CG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74cm" svg:y="0.379cm" chart:style-name="ch2">
          <text:p>Test urbano LA - Copertura circonferenza con edifici</text:p>
        </chart:title>
        <chart:legend chart:legend-position="end" svg:x="22.437cm" svg:y="5.532cm" style:legend-expansion="high" chart:style-name="ch3"/>
        <chart:plot-area chart:style-name="ch4" table:cell-range-address="sh1.BZ14:sh1.CG16 sh1.BY15:sh1.BY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4:sh1.CG14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15:sh1.CG15" chart:label-cell-address="sh1.BY15:sh1.BY15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16:sh1.CG16" chart:label-cell-address="sh1.BY16:sh1.BY16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4:sh1.CG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15:sh1.BY15</svg:desc>
                </draw:g>
              </table:table-cell>
              <table:table-cell office:value-type="float" office:value="66.695652173913">
                <text:p>66.695652173913</text:p>
                <draw:g>
                  <svg:desc>sh1.BZ15:sh1.CG15</svg:desc>
                </draw:g>
              </table:table-cell>
              <table:table-cell office:value-type="float" office:value="98.2986767485822">
                <text:p>98.2986767485822</text:p>
              </table:table-cell>
              <table:table-cell office:value-type="float" office:value="NaN">
                <text:p>NaN</text:p>
              </table:table-cell>
              <table:table-cell office:value-type="float" office:value="67.5763182238668">
                <text:p>67.5763182238668</text:p>
              </table:table-cell>
              <table:table-cell office:value-type="float" office:value="68.6795491143317">
                <text:p>68.6795491143317</text:p>
              </table:table-cell>
              <table:table-cell office:value-type="float" office:value="NaN">
                <text:p>NaN</text:p>
              </table:table-cell>
              <table:table-cell office:value-type="float" office:value="68.9229249011858">
                <text:p>68.9229249011858</text:p>
              </table:table-cell>
              <table:table-cell office:value-type="float" office:value="97.6011994002998">
                <text:p>97.6011994002998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5.94335838276894">
                <text:p>5.94335838276894</text:p>
                <draw:g>
                  <svg:desc>sh1.BZ17:sh1.CG17</svg:desc>
                </draw:g>
              </table:table-cell>
              <table:table-cell office:value-type="float" office:value="1.00073386572238">
                <text:p>1.00073386572238</text:p>
              </table:table-cell>
              <table:table-cell office:value-type="float" office:value="NaN">
                <text:p>NaN</text:p>
              </table:table-cell>
              <table:table-cell office:value-type="float" office:value="3.51054933394226">
                <text:p>3.51054933394226</text:p>
              </table:table-cell>
              <table:table-cell office:value-type="float" office:value="5.14372175442062">
                <text:p>5.14372175442062</text:p>
              </table:table-cell>
              <table:table-cell office:value-type="float" office:value="NaN">
                <text:p>NaN</text:p>
              </table:table-cell>
              <table:table-cell office:value-type="float" office:value="3.92209405643977">
                <text:p>3.92209405643977</text:p>
              </table:table-cell>
              <table:table-cell office:value-type="float" office:value="0.917745418350697">
                <text:p>0.91774541835069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5.94335838276894">
                <text:p>5.94335838276894</text:p>
                <draw:g>
                  <svg:desc>sh1.BZ17:sh1.CG17</svg:desc>
                </draw:g>
              </table:table-cell>
              <table:table-cell office:value-type="float" office:value="1.00073386572238">
                <text:p>1.00073386572238</text:p>
              </table:table-cell>
              <table:table-cell office:value-type="float" office:value="NaN">
                <text:p>NaN</text:p>
              </table:table-cell>
              <table:table-cell office:value-type="float" office:value="3.51054933394226">
                <text:p>3.51054933394226</text:p>
              </table:table-cell>
              <table:table-cell office:value-type="float" office:value="5.14372175442062">
                <text:p>5.14372175442062</text:p>
              </table:table-cell>
              <table:table-cell office:value-type="float" office:value="NaN">
                <text:p>NaN</text:p>
              </table:table-cell>
              <table:table-cell office:value-type="float" office:value="3.92209405643977">
                <text:p>3.92209405643977</text:p>
              </table:table-cell>
              <table:table-cell office:value-type="float" office:value="0.917745418350697">
                <text:p>0.917745418350697</text:p>
              </table:table-cell>
            </table:table-row>
            <table:table-row>
              <table:table-cell office:value-type="string">
                <text:p>Jordan</text:p>
                <draw:g>
                  <svg:desc>sh1.BY16:sh1.BY16</svg:desc>
                </draw:g>
              </table:table-cell>
              <table:table-cell office:value-type="float" office:value="87.2670807453416">
                <text:p>87.2670807453416</text:p>
                <draw:g>
                  <svg:desc>sh1.BZ16:sh1.CG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59.0579710144927">
                <text:p>59.057971014492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NaN">
                <text:p>NaN</text:p>
              </table:table-cell>
              <table:table-cell office:value-type="float" office:value="89.945652173913">
                <text:p>89.945652173913</text:p>
              </table:table-cell>
              <table:table-cell office:value-type="float" office:value="97.9710144927536">
                <text:p>97.9710144927536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4.37302342013171">
                <text:p>4.37302342013171</text:p>
                <draw:g>
                  <svg:desc>sh1.BZ18:sh1.C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21497623268">
                <text:p>6.1221497623268</text:p>
              </table:table-cell>
              <table:table-cell office:value-type="float" office:value="12.2603087880597">
                <text:p>12.2603087880597</text:p>
              </table:table-cell>
              <table:table-cell office:value-type="float" office:value="NaN">
                <text:p>NaN</text:p>
              </table:table-cell>
              <table:table-cell office:value-type="float" office:value="2.88813008492393">
                <text:p>2.88813008492393</text:p>
              </table:table-cell>
              <table:table-cell office:value-type="float" office:value="1.52785092601454">
                <text:p>1.52785092601454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4.37302342013171">
                <text:p>4.37302342013171</text:p>
                <draw:g>
                  <svg:desc>sh1.BZ18:sh1.C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21497623268">
                <text:p>6.1221497623268</text:p>
              </table:table-cell>
              <table:table-cell office:value-type="float" office:value="12.2603087880597">
                <text:p>12.2603087880597</text:p>
              </table:table-cell>
              <table:table-cell office:value-type="float" office:value="NaN">
                <text:p>NaN</text:p>
              </table:table-cell>
              <table:table-cell office:value-type="float" office:value="2.88813008492393">
                <text:p>2.88813008492393</text:p>
              </table:table-cell>
              <table:table-cell office:value-type="float" office:value="1.52785092601454">
                <text:p>1.527850926014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